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5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12cm"/>
    </style:style>
    <style:style style:name="co4" style:family="table-column">
      <style:table-column-properties fo:break-before="auto" style:column-width="3.526cm"/>
    </style:style>
    <style:style style:name="co5" style:family="table-column">
      <style:table-column-properties fo:break-before="auto" style:column-width="3.53cm"/>
    </style:style>
    <style:style style:name="co6" style:family="table-column">
      <style:table-column-properties fo:break-before="auto" style:column-width="3.046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1.522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005cm"/>
    </style:style>
    <style:style style:name="co11" style:family="table-column">
      <style:table-column-properties fo:break-before="auto" style:column-width="1.164cm"/>
    </style:style>
    <style:style style:name="co12" style:family="table-column">
      <style:table-column-properties fo:break-before="auto" style:column-width="8.652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4.82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Piloto_20_de_20_Datos_20_Ángulo">
      <style:table-cell-properties fo:border-bottom="none" fo:border-left="0.071cm solid #000000" fo:border-right="none" fo:border-top="0.071cm solid #000000"/>
    </style:style>
    <style:style style:name="ce2" style:family="table-cell" style:parent-style-name="Piloto_20_de_20_Datos_20_Campo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Categoría_20_del_20_Piloto_20_de_20_Datos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Categoría_20_del_20_Piloto_20_de_20_Datos">
      <style:table-cell-properties fo:border-bottom="none" fo:border-left="0.071cm solid #000000" fo:border-right="0.035cm solid #000000" fo:border-top="none"/>
    </style:style>
    <style:style style:name="ce5" style:family="table-cell" style:parent-style-name="Piloto_20_de_20_Datos_20_Título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Piloto_20_de_20_Datos_20_Campo">
      <style:table-cell-properties fo:border-bottom="0.035cm solid #000000" fo:border-left="0.035cm solid #000000" fo:border-right="0.035cm solid #000000" fo:border-top="0.071cm solid #000000"/>
    </style:style>
    <style:style style:name="ce8" style:family="table-cell" style:parent-style-name="Categoría_20_del_20_Piloto_20_de_20_Datos">
      <style:table-cell-properties fo:border-bottom="0.035cm solid #000000" fo:border-left="0.035cm solid #000000" fo:border-right="none" fo:border-top="0.035cm solid #000000"/>
    </style:style>
    <style:style style:name="ce9" style:family="table-cell" style:parent-style-name="Piloto_20_de_20_Datos_20_Valor">
      <style:table-cell-properties fo:border-bottom="none" fo:border-left="0.035cm solid #000000" fo:border-right="none" fo:border-top="0.035cm solid #000000"/>
    </style:style>
    <style:style style:name="ce10" style:family="table-cell" style:parent-style-name="Piloto_20_de_20_Datos_20_Valor">
      <style:table-cell-properties fo:border-bottom="none" fo:border-left="0.035cm solid #000000" fo:border-right="none" fo:border-top="none"/>
    </style:style>
    <style:style style:name="ce11" style:family="table-cell" style:parent-style-name="Piloto_20_de_20_Datos_20_Resultado">
      <style:table-cell-properties fo:border-bottom="0.071cm solid #000000" fo:border-left="0.035cm solid #000000" fo:border-right="none" fo:border-top="0.035cm solid #000000"/>
    </style:style>
    <style:style style:name="ce12" style:family="table-cell" style:parent-style-name="Piloto_20_de_20_Datos_20_Ángulo">
      <style:table-cell-properties fo:border-bottom="none" fo:border-left="none" fo:border-right="none" fo:border-top="0.071cm solid #000000"/>
    </style:style>
    <style:style style:name="ce13" style:family="table-cell" style:parent-style-name="Categoría_20_del_20_Piloto_20_de_20_Datos">
      <style:table-cell-properties fo:border-bottom="0.035cm solid #000000" fo:border-left="none" fo:border-right="none" fo:border-top="0.035cm solid #000000"/>
    </style:style>
    <style:style style:name="ce14" style:family="table-cell" style:parent-style-name="Piloto_20_de_20_Datos_20_Valor">
      <style:table-cell-properties fo:border-bottom="none" fo:border-left="none" fo:border-right="none" fo:border-top="0.035cm solid #000000"/>
    </style:style>
    <style:style style:name="ce15" style:family="table-cell" style:parent-style-name="Piloto_20_de_20_Datos_20_Resultado">
      <style:table-cell-properties fo:border-bottom="0.071cm solid #000000" fo:border-left="none" fo:border-right="none" fo:border-top="0.035cm solid #000000"/>
    </style:style>
    <style:style style:name="ce16" style:family="table-cell" style:parent-style-name="Piloto_20_de_20_Datos_20_Ángulo">
      <style:table-cell-properties fo:border-bottom="none" fo:border-left="none" fo:border-right="0.071cm solid #000000" fo:border-top="0.071cm solid #000000"/>
    </style:style>
    <style:style style:name="ce17" style:family="table-cell" style:parent-style-name="Piloto_20_de_20_Datos_20_Título">
      <style:table-cell-properties fo:border-bottom="0.035cm solid #000000" fo:border-left="0.035cm solid #000000" fo:border-right="0.071cm solid #000000" fo:border-top="0.035cm solid #000000"/>
    </style:style>
    <style:style style:name="ce18" style:family="table-cell" style:parent-style-name="Piloto_20_de_20_Datos_20_Resultado">
      <style:table-cell-properties fo:border-bottom="none" fo:border-left="0.035cm solid #000000" fo:border-right="0.071cm solid #000000" fo:border-top="0.035cm solid #000000"/>
    </style:style>
    <style:style style:name="ce19" style:family="table-cell" style:parent-style-name="Piloto_20_de_20_Datos_20_Resultado">
      <style:table-cell-properties fo:border-bottom="none" fo:border-left="0.035cm solid #000000" fo:border-right="0.071cm solid #000000" fo:border-top="none"/>
    </style:style>
    <style:style style:name="ce20" style:family="table-cell" style:parent-style-name="Piloto_20_de_20_Datos_20_Resultado">
      <style:table-cell-properties fo:border-bottom="0.071cm solid #000000" fo:border-left="0.035cm solid #000000" fo:border-right="0.071cm solid #000000" fo:border-top="0.035cm solid #000000"/>
    </style:style>
    <style:style style:name="ce21" style:family="table-cell" style:parent-style-name="Piloto_20_de_20_Datos_20_Ángulo">
      <style:table-cell-properties fo:border-bottom="none" fo:border-left="0.071cm solid #000000" fo:border-right="none" fo:border-top="none"/>
    </style:style>
    <style:style style:name="ce22" style:family="table-cell" style:parent-style-name="Categoría_20_del_20_Piloto_20_de_20_Datos">
      <style:table-cell-properties fo:border-bottom="0.035cm solid #000000" fo:border-left="0.035cm solid #000000" fo:border-right="none" fo:border-top="none"/>
    </style:style>
    <style:style style:name="ce23" style:family="table-cell" style:parent-style-name="Categoría_20_del_20_Piloto_20_de_20_Datos">
      <style:table-cell-properties fo:border-bottom="0.035cm solid #000000" fo:border-left="none" fo:border-right="none" fo:border-top="none"/>
    </style:style>
    <style:style style:name="ce24" style:family="table-cell" style:parent-style-name="Categoría_20_del_20_Piloto_20_de_20_Datos">
      <style:table-cell-properties fo:border-bottom="0.035cm solid #000000" fo:border-left="none" fo:border-right="0.035cm solid #000000" fo:border-top="0.035cm solid #000000"/>
    </style:style>
    <style:style style:name="ce25" style:family="table-cell" style:parent-style-name="Categoría_20_del_20_Piloto_20_de_20_Datos">
      <style:table-cell-properties fo:border-bottom="0.035cm solid #000000" fo:border-left="none" fo:border-right="0.035cm solid #000000" fo:border-top="none"/>
    </style:style>
    <style:style style:name="ce26" style:family="table-cell" style:parent-style-name="Piloto_20_de_20_Datos_20_Valor">
      <style:table-cell-properties fo:border-bottom="none" fo:border-left="none" fo:border-right="0.035cm solid #000000" fo:border-top="0.035cm solid #000000"/>
    </style:style>
    <style:style style:name="ce27" style:family="table-cell" style:parent-style-name="Piloto_20_de_20_Datos_20_Valor">
      <style:table-cell-properties fo:border-bottom="none" fo:border-left="none" fo:border-right="0.035cm solid #000000" fo:border-top="none"/>
    </style:style>
    <style:style style:name="ce28" style:family="table-cell" style:parent-style-name="Piloto_20_de_20_Datos_20_Resultado">
      <style:table-cell-properties fo:border-bottom="0.071cm solid #000000" fo:border-left="none" fo:border-right="0.035cm solid #000000" fo:border-top="0.035cm solid #000000"/>
    </style:style>
    <style:style style:name="ce29" style:family="table-cell" style:parent-style-name="Piloto_20_de_20_Datos_20_Título">
      <style:table-cell-properties fo:border-bottom="none" fo:border-left="0.035cm solid #000000" fo:border-right="0.071cm solid #000000" fo:border-top="0.035cm solid #000000"/>
    </style:style>
    <style:style style:name="ce30" style:family="table-cell" style:parent-style-name="Piloto_20_de_20_Datos_20_Título">
      <style:table-cell-properties fo:border-bottom="0.035cm solid #000000" fo:border-left="0.035cm solid #000000" fo:border-right="0.071cm solid #000000" fo:border-top="none"/>
    </style:style>
    <style:style style:name="ce31" style:family="table-cell" style:parent-style-name="Default" style:data-style-name="N0"/>
    <style:style style:name="ce3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extrapesado por año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Piloto_20_de_20_Datos_20_Campo"/>
        <table:table-column table:style-name="co2" table:default-cell-style-name="ce6"/>
        <table:table-column table:style-name="co3" table:number-columns-repeated="8" table:default-cell-style-name="Default"/>
        <table:table-row table:style-name="ro1">
          <table:table-cell table:number-columns-repeated="4"/>
          <table:table-cell table:style-name="Default" office:value-type="string">
            <text:p>Filtro</text:p>
          </table:table-cell>
          <table:table-cell table:style-name="Default"/>
          <table:table-cell table:number-columns-repeated="8"/>
        </table:table-row>
        <table:table-row table:style-name="ro1">
          <table:table-cell>
            <draw:frame table:end-cell-address="'extrapesado por año'.D22" table:end-x="3.154cm" table:end-y="0.383cm" draw:z-index="0" draw:style-name="gr1" svg:width="13.606cm" svg:height="9.727cm" svg:x="0.169cm" svg:y="0.141cm">
              <draw:object draw:notify-on-update-of-ranges="'extrapesado por año'.E7:'extrapesado por año'.M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office:value-type="string">
            <text:p>Marca</text:p>
          </table:table-cell>
          <table:table-cell office:value-type="string">
            <text:p>M. BENZ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Grupo</text:p>
          </table:table-cell>
          <table:table-cell office:value-type="string">
            <text:p>CAMION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Subgrupo</text:p>
          </table:table-cell>
          <table:table-cell office:value-type="string">
            <text:p>EXTRA-PESADO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Suma - Cantidad</text:p>
          </table:table-cell>
          <table:table-cell table:style-name="ce7" office:value-type="string">
            <text:p>Anio</text:p>
          </table:table-cell>
          <table:table-cell table:style-name="ce12" table:number-columns-repeated="7"/>
          <table:table-cell table:style-name="ce16"/>
        </table:table-row>
        <table:table-row table:style-name="ro2">
          <table:table-cell table:number-columns-repeated="4"/>
          <table:table-cell table:style-name="ce2" office:value-type="string">
            <text:p>Descripcion</text:p>
          </table:table-cell>
          <table:table-cell table:style-name="ce8" office:value-type="float" office:value="1999">
            <text:p>1999</text:p>
          </table:table-cell>
          <table:table-cell table:style-name="ce13" office:value-type="float" office:value="2000">
            <text:p>2000</text:p>
          </table:table-cell>
          <table:table-cell table:style-name="ce13" office:value-type="float" office:value="2001">
            <text:p>2001</text:p>
          </table:table-cell>
          <table:table-cell table:style-name="ce13" office:value-type="float" office:value="2002">
            <text:p>2002</text:p>
          </table:table-cell>
          <table:table-cell table:style-name="ce13" office:value-type="float" office:value="2003">
            <text:p>2003</text:p>
          </table:table-cell>
          <table:table-cell table:style-name="ce13" office:value-type="float" office:value="2004">
            <text:p>2004</text:p>
          </table:table-cell>
          <table:table-cell table:style-name="ce13" office:value-type="float" office:value="2005">
            <text:p>2005</text:p>
          </table:table-cell>
          <table:table-cell table:style-name="ce13" office:value-type="float" office:value="2006">
            <text:p>2006</text:p>
          </table:table-cell>
          <table:table-cell table:style-name="ce17" office:value-type="string">
            <text:p>Total Resultado</text:p>
          </table:table-cell>
        </table:table-row>
        <table:table-row table:style-name="ro1">
          <table:table-cell table:number-columns-repeated="4"/>
          <table:table-cell table:style-name="ce3" office:value-type="string">
            <text:p>L 1634/51</text:p>
          </table:table-cell>
          <table:table-cell table:style-name="ce9"/>
          <table:table-cell table:style-name="ce14" table:number-columns-repeated="3"/>
          <table:table-cell table:style-name="ce14" office:value-type="float" office:value="4">
            <text:p>4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1">
            <text:p>11</text:p>
          </table:table-cell>
          <table:table-cell table:style-name="ce18" office:value-type="float" office:value="110">
            <text:p>110</text:p>
          </table:table-cell>
        </table:table-row>
        <table:table-row table:style-name="ro1">
          <table:table-cell table:number-columns-repeated="4"/>
          <table:table-cell table:style-name="ce4" office:value-type="string">
            <text:p>LS 1632/45</text:p>
          </table:table-cell>
          <table:table-cell table:style-name="ce10"/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5">
            <text:p>5</text:p>
          </table:table-cell>
          <table:table-cell table:number-columns-repeated="2" table:style-name="Piloto_20_de_20_Datos_20_Valor" office:value-type="float" office:value="1">
            <text:p>1</text:p>
          </table:table-cell>
          <table:table-cell table:style-name="Piloto_20_de_20_Datos_20_Valor" table:number-columns-repeated="3"/>
          <table:table-cell table:style-name="ce19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style-name="ce4" office:value-type="string">
            <text:p>LS 1633/45</text:p>
          </table:table-cell>
          <table:table-cell table:style-name="ce10" office:value-type="float" office:value="3">
            <text:p>3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 table:number-columns-repeated="6"/>
          <table:table-cell table:style-name="ce19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style-name="ce4" office:value-type="string">
            <text:p>LS 1634/45</text:p>
          </table:table-cell>
          <table:table-cell table:style-name="ce10"/>
          <table:table-cell table:style-name="Piloto_20_de_20_Datos_20_Valor" table:number-columns-repeated="3"/>
          <table:table-cell table:style-name="Piloto_20_de_20_Datos_20_Valor" office:value-type="float" office:value="18">
            <text:p>18</text:p>
          </table:table-cell>
          <table:table-cell table:style-name="Piloto_20_de_20_Datos_20_Valor" office:value-type="float" office:value="33">
            <text:p>33</text:p>
          </table:table-cell>
          <table:table-cell table:style-name="Piloto_20_de_20_Datos_20_Valor" office:value-type="float" office:value="28">
            <text:p>28</text:p>
          </table:table-cell>
          <table:table-cell table:style-name="Piloto_20_de_20_Datos_20_Valor" office:value-type="float" office:value="9">
            <text:p>9</text:p>
          </table:table-cell>
          <table:table-cell table:style-name="ce19" office:value-type="float" office:value="88">
            <text:p>88</text:p>
          </table:table-cell>
        </table:table-row>
        <table:table-row table:style-name="ro1">
          <table:table-cell table:number-columns-repeated="4"/>
          <table:table-cell table:style-name="ce5" office:value-type="string">
            <text:p>Total Resultado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0">
            <text:p>20</text:p>
          </table:table-cell>
          <table:table-cell table:style-name="ce20" office:value-type="float" office:value="212">
            <text:p>212</text:p>
          </table:table-cell>
        </table:table-row>
      </table:table>
      <table:table table:name="camiones 2004 y 2005 por mes" table:style-name="ta1" table:print="false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4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table:number-columns-repeated="4"/>
          <table:table-cell table:style-name="Default" office:value-type="string">
            <text:p>Filtro</text:p>
          </table:table-cell>
          <table:table-cell table:number-columns-repeated="13"/>
        </table:table-row>
        <table:table-row table:style-name="ro1">
          <table:table-cell>
            <draw:frame table:end-cell-address="'camiones 2004 y 2005 por mes'.D16" table:end-x="2.69cm" table:end-y="0.294cm" draw:z-index="0" draw:style-name="gr1" svg:width="12.801cm" svg:height="6.691cm" svg:x="0.426cm" svg:y="0.162cm">
              <draw:object draw:notify-on-update-of-ranges="'camiones 2004 y 2005 por mes'.E7:'camiones 2004 y 2005 por mes'.Q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Piloto_20_de_20_Datos_20_Campo" office:value-type="string">
            <text:p>Marca</text:p>
          </table:table-cell>
          <table:table-cell table:style-name="ce6" office:value-type="string">
            <text:p>M. BENZ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Piloto_20_de_20_Datos_20_Campo" office:value-type="string">
            <text:p>Grupo</text:p>
          </table:table-cell>
          <table:table-cell table:style-name="ce6" office:value-type="string">
            <text:p>CAMION</text:p>
          </table:table-cell>
          <table:table-cell table:number-columns-repeated="12"/>
        </table:table-row>
        <table:table-row table:style-name="ro3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>
            <text:p>Suma - Cantidad</text:p>
          </table:table-cell>
          <table:table-cell table:style-name="ce7" office:value-type="string">
            <text:p>Anio</text:p>
          </table:table-cell>
          <table:table-cell table:style-name="ce7" office:value-type="string">
            <text:p>Mes</text:p>
          </table:table-cell>
          <table:table-cell table:style-name="ce12" table:number-columns-repeated="10"/>
          <table:table-cell table:style-name="ce16"/>
        </table:table-row>
        <table:table-row table:style-name="ro2">
          <table:table-cell table:number-columns-repeated="4"/>
          <table:table-cell table:style-name="ce21"/>
          <table:table-cell table:style-name="ce8" office:value-type="float" office:value="2005">
            <text:p>2005</text:p>
          </table:table-cell>
          <table:table-cell table:style-name="ce13" table:number-columns-repeated="10"/>
          <table:table-cell table:style-name="ce24"/>
          <table:table-cell table:style-name="ce29" office:value-type="string">
            <text:p>Total Resultado</text:p>
          </table:table-cell>
        </table:table-row>
        <table:table-row table:style-name="ro1">
          <table:table-cell table:number-columns-repeated="4"/>
          <table:table-cell table:style-name="ce2" office:value-type="string">
            <text:p>Subgrupo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30"/>
        </table:table-row>
        <table:table-row table:style-name="ro1">
          <table:table-cell table:number-columns-repeated="4"/>
          <table:table-cell table:style-name="ce3" office:value-type="string">
            <text:p>EXTRA-PESADO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4" office:value-type="float" office:value="4">
            <text:p>4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26" office:value-type="float" office:value="8">
            <text:p>8</text:p>
          </table:table-cell>
          <table:table-cell table:style-name="ce18" office:value-type="float" office:value="79">
            <text:p>79</text:p>
          </table:table-cell>
        </table:table-row>
        <table:table-row table:style-name="ro1">
          <table:table-cell table:number-columns-repeated="4"/>
          <table:table-cell office:value-type="string">
            <text:p>LIVIANO</text:p>
          </table:table-cell>
          <table:table-cell table:style-name="ce10" office:value-type="float" office:value="1">
            <text:p>1</text:p>
          </table:table-cell>
          <table:table-cell table:style-name="Piloto_20_de_20_Datos_20_Valor" table:number-columns-repeated="10"/>
          <table:table-cell table:style-name="ce27"/>
          <table:table-cell table:style-name="ce19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string">
            <text:p>LIVIANO </text:p>
          </table:table-cell>
          <table:table-cell table:style-name="ce10"/>
          <table:table-cell table:number-columns-repeated="2" table:style-name="Piloto_20_de_20_Datos_20_Valor" office:value-type="float" office:value="2">
            <text:p>2</text:p>
          </table:table-cell>
          <table:table-cell table:style-name="Piloto_20_de_20_Datos_20_Valor"/>
          <table:table-cell table:style-name="Piloto_20_de_20_Datos_20_Valor" office:value-type="float" office:value="4">
            <text:p>4</text:p>
          </table:table-cell>
          <table:table-cell table:style-name="Piloto_20_de_20_Datos_20_Valor"/>
          <table:table-cell table:style-name="Piloto_20_de_20_Datos_20_Valor" office:value-type="float" office:value="5">
            <text:p>5</text:p>
          </table:table-cell>
          <table:table-cell table:style-name="Piloto_20_de_20_Datos_20_Valor"/>
          <table:table-cell table:style-name="Piloto_20_de_20_Datos_20_Valor" office:value-type="float" office:value="4">
            <text:p>4</text:p>
          </table:table-cell>
          <table:table-cell table:style-name="Piloto_20_de_20_Datos_20_Valor" table:number-columns-repeated="2"/>
          <table:table-cell table:style-name="ce27"/>
          <table:table-cell table:style-name="ce19" office:value-type="float" office:value="17">
            <text:p>17</text:p>
          </table:table-cell>
        </table:table-row>
        <table:table-row table:style-name="ro1">
          <table:table-cell table:number-columns-repeated="4"/>
          <table:table-cell office:value-type="string">
            <text:p>PESADO</text:p>
          </table:table-cell>
          <table:table-cell table:style-name="ce10"/>
          <table:table-cell table:style-name="Piloto_20_de_20_Datos_20_Valor" table:number-columns-repeated="5"/>
          <table:table-cell table:style-name="Piloto_20_de_20_Datos_20_Valor" office:value-type="float" office:value="1">
            <text:p>1</text:p>
          </table:table-cell>
          <table:table-cell table:style-name="Piloto_20_de_20_Datos_20_Valor" table:number-columns-repeated="4"/>
          <table:table-cell table:style-name="ce27"/>
          <table:table-cell table:style-name="ce19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string">
            <text:p>SEMIPESADO</text:p>
          </table:table-cell>
          <table:table-cell table:style-name="ce10" office:value-type="float" office:value="10">
            <text:p>10</text:p>
          </table:table-cell>
          <table:table-cell table:style-name="Piloto_20_de_20_Datos_20_Valor" office:value-type="float" office:value="3">
            <text:p>3</text:p>
          </table:table-cell>
          <table:table-cell table:number-columns-repeated="2"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7">
            <text:p>7</text:p>
          </table:table-cell>
          <table:table-cell table:style-name="Piloto_20_de_20_Datos_20_Valor" office:value-type="float" office:value="10">
            <text:p>10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19" office:value-type="float" office:value="48">
            <text:p>48</text:p>
          </table:table-cell>
        </table:table-row>
        <table:table-row table:style-name="ro1">
          <table:table-cell table:number-columns-repeated="4"/>
          <table:table-cell table:style-name="ce5" office:value-type="string">
            <text:p>Total Resultado</text:p>
          </table:table-cell>
          <table:table-cell table:style-name="ce11" office:value-type="float" office:value="16">
            <text:p>16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8">
            <text:p>18</text:p>
          </table:table-cell>
          <table:table-cell table:style-name="ce28" office:value-type="float" office:value="10">
            <text:p>10</text:p>
          </table:table-cell>
          <table:table-cell table:style-name="ce20" office:value-type="float" office:value="146">
            <text:p>146</text:p>
          </table:table-cell>
        </table:table-row>
        <table:table-row table:style-name="ro3" table:number-rows-repeated="4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>
            <draw:frame table:end-cell-address="'camiones 2004 y 2005 por mes'.D35" table:end-x="2.69cm" table:end-y="0.047cm" draw:z-index="1" draw:style-name="gr1" svg:width="12.856cm" svg:height="7.703cm" svg:x="0.371cm" svg:y="0.198cm">
              <draw:object draw:notify-on-update-of-ranges="'camiones 2004 y 2005 por mes'.E24:'camiones 2004 y 2005 por mes'.Q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 table:style-name="Default" office:value-type="string">
            <text:p>Filtro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Piloto_20_de_20_Datos_20_Campo" office:value-type="string">
            <text:p>Marca</text:p>
          </table:table-cell>
          <table:table-cell table:style-name="ce6" office:value-type="string">
            <text:p>M. BENZ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Piloto_20_de_20_Datos_20_Campo" office:value-type="string">
            <text:p>Grupo</text:p>
          </table:table-cell>
          <table:table-cell table:style-name="ce6" office:value-type="string">
            <text:p>CAMION</text:p>
          </table:table-cell>
          <table:table-cell table:number-columns-repeated="12"/>
        </table:table-row>
        <table:table-row table:style-name="ro3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>
            <text:p>Suma - Cantidad</text:p>
          </table:table-cell>
          <table:table-cell table:style-name="ce7" office:value-type="string">
            <text:p>Anio</text:p>
          </table:table-cell>
          <table:table-cell table:style-name="ce7" office:value-type="string">
            <text:p>Mes</text:p>
          </table:table-cell>
          <table:table-cell table:style-name="ce12" table:number-columns-repeated="10"/>
          <table:table-cell table:style-name="ce16"/>
        </table:table-row>
        <table:table-row table:style-name="ro2">
          <table:table-cell table:number-columns-repeated="4"/>
          <table:table-cell table:style-name="ce21"/>
          <table:table-cell table:style-name="ce8" office:value-type="float" office:value="2004">
            <text:p>2004</text:p>
          </table:table-cell>
          <table:table-cell table:style-name="ce13" table:number-columns-repeated="10"/>
          <table:table-cell table:style-name="ce24"/>
          <table:table-cell table:style-name="ce29" office:value-type="string">
            <text:p>Total Resultado</text:p>
          </table:table-cell>
        </table:table-row>
        <table:table-row table:style-name="ro1">
          <table:table-cell table:number-columns-repeated="4"/>
          <table:table-cell table:style-name="ce2" office:value-type="string">
            <text:p>Subgrupo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30"/>
        </table:table-row>
        <table:table-row table:style-name="ro1">
          <table:table-cell table:number-columns-repeated="4"/>
          <table:table-cell table:style-name="ce3" office:value-type="string">
            <text:p>EXTRA-PESADO</text:p>
          </table:table-cell>
          <table:table-cell table:style-name="ce9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 table:number-columns-repeated="2" table:style-name="ce14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18" office:value-type="float" office:value="69">
            <text:p>69</text:p>
          </table:table-cell>
        </table:table-row>
        <table:table-row table:style-name="ro1">
          <table:table-cell table:number-columns-repeated="4"/>
          <table:table-cell office:value-type="string">
            <text:p>LIVIANO</text:p>
          </table:table-cell>
          <table:table-cell table:style-name="ce10" office:value-type="float" office:value="3">
            <text:p>3</text:p>
          </table:table-cell>
          <table:table-cell table:style-name="Piloto_20_de_20_Datos_20_Valor"/>
          <table:table-cell table:number-columns-repeated="3"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Piloto_20_de_20_Datos_20_Valor" office:value-type="float" office:value="3">
            <text:p>3</text:p>
          </table:table-cell>
          <table:table-cell table:number-columns-repeated="2" table:style-name="Piloto_20_de_20_Datos_20_Valor" office:value-type="float" office:value="2">
            <text:p>2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ce27" office:value-type="float" office:value="1">
            <text:p>1</text:p>
          </table:table-cell>
          <table:table-cell table:style-name="ce19" office:value-type="float" office:value="15">
            <text:p>15</text:p>
          </table:table-cell>
        </table:table-row>
        <table:table-row table:style-name="ro1">
          <table:table-cell table:number-columns-repeated="4"/>
          <table:table-cell office:value-type="string">
            <text:p>MEDIANO</text:p>
          </table:table-cell>
          <table:table-cell table:style-name="ce10"/>
          <table:table-cell table:style-name="Piloto_20_de_20_Datos_20_Valor" table:number-columns-repeated="7"/>
          <table:table-cell table:style-name="Piloto_20_de_20_Datos_20_Valor" office:value-type="float" office:value="1">
            <text:p>1</text:p>
          </table:table-cell>
          <table:table-cell table:style-name="Piloto_20_de_20_Datos_20_Valor" table:number-columns-repeated="2"/>
          <table:table-cell table:style-name="ce27"/>
          <table:table-cell table:style-name="ce19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string">
            <text:p>PESADO</text:p>
          </table:table-cell>
          <table:table-cell table:style-name="ce10"/>
          <table:table-cell table:style-name="Piloto_20_de_20_Datos_20_Valor" table:number-columns-repeated="3"/>
          <table:table-cell table:style-name="Piloto_20_de_20_Datos_20_Valor" office:value-type="float" office:value="1">
            <text:p>1</text:p>
          </table:table-cell>
          <table:table-cell table:style-name="Piloto_20_de_20_Datos_20_Valor" table:number-columns-repeated="6"/>
          <table:table-cell table:style-name="ce27"/>
          <table:table-cell table:style-name="ce19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string">
            <text:p>SEMIPESADO</text:p>
          </table:table-cell>
          <table:table-cell table:style-name="ce10" office:value-type="float" office:value="2">
            <text:p>2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11">
            <text:p>11</text:p>
          </table:table-cell>
          <table:table-cell table:number-columns-repeated="2" table:style-name="Piloto_20_de_20_Datos_20_Valor" office:value-type="float" office:value="3">
            <text:p>3</text:p>
          </table:table-cell>
          <table:table-cell table:style-name="Piloto_20_de_20_Datos_20_Valor" office:value-type="float" office:value="9">
            <text:p>9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4">
            <text:p>4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ce27" office:value-type="float" office:value="2">
            <text:p>2</text:p>
          </table:table-cell>
          <table:table-cell table:style-name="ce19" office:value-type="float" office:value="43">
            <text:p>43</text:p>
          </table:table-cell>
        </table:table-row>
        <table:table-row table:style-name="ro1">
          <table:table-cell table:number-columns-repeated="4"/>
          <table:table-cell table:style-name="ce5" office:value-type="string">
            <text:p>Total Resultado</text:p>
          </table:table-cell>
          <table:table-cell table:style-name="ce11" office:value-type="float" office:value="12">
            <text:p>12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1">
            <text:p>11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3">
            <text:p>3</text:p>
          </table:table-cell>
          <table:table-cell table:style-name="ce28" office:value-type="float" office:value="6">
            <text:p>6</text:p>
          </table:table-cell>
          <table:table-cell table:style-name="ce20" office:value-type="float" office:value="129">
            <text:p>129</text:p>
          </table:table-cell>
        </table:table-row>
      </table:table>
      <table:table table:name="tendencias" table:style-name="ta1" table:print="false">
        <office:forms form:automatic-focus="false" form:apply-design-mode="false"/>
        <table:table-column table:style-name="co5" table:number-columns-repeated="4" table:default-cell-style-name="Default"/>
        <table:table-column table:style-name="co2" table:default-cell-style-name="ce4"/>
        <table:table-column table:style-name="co6" table:default-cell-style-name="ce10"/>
        <table:table-column table:style-name="co3" table:number-columns-repeated="12" table:default-cell-style-name="Default"/>
        <table:table-row table:style-name="ro1">
          <table:table-cell>
            <draw:frame table:end-cell-address="tendencias.D19" table:end-x="3.063cm" table:end-y="0.004cm" draw:z-index="0" draw:style-name="gr1" svg:width="13.162cm" svg:height="8.986cm" svg:x="0.449cm" svg:y="0.161cm">
              <draw:object draw:notify-on-update-of-ranges="tendencias.E7:tendencias.Q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 table:style-name="Default" office:value-type="string">
            <text:p>Filtro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table:style-name="Piloto_20_de_20_Datos_20_Campo" office:value-type="string">
            <text:p>Marca</text:p>
          </table:table-cell>
          <table:table-cell table:style-name="ce6" office:value-type="string">
            <text:p>M. BENZ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Piloto_20_de_20_Datos_20_Campo" office:value-type="string">
            <text:p>Grupo</text:p>
          </table:table-cell>
          <table:table-cell table:style-name="ce6" office:value-type="string">
            <text:p>UTILITARIO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Piloto_20_de_20_Datos_20_Campo" office:value-type="string">
            <text:p>Subgrupo</text:p>
          </table:table-cell>
          <table:table-cell table:style-name="ce6" office:value-type="string">
            <text:p>- todo -</text:p>
          </table:table-cell>
          <table:table-cell table:number-columns-repeated="12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4"/>
          <table:table-cell table:style-name="ce1" office:value-type="string">
            <text:p>Suma - Cantidad</text:p>
          </table:table-cell>
          <table:table-cell table:style-name="ce7" office:value-type="string">
            <text:p>Mes</text:p>
          </table:table-cell>
          <table:table-cell table:style-name="ce12" table:number-columns-repeated="11"/>
          <table:table-cell table:style-name="ce16"/>
        </table:table-row>
        <table:table-row table:style-name="ro2">
          <table:table-cell table:number-columns-repeated="4"/>
          <table:table-cell table:style-name="ce2" office:value-type="string">
            <text:p>Anio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Total Resultado</text:p>
          </table:table-cell>
        </table:table-row>
        <table:table-row table:style-name="ro1">
          <table:table-cell table:number-columns-repeated="4"/>
          <table:table-cell table:style-name="ce3" office:value-type="float" office:value="1999">
            <text:p>1999</text:p>
          </table:table-cell>
          <table:table-cell table:style-name="ce9"/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8" office:value-type="float" office:value="19">
            <text:p>19</text:p>
          </table:table-cell>
        </table:table-row>
        <table:table-row table:style-name="ro1">
          <table:table-cell table:number-columns-repeated="4"/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table:style-name="Piloto_20_de_20_Datos_20_Valor"/>
          <table:table-cell table:style-name="Piloto_20_de_20_Datos_20_Valor" office:value-type="float" office:value="9">
            <text:p>9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9">
            <text:p>9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10">
            <text:p>10</text:p>
          </table:table-cell>
          <table:table-cell table:style-name="Piloto_20_de_20_Datos_20_Valor" office:value-type="float" office:value="36">
            <text:p>36</text:p>
          </table:table-cell>
          <table:table-cell table:style-name="Piloto_20_de_20_Datos_20_Valor" office:value-type="float" office:value="6">
            <text:p>6</text:p>
          </table:table-cell>
          <table:table-cell table:style-name="Piloto_20_de_20_Datos_20_Valor" office:value-type="float" office:value="1">
            <text:p>1</text:p>
          </table:table-cell>
          <table:table-cell table:style-name="ce19" office:value-type="float" office:value="87">
            <text:p>87</text:p>
          </table:table-cell>
        </table:table-row>
        <table:table-row table:style-name="ro1">
          <table:table-cell table:number-columns-repeated="4"/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table:style-name="Piloto_20_de_20_Datos_20_Valor"/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/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9">
            <text:p>9</text:p>
          </table:table-cell>
          <table:table-cell table:style-name="Piloto_20_de_20_Datos_20_Valor" office:value-type="float" office:value="6">
            <text:p>6</text:p>
          </table:table-cell>
          <table:table-cell table:style-name="Piloto_20_de_20_Datos_20_Valor"/>
          <table:table-cell table:style-name="Piloto_20_de_20_Datos_20_Valor" office:value-type="float" office:value="5">
            <text:p>5</text:p>
          </table:table-cell>
          <table:table-cell table:style-name="Piloto_20_de_20_Datos_20_Valor"/>
          <table:table-cell table:style-name="Piloto_20_de_20_Datos_20_Valor" office:value-type="float" office:value="3">
            <text:p>3</text:p>
          </table:table-cell>
          <table:table-cell table:style-name="ce19" office:value-type="float" office:value="34">
            <text:p>34</text:p>
          </table:table-cell>
        </table:table-row>
        <table:table-row table:style-name="ro1">
          <table:table-cell table:number-columns-repeated="4"/>
          <table:table-cell office:value-type="float" office:value="2002">
            <text:p>2002</text:p>
          </table:table-cell>
          <table:table-cell/>
          <table:table-cell table:style-name="Piloto_20_de_20_Datos_20_Valor"/>
          <table:table-cell table:style-name="Piloto_20_de_20_Datos_20_Valor" office:value-type="float" office:value="11">
            <text:p>11</text:p>
          </table:table-cell>
          <table:table-cell table:style-name="Piloto_20_de_20_Datos_20_Valor" office:value-type="float" office:value="5">
            <text:p>5</text:p>
          </table:table-cell>
          <table:table-cell table:style-name="Piloto_20_de_20_Datos_20_Valor" table:number-columns-repeated="4"/>
          <table:table-cell table:style-name="Piloto_20_de_20_Datos_20_Valor" office:value-type="float" office:value="4">
            <text:p>4</text:p>
          </table:table-cell>
          <table:table-cell table:style-name="Piloto_20_de_20_Datos_20_Valor"/>
          <table:table-cell table:style-name="Piloto_20_de_20_Datos_20_Valor" office:value-type="float" office:value="4">
            <text:p>4</text:p>
          </table:table-cell>
          <table:table-cell table:style-name="Piloto_20_de_20_Datos_20_Valor"/>
          <table:table-cell table:style-name="ce19" office:value-type="float" office:value="24">
            <text:p>24</text:p>
          </table:table-cell>
        </table:table-row>
        <table:table-row table:style-name="ro1">
          <table:table-cell table:number-columns-repeated="4"/>
          <table:table-cell office:value-type="float" office:value="2003">
            <text:p>2003</text:p>
          </table:table-cell>
          <table:table-cell/>
          <table:table-cell table:style-name="Piloto_20_de_20_Datos_20_Valor" table:number-columns-repeated="3"/>
          <table:table-cell table:style-name="Piloto_20_de_20_Datos_20_Valor" office:value-type="float" office:value="1">
            <text:p>1</text:p>
          </table:table-cell>
          <table:table-cell table:style-name="Piloto_20_de_20_Datos_20_Valor" table:number-columns-repeated="4"/>
          <table:table-cell table:number-columns-repeated="3" table:style-name="Piloto_20_de_20_Datos_20_Valor" office:value-type="float" office:value="2">
            <text:p>2</text:p>
          </table:table-cell>
          <table:table-cell table:style-name="ce19" office:value-type="float" office:value="7">
            <text:p>7</text:p>
          </table:table-cell>
        </table:table-row>
        <table:table-row table:style-name="ro1">
          <table:table-cell table:number-columns-repeated="4"/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table:number-columns-repeated="3" table:style-name="Piloto_20_de_20_Datos_20_Valor" office:value-type="float" office:value="2">
            <text:p>2</text:p>
          </table:table-cell>
          <table:table-cell table:style-name="Piloto_20_de_20_Datos_20_Valor" office:value-type="float" office:value="4">
            <text:p>4</text:p>
          </table:table-cell>
          <table:table-cell table:number-columns-repeated="2" table:style-name="Piloto_20_de_20_Datos_20_Valor" office:value-type="float" office:value="3">
            <text:p>3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3">
            <text:p>3</text:p>
          </table:table-cell>
          <table:table-cell table:number-columns-repeated="2" table:style-name="Piloto_20_de_20_Datos_20_Valor" office:value-type="float" office:value="1">
            <text:p>1</text:p>
          </table:table-cell>
          <table:table-cell table:style-name="Piloto_20_de_20_Datos_20_Valor" office:value-type="float" office:value="4">
            <text:p>4</text:p>
          </table:table-cell>
          <table:table-cell table:style-name="ce19" office:value-type="float" office:value="28">
            <text:p>28</text:p>
          </table:table-cell>
        </table:table-row>
        <table:table-row table:style-name="ro1">
          <table:table-cell table:number-columns-repeated="4"/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4">
            <text:p>4</text:p>
          </table:table-cell>
          <table:table-cell table:style-name="Piloto_20_de_20_Datos_20_Valor" office:value-type="float" office:value="7">
            <text:p>7</text:p>
          </table:table-cell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6">
            <text:p>6</text:p>
          </table:table-cell>
          <table:table-cell table:style-name="Piloto_20_de_20_Datos_20_Valor" office:value-type="float" office:value="4">
            <text:p>4</text:p>
          </table:table-cell>
          <table:table-cell table:style-name="Piloto_20_de_20_Datos_20_Valor" office:value-type="float" office:value="8">
            <text:p>8</text:p>
          </table:table-cell>
          <table:table-cell table:number-columns-repeated="2" table:style-name="Piloto_20_de_20_Datos_20_Valor" office:value-type="float" office:value="5">
            <text:p>5</text:p>
          </table:table-cell>
          <table:table-cell table:style-name="Piloto_20_de_20_Datos_20_Valor" office:value-type="float" office:value="6">
            <text:p>6</text:p>
          </table:table-cell>
          <table:table-cell table:style-name="Piloto_20_de_20_Datos_20_Valor" office:value-type="float" office:value="5">
            <text:p>5</text:p>
          </table:table-cell>
          <table:table-cell table:style-name="ce19" office:value-type="float" office:value="55">
            <text:p>55</text:p>
          </table:table-cell>
        </table:table-row>
        <table:table-row table:style-name="ro1">
          <table:table-cell table:number-columns-repeated="4"/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table:style-name="Piloto_20_de_20_Datos_20_Valor" office:value-type="float" office:value="5">
            <text:p>5</text:p>
          </table:table-cell>
          <table:table-cell table:style-name="Piloto_20_de_20_Datos_20_Valor" office:value-type="float" office:value="4">
            <text:p>4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4">
            <text:p>4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table:number-columns-repeated="6"/>
          <table:table-cell table:style-name="ce19" office:value-type="float" office:value="23">
            <text:p>23</text:p>
          </table:table-cell>
        </table:table-row>
        <table:table-row table:style-name="ro2">
          <table:table-cell table:number-columns-repeated="4"/>
          <table:table-cell table:style-name="ce5" office:value-type="string">
            <text:p>Total Resultado</text:p>
          </table:table-cell>
          <table:table-cell table:style-name="ce11" office:value-type="float" office:value="19">
            <text:p>19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54">
            <text:p>54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1">
            <text:p>21</text:p>
          </table:table-cell>
          <table:table-cell table:style-name="ce20" office:value-type="float" office:value="277">
            <text:p>277</text:p>
          </table:table-cell>
        </table:table-row>
        <table:table-row table:style-name="ro1">
          <table:table-cell table:number-columns-repeated="4"/>
          <table:table-cell table:style-name="Default" office:value-type="string">
            <text:p>Promedio</text:p>
          </table:table-cell>
          <table:table-cell table:style-name="Default" table:formula="oooc:=[.F16]/7" office:value-type="float" office:value="2.71428571428571">
            <text:p>2,71</text:p>
          </table:table-cell>
          <table:table-cell table:formula="oooc:=[.G16]/7" office:value-type="float" office:value="1.28571428571429">
            <text:p>1,29</text:p>
          </table:table-cell>
          <table:table-cell table:formula="oooc:=[.H16]/7" office:value-type="float" office:value="4.57142857142857">
            <text:p>4,57</text:p>
          </table:table-cell>
          <table:table-cell table:formula="oooc:=[.I16]/7" office:value-type="float" office:value="3">
            <text:p>3</text:p>
          </table:table-cell>
          <table:table-cell table:formula="oooc:=[.J16]/7" office:value-type="float" office:value="2.85714285714286">
            <text:p>2,86</text:p>
          </table:table-cell>
          <table:table-cell table:formula="oooc:=[.K16]/7" office:value-type="float" office:value="2.28571428571429">
            <text:p>2,29</text:p>
          </table:table-cell>
          <table:table-cell table:formula="oooc:=[.L16]/7" office:value-type="float" office:value="2.71428571428571">
            <text:p>2,71</text:p>
          </table:table-cell>
          <table:table-cell table:formula="oooc:=[.M16]/7" office:value-type="float" office:value="2.57142857142857">
            <text:p>2,57</text:p>
          </table:table-cell>
          <table:table-cell table:formula="oooc:=[.N16]/7" office:value-type="float" office:value="3.42857142857143">
            <text:p>3,43</text:p>
          </table:table-cell>
          <table:table-cell table:formula="oooc:=[.O16]/7" office:value-type="float" office:value="7.71428571428571">
            <text:p>7,71</text:p>
          </table:table-cell>
          <table:table-cell table:formula="oooc:=[.P16]/7" office:value-type="float" office:value="3.42857142857143">
            <text:p>3,43</text:p>
          </table:table-cell>
          <table:table-cell table:formula="oooc:=[.Q16]/7" office:value-type="float" office:value="3">
            <text:p>3</text:p>
          </table:table-cell>
          <table:table-cell/>
        </table:table-row>
        <table:table-row table:style-name="ro3" table:number-rows-repeated="2"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3">
          <table:table-cell>
            <draw:frame table:end-cell-address="tendencias.D41" table:end-x="3.204cm" table:end-y="0.315cm" draw:z-index="1" draw:style-name="gr1" svg:width="13.044cm" svg:height="8.985cm" svg:x="0.708cm" svg:y="0.259cm">
              <draw:object draw:notify-on-update-of-ranges="tendencias.F7:tendencias.Q7 tendencias.F17:tendencias.Q1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  <table:table-cell table:style-name="Default" table:number-columns-repeated="2"/>
          <table:table-cell table:number-columns-repeated="12"/>
        </table:table-row>
      </table:table>
      <table:table table:name="Ventas por año" table:style-name="ta1" table:print="false">
        <office:forms form:automatic-focus="false" form:apply-design-mode="false"/>
        <table:table-column table:style-name="co5" table:number-columns-repeated="4" table:default-cell-style-name="Default"/>
        <table:table-column table:style-name="co7" table:default-cell-style-name="ce4"/>
        <table:table-column table:style-name="co2" table:default-cell-style-name="ce10"/>
        <table:table-column table:style-name="co8" table:number-columns-repeated="8" table:default-cell-style-name="Default"/>
        <table:table-row table:style-name="ro1">
          <table:table-cell>
            <draw:frame table:end-cell-address="'Ventas por año'.D22" table:end-x="2.837cm" table:end-y="0.037cm" draw:z-index="0" draw:style-name="gr1" svg:width="12.783cm" svg:height="9.487cm" svg:x="0.602cm" svg:y="0.44cm">
              <draw:object draw:notify-on-update-of-ranges="'Ventas por año'.E5:'Ventas por año'.M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 table:style-name="Default" office:value-type="string">
            <text:p>Filtro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Piloto_20_de_20_Datos_20_Campo" office:value-type="string">
            <text:p>Marca</text:p>
          </table:table-cell>
          <table:table-cell table:style-name="ce6" office:value-type="string">
            <text:p>M. BENZ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Suma - Cantidad</text:p>
          </table:table-cell>
          <table:table-cell table:style-name="ce7" office:value-type="string">
            <text:p>Anio</text:p>
          </table:table-cell>
          <table:table-cell table:style-name="ce12" table:number-columns-repeated="7"/>
          <table:table-cell table:style-name="ce16"/>
        </table:table-row>
        <table:table-row table:style-name="ro2">
          <table:table-cell table:number-columns-repeated="4"/>
          <table:table-cell table:style-name="ce2" office:value-type="string">
            <text:p>Grupo</text:p>
          </table:table-cell>
          <table:table-cell table:style-name="ce8" office:value-type="float" office:value="1999">
            <text:p>1999</text:p>
          </table:table-cell>
          <table:table-cell table:style-name="ce13" office:value-type="float" office:value="2000">
            <text:p>2000</text:p>
          </table:table-cell>
          <table:table-cell table:style-name="ce13" office:value-type="float" office:value="2001">
            <text:p>2001</text:p>
          </table:table-cell>
          <table:table-cell table:style-name="ce13" office:value-type="float" office:value="2002">
            <text:p>2002</text:p>
          </table:table-cell>
          <table:table-cell table:style-name="ce13" office:value-type="float" office:value="2003">
            <text:p>2003</text:p>
          </table:table-cell>
          <table:table-cell table:style-name="ce13" office:value-type="float" office:value="2004">
            <text:p>2004</text:p>
          </table:table-cell>
          <table:table-cell table:style-name="ce13" office:value-type="float" office:value="2005">
            <text:p>2005</text:p>
          </table:table-cell>
          <table:table-cell table:style-name="ce13" office:value-type="float" office:value="2006">
            <text:p>2006</text:p>
          </table:table-cell>
          <table:table-cell table:style-name="ce17" office:value-type="string">
            <text:p>Total Resultado</text:p>
          </table:table-cell>
        </table:table-row>
        <table:table-row table:style-name="ro1">
          <table:table-cell table:number-columns-repeated="4"/>
          <table:table-cell table:style-name="ce3" office:value-type="string">
            <text:p>AUTOMOVIL</text:p>
          </table:table-cell>
          <table:table-cell table:style-name="ce9" office:value-type="float" office:value="21">
            <text:p>21</text:p>
          </table:table-cell>
          <table:table-cell table:style-name="ce14" office:value-type="float" office:value="93">
            <text:p>93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10">
            <text:p>10</text:p>
          </table:table-cell>
          <table:table-cell table:style-name="ce18" office:value-type="float" office:value="267">
            <text:p>267</text:p>
          </table:table-cell>
        </table:table-row>
        <table:table-row table:style-name="ro1">
          <table:table-cell table:number-columns-repeated="4"/>
          <table:table-cell office:value-type="string">
            <text:p>CAMION</text:p>
          </table:table-cell>
          <table:table-cell office:value-type="float" office:value="31">
            <text:p>31</text:p>
          </table:table-cell>
          <table:table-cell table:style-name="Piloto_20_de_20_Datos_20_Valor" office:value-type="float" office:value="89">
            <text:p>89</text:p>
          </table:table-cell>
          <table:table-cell table:style-name="Piloto_20_de_20_Datos_20_Valor" office:value-type="float" office:value="18">
            <text:p>18</text:p>
          </table:table-cell>
          <table:table-cell table:style-name="Piloto_20_de_20_Datos_20_Valor" office:value-type="float" office:value="21">
            <text:p>21</text:p>
          </table:table-cell>
          <table:table-cell table:style-name="Piloto_20_de_20_Datos_20_Valor" office:value-type="float" office:value="48">
            <text:p>48</text:p>
          </table:table-cell>
          <table:table-cell table:style-name="Piloto_20_de_20_Datos_20_Valor" office:value-type="float" office:value="144">
            <text:p>144</text:p>
          </table:table-cell>
          <table:table-cell table:style-name="Piloto_20_de_20_Datos_20_Valor" office:value-type="float" office:value="146">
            <text:p>146</text:p>
          </table:table-cell>
          <table:table-cell table:style-name="Piloto_20_de_20_Datos_20_Valor" office:value-type="float" office:value="58">
            <text:p>58</text:p>
          </table:table-cell>
          <table:table-cell table:style-name="ce19" office:value-type="float" office:value="555">
            <text:p>555</text:p>
          </table:table-cell>
        </table:table-row>
        <table:table-row table:style-name="ro1">
          <table:table-cell table:number-columns-repeated="4"/>
          <table:table-cell office:value-type="string">
            <text:p>TODO TERRENO</text:p>
          </table:table-cell>
          <table:table-cell office:value-type="float" office:value="1">
            <text:p>1</text:p>
          </table:table-cell>
          <table:table-cell table:style-name="Piloto_20_de_20_Datos_20_Valor" office:value-type="float" office:value="10">
            <text:p>10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 table:number-columns-repeated="2"/>
          <table:table-cell table:style-name="Piloto_20_de_20_Datos_20_Valor" office:value-type="float" office:value="2">
            <text:p>2</text:p>
          </table:table-cell>
          <table:table-cell table:style-name="ce19" office:value-type="float" office:value="19">
            <text:p>19</text:p>
          </table:table-cell>
        </table:table-row>
        <table:table-row table:style-name="ro1">
          <table:table-cell table:number-columns-repeated="4"/>
          <table:table-cell office:value-type="string">
            <text:p>UTILITARIO</text:p>
          </table:table-cell>
          <table:table-cell office:value-type="float" office:value="19">
            <text:p>19</text:p>
          </table:table-cell>
          <table:table-cell table:style-name="Piloto_20_de_20_Datos_20_Valor" office:value-type="float" office:value="87">
            <text:p>87</text:p>
          </table:table-cell>
          <table:table-cell table:style-name="Piloto_20_de_20_Datos_20_Valor" office:value-type="float" office:value="34">
            <text:p>34</text:p>
          </table:table-cell>
          <table:table-cell table:style-name="Piloto_20_de_20_Datos_20_Valor" office:value-type="float" office:value="24">
            <text:p>24</text:p>
          </table:table-cell>
          <table:table-cell table:style-name="Piloto_20_de_20_Datos_20_Valor" office:value-type="float" office:value="7">
            <text:p>7</text:p>
          </table:table-cell>
          <table:table-cell table:style-name="Piloto_20_de_20_Datos_20_Valor" office:value-type="float" office:value="28">
            <text:p>28</text:p>
          </table:table-cell>
          <table:table-cell table:style-name="Piloto_20_de_20_Datos_20_Valor" office:value-type="float" office:value="55">
            <text:p>55</text:p>
          </table:table-cell>
          <table:table-cell table:style-name="Piloto_20_de_20_Datos_20_Valor" office:value-type="float" office:value="23">
            <text:p>23</text:p>
          </table:table-cell>
          <table:table-cell table:style-name="ce19" office:value-type="float" office:value="277">
            <text:p>277</text:p>
          </table:table-cell>
        </table:table-row>
        <table:table-row table:style-name="ro2">
          <table:table-cell table:number-columns-repeated="4"/>
          <table:table-cell table:style-name="ce5" office:value-type="string">
            <text:p>Total Resultado</text:p>
          </table:table-cell>
          <table:table-cell table:style-name="ce11" office:value-type="float" office:value="72">
            <text:p>72</text:p>
          </table:table-cell>
          <table:table-cell table:style-name="ce15" office:value-type="float" office:value="279">
            <text:p>279</text:p>
          </table:table-cell>
          <table:table-cell table:style-name="ce15" office:value-type="float" office:value="105">
            <text:p>105</text:p>
          </table:table-cell>
          <table:table-cell table:style-name="ce15" office:value-type="float" office:value="74">
            <text:p>74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92">
            <text:p>192</text:p>
          </table:table-cell>
          <table:table-cell table:style-name="ce15" office:value-type="float" office:value="233">
            <text:p>233</text:p>
          </table:table-cell>
          <table:table-cell table:style-name="ce15" office:value-type="float" office:value="93">
            <text:p>93</text:p>
          </table:table-cell>
          <table:table-cell table:style-name="ce20" office:value-type="float" office:value="1118">
            <text:p>1118</text:p>
          </table:table-cell>
        </table:table-row>
      </table:table>
      <table:table table:name="Datos" table:style-name="ta1">
        <office:forms form:automatic-focus="false" form:apply-design-mode="false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row table:style-name="ro4">
          <table:table-cell office:value-type="string">
            <text:p>Cantidad</text:p>
          </table:table-cell>
          <table:table-cell office:value-type="string">
            <text:p>Mes</text:p>
          </table:table-cell>
          <table:table-cell office:value-type="string">
            <text:p>Anio</text:p>
          </table:table-cell>
          <table:table-cell table:style-name="ce32" office:value-type="string">
            <text:p>Descripcion</text:p>
          </table:table-cell>
          <table:table-cell table:style-name="ce32" office:value-type="string">
            <text:p>Subgrupo</text:p>
          </table:table-cell>
          <table:table-cell table:style-name="ce32" office:value-type="string">
            <text:p>Grupo</text:p>
          </table:table-cell>
          <table:table-cell table:style-name="ce32" office:value-type="string">
            <text:p>Marca</text:p>
          </table:table-cell>
          <table:table-cell office:value-type="string">
            <text:p>Color</text:p>
          </table:table-cell>
          <table:table-cell office:value-type="string">
            <text:p>Cliente</text:p>
          </table:table-cell>
          <table:table-cell office:value-type="string">
            <text:p>Factura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215/42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A-0041-000147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ML-230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/>
          <table:table-cell office:value-type="string">
            <text:p>NULL</text:p>
          </table:table-cell>
          <table:table-cell office:value-type="string">
            <text:p>A-0041-000147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2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ILVA SERGIO</text:p>
          </table:table-cell>
          <table:table-cell office:value-type="string">
            <text:p>A-0041-0001710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3">
            <text:p>3</text:p>
          </table:table-cell>
          <table:table-cell office:value-type="string">
            <text:p>SOTO CARLOS</text:p>
          </table:table-cell>
          <table:table-cell office:value-type="string">
            <text:p>A-0041-0001674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1">
            <text:p>11</text:p>
          </table:table-cell>
          <table:table-cell office:value-type="string">
            <text:p>MACCHI ALBERTO LUIS</text:p>
          </table:table-cell>
          <table:table-cell office:value-type="string">
            <text:p>A-0041-0001674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S 1633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TTETTI ROBERTO</text:p>
          </table:table-cell>
          <table:table-cell office:value-type="string">
            <text:p>A-0041-000170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S 1633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TTETTI ROBERTO</text:p>
          </table:table-cell>
          <table:table-cell office:value-type="string">
            <text:p>A-0041-000170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S 1633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TTETTI ROBERTO</text:p>
          </table:table-cell>
          <table:table-cell office:value-type="string">
            <text:p>A-0041-000170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VIANO 2,3 TD (6) MANUAL</text:p>
          </table:table-cell>
          <table:table-cell office:value-type="string">
            <text:p>V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7">
            <text:p>17</text:p>
          </table:table-cell>
          <table:table-cell office:value-type="string">
            <text:p>BERTA</text:p>
          </table:table-cell>
          <table:table-cell office:value-type="string">
            <text:p>A-0041-0001761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1781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1782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1804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1">
            <text:p>11</text:p>
          </table:table-cell>
          <table:table-cell office:value-type="string">
            <text:p>CNH LATINO AMERICANA LTDA.</text:p>
          </table:table-cell>
          <table:table-cell office:value-type="string">
            <text:p>A-0041-0001930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A-0041-0001949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string">
            <text:p>A-0041-0001949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938/56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1960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218/51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197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214/48 Difer. STD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">
            <text:p>1</text:p>
          </table:table-cell>
          <table:table-cell office:value-type="string">
            <text:p>MULLER ARTURO M.</text:p>
          </table:table-cell>
          <table:table-cell office:value-type="string">
            <text:p>A-0041-000188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">
            <text:p>1</text:p>
          </table:table-cell>
          <table:table-cell office:value-type="string">
            <text:p>CAMINOS CRISTIAN JOSE</text:p>
          </table:table-cell>
          <table:table-cell office:value-type="string">
            <text:p>A-0041-0002021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PICK-UP 3550 CON CAJA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">
            <text:p>1</text:p>
          </table:table-cell>
          <table:table-cell office:value-type="string">
            <text:p>SILVA GABRIEL GERARDO</text:p>
          </table:table-cell>
          <table:table-cell office:value-type="string">
            <text:p>A-0041-000202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079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">
            <text:p>1</text:p>
          </table:table-cell>
          <table:table-cell office:value-type="string">
            <text:p>FARGO S.A.</text:p>
          </table:table-cell>
          <table:table-cell office:value-type="string">
            <text:p>A-0041-0001642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LK 230 KOMPRESSOR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">
            <text:p>1</text:p>
          </table:table-cell>
          <table:table-cell office:value-type="string">
            <text:p>GARCIA CESAR JAVIER</text:p>
          </table:table-cell>
          <table:table-cell office:value-type="string">
            <text:p>A-0041-000184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">
            <text:p>1</text:p>
          </table:table-cell>
          <table:table-cell office:value-type="string">
            <text:p>CAPELLO JORGE Y MIGUEL</text:p>
          </table:table-cell>
          <table:table-cell office:value-type="string">
            <text:p>A-0041-0001949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">
            <text:p>1</text:p>
          </table:table-cell>
          <table:table-cell office:value-type="string">
            <text:p>CARFORA JOSE ANTONIO</text:p>
          </table:table-cell>
          <table:table-cell office:value-type="string">
            <text:p>A-0041-000194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712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">
            <text:p>1</text:p>
          </table:table-cell>
          <table:table-cell office:value-type="string">
            <text:p>MINA REINALDO</text:p>
          </table:table-cell>
          <table:table-cell office:value-type="string">
            <text:p>A-0041-0001931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">
            <text:p>1</text:p>
          </table:table-cell>
          <table:table-cell office:value-type="string">
            <text:p>BERTONCINI CARLOS MARIO</text:p>
          </table:table-cell>
          <table:table-cell office:value-type="string">
            <text:p>A-0041-0001880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2">
            <text:p>2</text:p>
          </table:table-cell>
          <table:table-cell office:value-type="string">
            <text:p>AUTO IMPORT S.R.L.</text:p>
          </table:table-cell>
          <table:table-cell office:value-type="string">
            <text:p>A-0041-0002011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2">
            <text:p>2</text:p>
          </table:table-cell>
          <table:table-cell office:value-type="string">
            <text:p>CONTINO SALVADOR</text:p>
          </table:table-cell>
          <table:table-cell office:value-type="string">
            <text:p>A-0041-0002048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COMBI 3550 LUJO</text:p>
          </table:table-cell>
          <table:table-cell office:value-type="string">
            <text:p>COMBI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2">
            <text:p>2</text:p>
          </table:table-cell>
          <table:table-cell office:value-type="string">
            <text:p>CAFARO NORBERTO RAMON</text:p>
          </table:table-cell>
          <table:table-cell office:value-type="string">
            <text:p>A-0041-000200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LARIN JULIO OSCAR</text:p>
          </table:table-cell>
          <table:table-cell office:value-type="string">
            <text:p>A-0041-0002236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FFARO ROQUE CELESTINO</text:p>
          </table:table-cell>
          <table:table-cell office:value-type="string">
            <text:p>A-0041-0002236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SCHIAVINA RICARDO</text:p>
          </table:table-cell>
          <table:table-cell office:value-type="string">
            <text:p>A-0041-0002178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ICARDO C. BIELER S.A.C.I.Y F.</text:p>
          </table:table-cell>
          <table:table-cell office:value-type="string">
            <text:p>A-0041-0002178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ULLER JOSE LUIS</text:p>
          </table:table-cell>
          <table:table-cell office:value-type="string">
            <text:p>A-0041-0002172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ARRANDO SILVINA ANDREA</text:p>
          </table:table-cell>
          <table:table-cell office:value-type="string">
            <text:p>A-0041-0002172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K 1218/42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AMPERTTI Y CIA. S.R.L.</text:p>
          </table:table-cell>
          <table:table-cell office:value-type="string">
            <text:p>A-0041-0002172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HABERKORN PEDRO ANSELMO</text:p>
          </table:table-cell>
          <table:table-cell office:value-type="string">
            <text:p>A-0041-0002171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URNA HUGO CESAR</text:p>
          </table:table-cell>
          <table:table-cell office:value-type="string">
            <text:p>A-0041-000212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CERES ORNOLDO WALTER</text:p>
          </table:table-cell>
          <table:table-cell office:value-type="string">
            <text:p>A-0041-0002155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5">
            <text:p>5</text:p>
          </table:table-cell>
          <table:table-cell office:value-type="string">
            <text:p>EMPRESA EL SERRANO S.A.</text:p>
          </table:table-cell>
          <table:table-cell office:value-type="string">
            <text:p>A-0041-0002054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PEREZ HNOS. S.R.L.</text:p>
          </table:table-cell>
          <table:table-cell office:value-type="string">
            <text:p>A-0041-0002054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ZENCLUSEN ABELARDO</text:p>
          </table:table-cell>
          <table:table-cell office:value-type="string">
            <text:p>A-0041-000205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string">
            <text:p>A-0041-000205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PICK-UP 3550 SIN CAJA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ILATTI DORA CAPUTTO DE</text:p>
          </table:table-cell>
          <table:table-cell office:value-type="string">
            <text:p>A-0041-000210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HORLER CARLOS ADOLFO</text:p>
          </table:table-cell>
          <table:table-cell office:value-type="string">
            <text:p>A-0041-000211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ITAPESCA S.A.C. Y F.</text:p>
          </table:table-cell>
          <table:table-cell office:value-type="string">
            <text:p>A-0041-000211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A-0041-0002120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COMBI 3550 STANDARD (14+1)</text:p>
          </table:table-cell>
          <table:table-cell office:value-type="string">
            <text:p>COMBI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ZUNIGA MIGUEL</text:p>
          </table:table-cell>
          <table:table-cell office:value-type="string">
            <text:p>A-0041-000213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55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CHONFELD ADELIA STER</text:p>
          </table:table-cell>
          <table:table-cell office:value-type="string">
            <text:p>A-0041-0002263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VIALAR CONSTRUCCIONES</text:p>
          </table:table-cell>
          <table:table-cell office:value-type="string">
            <text:p>A-0041-0002217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ALONSO SOTORRIOS JOAQUIN</text:p>
          </table:table-cell>
          <table:table-cell office:value-type="string">
            <text:p>A-0041-0002241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22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712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ARRAMENDI Y BA¬•OS</text:p>
          </table:table-cell>
          <table:table-cell office:value-type="string">
            <text:p>A-0041-000230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914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OPEZ MENECLIER OLIVERIO</text:p>
          </table:table-cell>
          <table:table-cell office:value-type="string">
            <text:p>A-0041-000226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9">
            <text:p>19</text:p>
          </table:table-cell>
          <table:table-cell office:value-type="string">
            <text:p>MAUREIRA JAVIER</text:p>
          </table:table-cell>
          <table:table-cell office:value-type="string">
            <text:p>A-0041-000225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TIEBEN ZULMA MABEL</text:p>
          </table:table-cell>
          <table:table-cell office:value-type="string">
            <text:p>A-0041-000225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ESC.AGRICULTURA, GAN. Y GRANJA</text:p>
          </table:table-cell>
          <table:table-cell office:value-type="string">
            <text:p>A-0041-000221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ESSO S.A.P.A.</text:p>
          </table:table-cell>
          <table:table-cell office:value-type="string">
            <text:p>A-0041-0002226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938/56 A /Ac.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I FILIPPO HUGO EDUARDO</text:p>
          </table:table-cell>
          <table:table-cell office:value-type="string">
            <text:p>A-0041-000230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712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NGE S.R.L.</text:p>
          </table:table-cell>
          <table:table-cell office:value-type="string">
            <text:p>A-0041-0002256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938/56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CABROL CARLOS</text:p>
          </table:table-cell>
          <table:table-cell office:value-type="string">
            <text:p>A-0041-0002303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1723S/32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RUERA JUAN ARMANDO</text:p>
          </table:table-cell>
          <table:table-cell office:value-type="string">
            <text:p>A-0041-000226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INNER EMILIO</text:p>
          </table:table-cell>
          <table:table-cell office:value-type="string">
            <text:p>A-0041-00022678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VALSA¬•A EDUARDO</text:p>
          </table:table-cell>
          <table:table-cell office:value-type="string">
            <text:p>A-0041-0002368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UBIOLO MIGUEL</text:p>
          </table:table-cell>
          <table:table-cell office:value-type="string">
            <text:p>A-0041-0002306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5/48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HERRERA ANGEL</text:p>
          </table:table-cell>
          <table:table-cell office:value-type="string">
            <text:p>A-0041-000234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267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ZEITTER RAFAEL-LEDROZ ANTONIO</text:p>
          </table:table-cell>
          <table:table-cell office:value-type="string">
            <text:p>A-0041-0002267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VALOS JOSE DANILO</text:p>
          </table:table-cell>
          <table:table-cell office:value-type="string">
            <text:p>A-0041-000226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RRERO JOSE</text:p>
          </table:table-cell>
          <table:table-cell office:value-type="string">
            <text:p>A-0041-000226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E¬•ONES JORGE</text:p>
          </table:table-cell>
          <table:table-cell office:value-type="string">
            <text:p>A-0041-00022677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HIAVARINO OSCAR HOMERO</text:p>
          </table:table-cell>
          <table:table-cell office:value-type="string">
            <text:p>A-0041-00023439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S 1633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EDERICO CARLOS ORLANDO</text:p>
          </table:table-cell>
          <table:table-cell office:value-type="string">
            <text:p>A-0041-00023609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712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ROSETTI JUAN BAUTISTA</text:p>
          </table:table-cell>
          <table:table-cell office:value-type="string">
            <text:p>A-0041-0002371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5/48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EREZ ROBERTO E HIJOS S.A.</text:p>
          </table:table-cell>
          <table:table-cell office:value-type="string">
            <text:p>A-0041-0002399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EMPRESA RIO DE LA PLATA</text:p>
          </table:table-cell>
          <table:table-cell office:value-type="string">
            <text:p>A-0041-00024098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712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TEVANOVICH BROTHER' S</text:p>
          </table:table-cell>
          <table:table-cell office:value-type="string">
            <text:p>A-0041-0002342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VIANO 2.2 CDI</text:p>
          </table:table-cell>
          <table:table-cell office:value-type="string">
            <text:p>V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CLEMENT PABLO EDGARDO RAMON</text:p>
          </table:table-cell>
          <table:table-cell office:value-type="string">
            <text:p>A-0041-00023747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8/51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AGULANTE ARGENTINA S.A.</text:p>
          </table:table-cell>
          <table:table-cell office:value-type="string">
            <text:p>A-0041-0021375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ECON S.A.</text:p>
          </table:table-cell>
          <table:table-cell office:value-type="string">
            <text:p>A-0041-0002356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ZORZON Y ASPROMONTE</text:p>
          </table:table-cell>
          <table:table-cell office:value-type="string">
            <text:p>A-0041-0002356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RUFINO TOUR S.R.L.</text:p>
          </table:table-cell>
          <table:table-cell office:value-type="string">
            <text:p>A-0041-0002356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ONZALEZ HUGO CARLOS</text:p>
          </table:table-cell>
          <table:table-cell office:value-type="string">
            <text:p>A-0041-00023564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REDITOS I.P.V. S.A.</text:p>
          </table:table-cell>
          <table:table-cell office:value-type="string">
            <text:p>A-0041-0002356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INISTERIO DE EDUC. DE CORDOBA</text:p>
          </table:table-cell>
          <table:table-cell office:value-type="string">
            <text:p>A-0041-0002418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5/48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IEZ Y DIEZ SOC. DE HECHO</text:p>
          </table:table-cell>
          <table:table-cell office:value-type="string">
            <text:p>A-0041-00023608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2">
            <text:p>12</text:p>
          </table:table-cell>
          <table:table-cell office:value-type="string">
            <text:p>RICARDO C. BIELER S.A.</text:p>
          </table:table-cell>
          <table:table-cell office:value-type="string">
            <text:p>A-0041-0002370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5/48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IUZZI JUAN JOSE</text:p>
          </table:table-cell>
          <table:table-cell office:value-type="string">
            <text:p>A-0041-0002399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AN MAR S.R.L.</text:p>
          </table:table-cell>
          <table:table-cell office:value-type="string">
            <text:p>A-0041-00023714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">
            <text:p>1</text:p>
          </table:table-cell>
          <table:table-cell office:value-type="string">
            <text:p>GONZALEZ KEES ENRIQUE</text:p>
          </table:table-cell>
          <table:table-cell office:value-type="string">
            <text:p>A-0041-000239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LBORADA S.H.</text:p>
          </table:table-cell>
          <table:table-cell office:value-type="string">
            <text:p>A-0041-0002418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712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OSSI HECTOR CESAR</text:p>
          </table:table-cell>
          <table:table-cell office:value-type="string">
            <text:p>A-0041-000230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GISPE S.A.C.I.A.</text:p>
          </table:table-cell>
          <table:table-cell office:value-type="string">
            <text:p>A-0041-00024324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BAD OSCAR JESUS</text:p>
          </table:table-cell>
          <table:table-cell office:value-type="string">
            <text:p>A-0041-00023449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1">
            <text:p>11</text:p>
          </table:table-cell>
          <table:table-cell office:value-type="string">
            <text:p>TEDESCHI CARLOS ALBERTO</text:p>
          </table:table-cell>
          <table:table-cell office:value-type="string">
            <text:p>A-0001-00023698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ASTEC S.A.</text:p>
          </table:table-cell>
          <table:table-cell office:value-type="string">
            <text:p>A-0041-00023699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IDOLFO HNOS. S. DE H.</text:p>
          </table:table-cell>
          <table:table-cell office:value-type="string">
            <text:p>A-0041-00023700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EL TURCO OSCAR HECTOR</text:p>
          </table:table-cell>
          <table:table-cell office:value-type="string">
            <text:p>A-0041-00023737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ECKER GASPAR Y VICTOR SH</text:p>
          </table:table-cell>
          <table:table-cell office:value-type="string">
            <text:p>A-0041-0002355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DE COSMI ANTONIO</text:p>
          </table:table-cell>
          <table:table-cell office:value-type="string">
            <text:p>A-0041-00023630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COMBI 3550 STANDARD (12+1)</text:p>
          </table:table-cell>
          <table:table-cell office:value-type="string">
            <text:p>COMBI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HUMADA MIGUEL</text:p>
          </table:table-cell>
          <table:table-cell office:value-type="string">
            <text:p>A-0041-0002365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FURGON 355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ANDO RUBEN</text:p>
          </table:table-cell>
          <table:table-cell office:value-type="string">
            <text:p>A-0041-00023748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ZUBER RICARDO EMILIO</text:p>
          </table:table-cell>
          <table:table-cell office:value-type="string">
            <text:p>A-0041-00023970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FURGON 3000 VERSION 1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VAZQUEZ HECTOR ARIEL</text:p>
          </table:table-cell>
          <table:table-cell office:value-type="string">
            <text:p>A-0041-000024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ERATO RENE</text:p>
          </table:table-cell>
          <table:table-cell office:value-type="string">
            <text:p>A-0041-0002444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ULCAPP S.R.L.</text:p>
          </table:table-cell>
          <table:table-cell office:value-type="string">
            <text:p>A-0041-0002432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712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LLER JORGE LUIS</text:p>
          </table:table-cell>
          <table:table-cell office:value-type="string">
            <text:p>A-0041-0002485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ZORZON BLANCA Y ASPROMONTE M.</text:p>
          </table:table-cell>
          <table:table-cell office:value-type="string">
            <text:p>A-0041-000245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SSARA VICTORIO DOMINGO</text:p>
          </table:table-cell>
          <table:table-cell office:value-type="string">
            <text:p>A-0041-000245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ALBIZU ALFREDO ALEJANDRO</text:p>
          </table:table-cell>
          <table:table-cell office:value-type="string">
            <text:p>A-0041-0002456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PALBO RAUL</text:p>
          </table:table-cell>
          <table:table-cell office:value-type="string">
            <text:p>A-0041-000245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ABORATORIO BUENOS AIRES S.A.</text:p>
          </table:table-cell>
          <table:table-cell office:value-type="string">
            <text:p>A-0041-0002444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EQUITUR S.R.L.</text:p>
          </table:table-cell>
          <table:table-cell office:value-type="string">
            <text:p>A-0041-0002459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AMER HECTOR ENRIQUE</text:p>
          </table:table-cell>
          <table:table-cell office:value-type="string">
            <text:p>A-0041-000245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SOC.BOMBEROS VOLUNT.ESPERANZA</text:p>
          </table:table-cell>
          <table:table-cell office:value-type="string">
            <text:p>A-0041-000245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ITTO SALVADOR</text:p>
          </table:table-cell>
          <table:table-cell office:value-type="string">
            <text:p>A-0041-0002464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CRISTALUNA S.A.</text:p>
          </table:table-cell>
          <table:table-cell office:value-type="string">
            <text:p>A-0041-000246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CRISTALUNA S.A.</text:p>
          </table:table-cell>
          <table:table-cell office:value-type="string">
            <text:p>A-0041-000246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CRISTALUNA S.A.</text:p>
          </table:table-cell>
          <table:table-cell office:value-type="string">
            <text:p>A-0041-000246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CRISTALUNA S.A.</text:p>
          </table:table-cell>
          <table:table-cell office:value-type="string">
            <text:p>A-0041-000246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412D/CH3550 CHASIS CABINA C/DUA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ALAZOL ALFONSO</text:p>
          </table:table-cell>
          <table:table-cell office:value-type="string">
            <text:p>A-0041-0002511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QUAGLIA HUGO H.</text:p>
          </table:table-cell>
          <table:table-cell office:value-type="string">
            <text:p>A-0041-0002464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ALGARBE HECTOR</text:p>
          </table:table-cell>
          <table:table-cell office:value-type="string">
            <text:p>A-0041-000246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A.N.S.E.S.</text:p>
          </table:table-cell>
          <table:table-cell office:value-type="string">
            <text:p>A-0041-000252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ZIELKE GERARDO</text:p>
          </table:table-cell>
          <table:table-cell office:value-type="string">
            <text:p>A-0041-000252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3">
            <text:p>3</text:p>
          </table:table-cell>
          <table:table-cell office:value-type="string">
            <text:p>RADIC MATEO</text:p>
          </table:table-cell>
          <table:table-cell office:value-type="string">
            <text:p>A-0041-000251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3">
            <text:p>3</text:p>
          </table:table-cell>
          <table:table-cell office:value-type="string">
            <text:p>RADIC MATEO</text:p>
          </table:table-cell>
          <table:table-cell office:value-type="string">
            <text:p>A-0041-000251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RCIA HUMBERTO</text:p>
          </table:table-cell>
          <table:table-cell office:value-type="string">
            <text:p>A-0041-0002558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562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SPAHN HORACIO</text:p>
          </table:table-cell>
          <table:table-cell office:value-type="string">
            <text:p>A-0041-000254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UTIERREZ CARLOS ALBERTO</text:p>
          </table:table-cell>
          <table:table-cell office:value-type="string">
            <text:p>A-0041-0002530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JACOB JUAN ROBERTO Y MARCELO</text:p>
          </table:table-cell>
          <table:table-cell office:value-type="string">
            <text:p>A-0041-0002548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LBERTO JULIO HECTOR</text:p>
          </table:table-cell>
          <table:table-cell office:value-type="string">
            <text:p>A-0041-0002533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IANCIOTTI JOSE ANGEL</text:p>
          </table:table-cell>
          <table:table-cell office:value-type="string">
            <text:p>A-0041-0002571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ESCADERIA PIPO S.A.</text:p>
          </table:table-cell>
          <table:table-cell office:value-type="string">
            <text:p>A-0041-0002579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LAGGER HECTOR</text:p>
          </table:table-cell>
          <table:table-cell office:value-type="string">
            <text:p>A-0041-0002579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E NICOLA L.</text:p>
          </table:table-cell>
          <table:table-cell office:value-type="string">
            <text:p>A-0041-000256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LUGNATTI FELIPE OSCAR</text:p>
          </table:table-cell>
          <table:table-cell office:value-type="string">
            <text:p>A-0041-000256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EL GRAN OMBU S.A.</text:p>
          </table:table-cell>
          <table:table-cell office:value-type="string">
            <text:p>A-0041-000256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8/51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ZAPATA ROBERTO AMERICO</text:p>
          </table:table-cell>
          <table:table-cell office:value-type="string">
            <text:p>A-0041-0002562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8/51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RESPO HORACIO A.</text:p>
          </table:table-cell>
          <table:table-cell office:value-type="string">
            <text:p>A-0041-0002596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EMBAJADA DE U.R.S.S.</text:p>
          </table:table-cell>
          <table:table-cell office:value-type="string">
            <text:p>A-0041-0002566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2">
            <text:p>12</text:p>
          </table:table-cell>
          <table:table-cell office:value-type="string">
            <text:p>SANTINI DANIEL E.</text:p>
          </table:table-cell>
          <table:table-cell office:value-type="string">
            <text:p>A-0041-0002580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LAVINIA CARLOS</text:p>
          </table:table-cell>
          <table:table-cell office:value-type="string">
            <text:p>A-0041-000263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LIPPS AMADO HECTOR</text:p>
          </table:table-cell>
          <table:table-cell office:value-type="string">
            <text:p>A-0041-0002580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1">
            <text:p>11</text:p>
          </table:table-cell>
          <table:table-cell office:value-type="string">
            <text:p>MONASTEROLO OSCAR HORACIO</text:p>
          </table:table-cell>
          <table:table-cell office:value-type="string">
            <text:p>A-0041-0002580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ESC.AGRICULTURA,GAN.Y GRANJA</text:p>
          </table:table-cell>
          <table:table-cell office:value-type="string">
            <text:p>A-0041-0002580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IPOMA SACI</text:p>
          </table:table-cell>
          <table:table-cell office:value-type="string">
            <text:p>A-0041-000264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ONZALEZ BERGUES S.A.</text:p>
          </table:table-cell>
          <table:table-cell office:value-type="string">
            <text:p>A-0041-0002637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NA ABEL</text:p>
          </table:table-cell>
          <table:table-cell office:value-type="string">
            <text:p>A-0041-0002580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OL.ARROCERO DE SAN JAVIER S.A</text:p>
          </table:table-cell>
          <table:table-cell office:value-type="string">
            <text:p>A-0041-0002637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A UNION VICTORENCE</text:p>
          </table:table-cell>
          <table:table-cell office:value-type="string">
            <text:p>A-0041-000259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712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NTOS JOSE,CARLOS Y SMITH G.</text:p>
          </table:table-cell>
          <table:table-cell office:value-type="string">
            <text:p>A-0041-0002596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5C/48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OMINAL S.A.</text:p>
          </table:table-cell>
          <table:table-cell office:value-type="string">
            <text:p>A-0041-000259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LZUETA JULIO CESAR</text:p>
          </table:table-cell>
          <table:table-cell office:value-type="string">
            <text:p>A-0041-0002603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C3550 COMBI</text:p>
          </table:table-cell>
          <table:table-cell office:value-type="string">
            <text:p>COMBI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KREVISKY IMPORT S.R.L.</text:p>
          </table:table-cell>
          <table:table-cell office:value-type="string">
            <text:p>A-0041-0002658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TTI ERNESTO PEDRO</text:p>
          </table:table-cell>
          <table:table-cell office:value-type="string">
            <text:p>A-0041-000259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ROS ANTONIO</text:p>
          </table:table-cell>
          <table:table-cell office:value-type="string">
            <text:p>A-0041-000259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914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SSMANN LEONILDA</text:p>
          </table:table-cell>
          <table:table-cell office:value-type="string">
            <text:p>A-0041-000270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8/51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AGNANELLI DANIEL HUGO RUBEN</text:p>
          </table:table-cell>
          <table:table-cell office:value-type="string">
            <text:p>A-0041-0002682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730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string">
            <text:p>A-0041-0002637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string">
            <text:p>A-0041-0002637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string">
            <text:p>A-0041-000273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648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71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71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RUIZ JULIAN ALBERTO</text:p>
          </table:table-cell>
          <table:table-cell office:value-type="string">
            <text:p>A-0041-000268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SENBERG MANUEL</text:p>
          </table:table-cell>
          <table:table-cell office:value-type="string">
            <text:p>A-0041-0002669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EUMANN HECTOR E.</text:p>
          </table:table-cell>
          <table:table-cell office:value-type="string">
            <text:p>A-0041-0002748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716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73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GAIDO MARIA ALEJANDRA</text:p>
          </table:table-cell>
          <table:table-cell office:value-type="string">
            <text:p>A-0041-0002774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2741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ONTE RICARDO SANTIAGO</text:p>
          </table:table-cell>
          <table:table-cell office:value-type="string">
            <text:p>A-0041-0002716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ESTANCIAS MARGINALES SOCIEDAD</text:p>
          </table:table-cell>
          <table:table-cell office:value-type="string">
            <text:p>A-0041-000277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412D/CH3550 CHASIS CABINA C/DUA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UVIBA S.A.</text:p>
          </table:table-cell>
          <table:table-cell office:value-type="string">
            <text:p>A-0041-0002779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C3550 COMBI</text:p>
          </table:table-cell>
          <table:table-cell office:value-type="string">
            <text:p>COMBI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LLICCHIO EDUARDO</text:p>
          </table:table-cell>
          <table:table-cell office:value-type="string">
            <text:p>A-0041-0002774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99">
            <text:p>1999</text:p>
          </table:table-cell>
          <table:table-cell office:value-type="string">
            <text:p>L 1938/56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AEZ ALLENDE JUSTO</text:p>
          </table:table-cell>
          <table:table-cell office:value-type="string">
            <text:p>A-0041-000232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648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914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OSSAROLI ALICIA SUSANA BARGAS</text:p>
          </table:table-cell>
          <table:table-cell office:value-type="string">
            <text:p>A-0041-000282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AZUR JULIO LUIS</text:p>
          </table:table-cell>
          <table:table-cell office:value-type="string">
            <text:p>A-0041-0002744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755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2743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VILLALONGA - FURLONG S.A.</text:p>
          </table:table-cell>
          <table:table-cell office:value-type="string">
            <text:p>A-0041-0002744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EMPRESA EL ZONDA S.R.L.</text:p>
          </table:table-cell>
          <table:table-cell office:value-type="string">
            <text:p>A-0041-0002744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AIMARETTI MARTIN GUILLERMO</text:p>
          </table:table-cell>
          <table:table-cell office:value-type="string">
            <text:p>A-0041-000277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ELIZ ALDO</text:p>
          </table:table-cell>
          <table:table-cell office:value-type="string">
            <text:p>A-0041-000282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TALLONE JORGE ALBERTO</text:p>
          </table:table-cell>
          <table:table-cell office:value-type="string">
            <text:p>A-0041-000278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SCOLARO JOSE</text:p>
          </table:table-cell>
          <table:table-cell office:value-type="string">
            <text:p>A-0041-0002784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KEMERER HUGO</text:p>
          </table:table-cell>
          <table:table-cell office:value-type="string">
            <text:p>A-0041-0002784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EZCANO PEDRO DANIEL</text:p>
          </table:table-cell>
          <table:table-cell office:value-type="string">
            <text:p>A-0041-0002830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LUZ SAMUEL</text:p>
          </table:table-cell>
          <table:table-cell office:value-type="string">
            <text:p>A-0041-0002828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E ALMEIDA JULIO NESTOR</text:p>
          </table:table-cell>
          <table:table-cell office:value-type="string">
            <text:p>A-0041-000284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EVINAR DANIEL ALBERTO</text:p>
          </table:table-cell>
          <table:table-cell office:value-type="string">
            <text:p>A-0041-0002871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RROVECCHIO NICOLAS</text:p>
          </table:table-cell>
          <table:table-cell office:value-type="string">
            <text:p>A-0041-0002859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S 1632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DRIGUEZ EDGARDO ANDRES</text:p>
          </table:table-cell>
          <table:table-cell office:value-type="string">
            <text:p>A-0041-000286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S 1938/46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EBULLIDA ANTONIO MIGUEL</text:p>
          </table:table-cell>
          <table:table-cell office:value-type="string">
            <text:p>A-0041-000294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8/51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JUAN PEREZ</text:p>
          </table:table-cell>
          <table:table-cell office:value-type="string">
            <text:p>A-0041-0002950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914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NTRERAS RUBEN</text:p>
          </table:table-cell>
          <table:table-cell office:value-type="string">
            <text:p>A-0041-0002912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INEA 18 COCHE 8 (MUSTAFA)</text:p>
          </table:table-cell>
          <table:table-cell office:value-type="string">
            <text:p>A-0041-0002899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ERNANDEZ ALCIDES S.R.L.</text:p>
          </table:table-cell>
          <table:table-cell office:value-type="string">
            <text:p>A-0041-0002899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ABELI SALVADOR</text:p>
          </table:table-cell>
          <table:table-cell office:value-type="string">
            <text:p>A-0041-0002899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ABELI SALVADOR</text:p>
          </table:table-cell>
          <table:table-cell office:value-type="string">
            <text:p>A-0041-0002899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CARGUS S.R.L.</text:p>
          </table:table-cell>
          <table:table-cell office:value-type="string">
            <text:p>A-0041-000295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RLETTI HNOS.</text:p>
          </table:table-cell>
          <table:table-cell office:value-type="string">
            <text:p>A-0041-0002899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17 DE AGOSTO S.A.</text:p>
          </table:table-cell>
          <table:table-cell office:value-type="string">
            <text:p>A-0041-0003022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ONOMO ADOLFO ANTONIO</text:p>
          </table:table-cell>
          <table:table-cell office:value-type="string">
            <text:p>A-0041-0002938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2">
            <text:p>12</text:p>
          </table:table-cell>
          <table:table-cell office:value-type="string">
            <text:p>SICARI JOSE</text:p>
          </table:table-cell>
          <table:table-cell office:value-type="string">
            <text:p>A-0041-0002977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MPA¬•IA TRANS-AGRO S.R.L.</text:p>
          </table:table-cell>
          <table:table-cell office:value-type="string">
            <text:p>A-0041-0003026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ALERO JUAN</text:p>
          </table:table-cell>
          <table:table-cell office:value-type="string">
            <text:p>A-0041-000296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SANCHEZ JUAN BAUTISTA</text:p>
          </table:table-cell>
          <table:table-cell office:value-type="string">
            <text:p>A-0041-0002977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2">
            <text:p>12</text:p>
          </table:table-cell>
          <table:table-cell office:value-type="string">
            <text:p>AGUIRRE HECTOR</text:p>
          </table:table-cell>
          <table:table-cell office:value-type="string">
            <text:p>A-0041-000292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ERNANDEZ NESTOR Y CARLOS</text:p>
          </table:table-cell>
          <table:table-cell office:value-type="string">
            <text:p>A-0041-000293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URT FRANKE S.A.</text:p>
          </table:table-cell>
          <table:table-cell office:value-type="string">
            <text:p>A-0041-0002933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9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string">
            <text:p>A-0041-0002976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VIANO 2.2 CDI</text:p>
          </table:table-cell>
          <table:table-cell office:value-type="string">
            <text:p>V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GALEANO GUSTAVO</text:p>
          </table:table-cell>
          <table:table-cell office:value-type="string">
            <text:p>A-0041-000304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LEIS RAUL</text:p>
          </table:table-cell>
          <table:table-cell office:value-type="string">
            <text:p>A-0041-0002976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4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MPTE.GUADALUPE S.R.L.</text:p>
          </table:table-cell>
          <table:table-cell office:value-type="string">
            <text:p>A-0041-0002964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938/56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NSPORTE PANAZZOLO</text:p>
          </table:table-cell>
          <table:table-cell office:value-type="string">
            <text:p>A-0041-0003026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3056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SCHMIDT RAMON</text:p>
          </table:table-cell>
          <table:table-cell office:value-type="string">
            <text:p>A-0041-0002996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J Y H DISTRIBUCIONES SRL</text:p>
          </table:table-cell>
          <table:table-cell office:value-type="string">
            <text:p>A-0041-0002964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CARNES AGROPECUARIAS S.A.</text:p>
          </table:table-cell>
          <table:table-cell office:value-type="string">
            <text:p>A-0041-0003022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TRILLO MAURICIO ALEJANDRO</text:p>
          </table:table-cell>
          <table:table-cell office:value-type="string">
            <text:p>A-0041-000297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1">
            <text:p>21</text:p>
          </table:table-cell>
          <table:table-cell office:value-type="string">
            <text:p>EMPRESA COSTERA S.R.L.</text:p>
          </table:table-cell>
          <table:table-cell office:value-type="string">
            <text:p>A-0041-0002976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KRUMKAMP CARLOS OSCAR</text:p>
          </table:table-cell>
          <table:table-cell office:value-type="string">
            <text:p>A-0041-0002977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ABC CARGAS LTDA.</text:p>
          </table:table-cell>
          <table:table-cell office:value-type="string">
            <text:p>A-0041-000297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LK 230 KOMPRESSOR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CANDIOTI HECTOR GABRIEL</text:p>
          </table:table-cell>
          <table:table-cell office:value-type="string">
            <text:p>A-0041-0003060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string">
            <text:p>A-0041-000309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UCCENECCO JOSE LUIS</text:p>
          </table:table-cell>
          <table:table-cell office:value-type="string">
            <text:p>A-0041-000313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HOSPITAL GRANADEROS A CABALLO</text:p>
          </table:table-cell>
          <table:table-cell office:value-type="string">
            <text:p>A-0041-0003129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ORGIA JUAN DEMETRIO RAFAEL</text:p>
          </table:table-cell>
          <table:table-cell office:value-type="string">
            <text:p>A-0041-000312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RUNO CARLOS ENRIQUE</text:p>
          </table:table-cell>
          <table:table-cell office:value-type="string">
            <text:p>A-0041-000313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IOS CARLOS</text:p>
          </table:table-cell>
          <table:table-cell office:value-type="string">
            <text:p>A-0041-000313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32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5">
            <text:p>25</text:p>
          </table:table-cell>
          <table:table-cell office:value-type="string">
            <text:p>SCHIMPT ALCIDES ERNESTO</text:p>
          </table:table-cell>
          <table:table-cell office:value-type="string">
            <text:p>A-0041-0003051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RPINETTI MARCELINO</text:p>
          </table:table-cell>
          <table:table-cell office:value-type="string">
            <text:p>A-0041-000304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S 1632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TELANI MIGUEL</text:p>
          </table:table-cell>
          <table:table-cell office:value-type="string">
            <text:p>A-0041-0003135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914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OP.AVICOLA DEL OESTE LTDA.</text:p>
          </table:table-cell>
          <table:table-cell office:value-type="string">
            <text:p>A-0041-0003135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S 1623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LLENDE SILVIA</text:p>
          </table:table-cell>
          <table:table-cell office:value-type="string">
            <text:p>A-0041-000313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PALAZZOTTI JORGE HORACIO</text:p>
          </table:table-cell>
          <table:table-cell office:value-type="string">
            <text:p>A-0041-0003093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ERVICIOS AGROPECUARIOS S.R.L.</text:p>
          </table:table-cell>
          <table:table-cell office:value-type="string">
            <text:p>A-0041-0003093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2">
            <text:p>12</text:p>
          </table:table-cell>
          <table:table-cell office:value-type="string">
            <text:p>NOGUERA CARLOS ALFREDO</text:p>
          </table:table-cell>
          <table:table-cell office:value-type="string">
            <text:p>A-0041-000309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9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SUB.DE CULTURA (DEPARTAMENTO CINE)</text:p>
          </table:table-cell>
          <table:table-cell office:value-type="string">
            <text:p>A-0041-0003093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4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ONZALEZ JORGE RUBEN</text:p>
          </table:table-cell>
          <table:table-cell office:value-type="string">
            <text:p>A-0041-0003113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4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ONZALEZ JORGE RUBEN</text:p>
          </table:table-cell>
          <table:table-cell office:value-type="string">
            <text:p>A-0041-0003113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4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ESQUIVEL SILVIA BEATRIZ</text:p>
          </table:table-cell>
          <table:table-cell office:value-type="string">
            <text:p>A-0041-000311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OLCA S.A.</text:p>
          </table:table-cell>
          <table:table-cell office:value-type="string">
            <text:p>A-0041-000308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8/51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GLIANO EDER Y MARIO HUGO</text:p>
          </table:table-cell>
          <table:table-cell office:value-type="string">
            <text:p>A-0041-0003222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EMAR ARGENTINA</text:p>
          </table:table-cell>
          <table:table-cell office:value-type="string">
            <text:p>A-0041-000320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RIOPACK DE KALMA Y AVIL</text:p>
          </table:table-cell>
          <table:table-cell office:value-type="string">
            <text:p>A-0041-0003191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ABALA NESTOR ANGEL</text:p>
          </table:table-cell>
          <table:table-cell office:value-type="string">
            <text:p>A-0041-000320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OMAS TEAM S.A.</text:p>
          </table:table-cell>
          <table:table-cell office:value-type="string">
            <text:p>A-0041-000320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OMAS TEAM S.A.</text:p>
          </table:table-cell>
          <table:table-cell office:value-type="string">
            <text:p>A-0041-000320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914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TTIOLI LEONARDO</text:p>
          </table:table-cell>
          <table:table-cell office:value-type="string">
            <text:p>A-0041-000313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OPEZ JOSE CARLOS</text:p>
          </table:table-cell>
          <table:table-cell office:value-type="string">
            <text:p>A-0041-000322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PRONE NORBERTO ALEJANDRO</text:p>
          </table:table-cell>
          <table:table-cell office:value-type="string">
            <text:p>A-0041-0003252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S 1632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BAINA RICARDO HECTOR</text:p>
          </table:table-cell>
          <table:table-cell office:value-type="string">
            <text:p>A-0041-000320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3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EREZ JORGE ENRIQUE</text:p>
          </table:table-cell>
          <table:table-cell office:value-type="string">
            <text:p>A-0041-0003253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6">
            <text:p>26</text:p>
          </table:table-cell>
          <table:table-cell office:value-type="string">
            <text:p>MACRI EDUARDO JORGE</text:p>
          </table:table-cell>
          <table:table-cell office:value-type="string">
            <text:p>A-0041-0003191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ESSONE JORGE DANTE</text:p>
          </table:table-cell>
          <table:table-cell office:value-type="string">
            <text:p>A-0041-0003250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6">
            <text:p>6</text:p>
          </table:table-cell>
          <table:table-cell office:value-type="string">
            <text:p>ESQUIVEL ORLANDO OSCAR</text:p>
          </table:table-cell>
          <table:table-cell office:value-type="string">
            <text:p>A-0041-0003278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ERREN OMAR</text:p>
          </table:table-cell>
          <table:table-cell office:value-type="string">
            <text:p>A-0041-0003276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TELLO JULIO</text:p>
          </table:table-cell>
          <table:table-cell office:value-type="string">
            <text:p>A-0041-000320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914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SELL RAUL HECTOR</text:p>
          </table:table-cell>
          <table:table-cell office:value-type="string">
            <text:p>A-0041-0003281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INTO MIGUEL ANGEL</text:p>
          </table:table-cell>
          <table:table-cell office:value-type="string">
            <text:p>A-0041-000327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CARABINO GERARDO</text:p>
          </table:table-cell>
          <table:table-cell office:value-type="string">
            <text:p>A-0041-0003278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938/56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ETCHEVERRY DANIEL EDUARDO</text:p>
          </table:table-cell>
          <table:table-cell office:value-type="string">
            <text:p>A-0041-000328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MPOS ABEL ALCIDES</text:p>
          </table:table-cell>
          <table:table-cell office:value-type="string">
            <text:p>A-0041-000329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IBORIO JORGE JOSE</text:p>
          </table:table-cell>
          <table:table-cell office:value-type="string">
            <text:p>A-0041-0003296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HIABRERA LILIANA NANCY</text:p>
          </table:table-cell>
          <table:table-cell office:value-type="string">
            <text:p>A-0041-000329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IEDRABUENA JUAN RAMON</text:p>
          </table:table-cell>
          <table:table-cell office:value-type="string">
            <text:p>A-0041-000329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VISCARDI RUBEN CARLOS</text:p>
          </table:table-cell>
          <table:table-cell office:value-type="string">
            <text:p>A-0041-000329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GOSTINI LIDIA OLGA</text:p>
          </table:table-cell>
          <table:table-cell office:value-type="string">
            <text:p>A-0041-000329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329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ASIF JORGE</text:p>
          </table:table-cell>
          <table:table-cell office:value-type="string">
            <text:p>A-0041-0003295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COSTA CRISTOBAL SILVADO</text:p>
          </table:table-cell>
          <table:table-cell office:value-type="string">
            <text:p>A-0041-0003295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RROS ROBERTO DANIEL</text:p>
          </table:table-cell>
          <table:table-cell office:value-type="string">
            <text:p>A-0041-0003295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PB S.A.</text:p>
          </table:table-cell>
          <table:table-cell office:value-type="string">
            <text:p>A-0041-0003295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329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ULLA ALFREDO HORACIO</text:p>
          </table:table-cell>
          <table:table-cell office:value-type="string">
            <text:p>A-0041-000329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RIGORIFICO DE AVES SOYCHU S.A.</text:p>
          </table:table-cell>
          <table:table-cell office:value-type="string">
            <text:p>A-0041-0003294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RMU CRISTIAN ADRIAN</text:p>
          </table:table-cell>
          <table:table-cell office:value-type="string">
            <text:p>A-0041-0003294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EDINA LIDIA MARGARITA</text:p>
          </table:table-cell>
          <table:table-cell office:value-type="string">
            <text:p>A-0041-000329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URAN JORGE</text:p>
          </table:table-cell>
          <table:table-cell office:value-type="string">
            <text:p>A-0041-0003294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NSPORTES MARVEL LTDA.</text:p>
          </table:table-cell>
          <table:table-cell office:value-type="string">
            <text:p>A-0041-0003294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KILBEL S.R.L.</text:p>
          </table:table-cell>
          <table:table-cell office:value-type="string">
            <text:p>A-0041-0003294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CIRE DOMINGO</text:p>
          </table:table-cell>
          <table:table-cell office:value-type="string">
            <text:p>A-0041-0003294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UTOMAPA S.R.L.</text:p>
          </table:table-cell>
          <table:table-cell office:value-type="string">
            <text:p>A-0041-0003294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VERA ADOLFO ANTONIO</text:p>
          </table:table-cell>
          <table:table-cell office:value-type="string">
            <text:p>A-0041-000329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RLOS RAUL OSCAR</text:p>
          </table:table-cell>
          <table:table-cell office:value-type="string">
            <text:p>A-0041-0003293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PUANO CRISTIAN ADRIAN</text:p>
          </table:table-cell>
          <table:table-cell office:value-type="string">
            <text:p>A-0041-0003293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RCIA MEDOUX CARLOS Y ASOCIADOS SRL.</text:p>
          </table:table-cell>
          <table:table-cell office:value-type="string">
            <text:p>A-0041-000329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RNEJO EDGARDO</text:p>
          </table:table-cell>
          <table:table-cell office:value-type="string">
            <text:p>A-0041-0003293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RAMMA S.A.</text:p>
          </table:table-cell>
          <table:table-cell office:value-type="string">
            <text:p>A-0041-0003293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JEFATURA DE POLICIA DE LA PROVINCIA</text:p>
          </table:table-cell>
          <table:table-cell office:value-type="string">
            <text:p>A-0041-0003293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ASIOLO GILIBERTO S.A.</text:p>
          </table:table-cell>
          <table:table-cell office:value-type="string">
            <text:p>A-0041-0003293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ORALES CARLOS JOSE</text:p>
          </table:table-cell>
          <table:table-cell office:value-type="string">
            <text:p>A-0041-0003293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3293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EIRAS JUAN CARLOS</text:p>
          </table:table-cell>
          <table:table-cell office:value-type="string">
            <text:p>A-0041-0003301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412D/CH3550 CHASIS CABINA C/DUA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1">
            <text:p>11</text:p>
          </table:table-cell>
          <table:table-cell office:value-type="string">
            <text:p>PE¬•A JOSE DOMINGO</text:p>
          </table:table-cell>
          <table:table-cell office:value-type="string">
            <text:p>A-0041-000319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KETTE S.A.</text:p>
          </table:table-cell>
          <table:table-cell office:value-type="string">
            <text:p>A-0041-0003207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COVIT S.A.</text:p>
          </table:table-cell>
          <table:table-cell office:value-type="string">
            <text:p>A-0041-0003191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RAMIREZ JOSE ALBERTO</text:p>
          </table:table-cell>
          <table:table-cell office:value-type="string">
            <text:p>A-0041-0003191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RAMIREZ JOSE ALBERTO</text:p>
          </table:table-cell>
          <table:table-cell office:value-type="string">
            <text:p>A-0041-0003191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1">
            <text:p>11</text:p>
          </table:table-cell>
          <table:table-cell office:value-type="string">
            <text:p>ZANELLO GERALDO LEONARDO</text:p>
          </table:table-cell>
          <table:table-cell office:value-type="string">
            <text:p>A-0041-0003191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C.A.PET S.A.</text:p>
          </table:table-cell>
          <table:table-cell office:value-type="string">
            <text:p>A-0041-0003191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EXPRESO VELOX S.A.</text:p>
          </table:table-cell>
          <table:table-cell office:value-type="string">
            <text:p>A-0041-0003191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BOL ORLANDO ALFREDO</text:p>
          </table:table-cell>
          <table:table-cell office:value-type="string">
            <text:p>A-0041-0003328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IAZ SILVINA INES</text:p>
          </table:table-cell>
          <table:table-cell office:value-type="string">
            <text:p>A-0041-000332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7">
            <text:p>27</text:p>
          </table:table-cell>
          <table:table-cell office:value-type="string">
            <text:p>AMAURI ACOSTA</text:p>
          </table:table-cell>
          <table:table-cell office:value-type="string">
            <text:p>A-0041-000325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23">
            <text:p>23</text:p>
          </table:table-cell>
          <table:table-cell office:value-type="string">
            <text:p>CRAVERO GABRIEL RICARDO</text:p>
          </table:table-cell>
          <table:table-cell office:value-type="string">
            <text:p>A-0041-0003051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ONZALO FUENTES ARBALLO</text:p>
          </table:table-cell>
          <table:table-cell office:value-type="string">
            <text:p>A-0041-0003396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333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RIVAS MANUEL</text:p>
          </table:table-cell>
          <table:table-cell office:value-type="string">
            <text:p>A-0041-000333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DEL PAZO GERARDO</text:p>
          </table:table-cell>
          <table:table-cell office:value-type="string">
            <text:p>A-0041-0003328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8">
            <text:p>18</text:p>
          </table:table-cell>
          <table:table-cell office:value-type="string">
            <text:p>SAMCO DE TORTUGAS</text:p>
          </table:table-cell>
          <table:table-cell office:value-type="string">
            <text:p>A-0041-000333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GONZALEZ CORONEL</text:p>
          </table:table-cell>
          <table:table-cell office:value-type="string">
            <text:p>A-0041-0003330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938/56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SOC.BOMBEROS VOL.C.ROSQUIN</text:p>
          </table:table-cell>
          <table:table-cell office:value-type="string">
            <text:p>A-0041-0003328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C3550 COMBI</text:p>
          </table:table-cell>
          <table:table-cell office:value-type="string">
            <text:p>COMBI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A HOLANDO SUDAMERICANA COMPA¬•IA DE</text:p>
          </table:table-cell>
          <table:table-cell office:value-type="string">
            <text:p>A-0041-0003415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3">
            <text:p>23</text:p>
          </table:table-cell>
          <table:table-cell office:value-type="string">
            <text:p>MISED S.R.L.</text:p>
          </table:table-cell>
          <table:table-cell office:value-type="string">
            <text:p>A-0041-000349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E 320 CDI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C.O.P.Y.J.S.U.D.</text:p>
          </table:table-cell>
          <table:table-cell office:value-type="string">
            <text:p>A-0041-0003375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ERNASCONI NESTOR RAUL</text:p>
          </table:table-cell>
          <table:table-cell office:value-type="string">
            <text:p>A-0041-0003453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TRAVEL VAN</text:p>
          </table:table-cell>
          <table:table-cell office:value-type="string">
            <text:p>A-0041-000345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ILOTES CARCARA¬•A SRL</text:p>
          </table:table-cell>
          <table:table-cell office:value-type="string">
            <text:p>A-0041-000339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OMBEROS DE LA CIUDAD DE SANTA FE</text:p>
          </table:table-cell>
          <table:table-cell office:value-type="string">
            <text:p>A-0041-000345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HAMES JOSE,LUIS Y GUSTAVO S.H.</text:p>
          </table:table-cell>
          <table:table-cell office:value-type="string">
            <text:p>A-0041-0003453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712C/37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CCHURA MAMANI BARTOLOME</text:p>
          </table:table-cell>
          <table:table-cell office:value-type="string">
            <text:p>A-0041-000350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LANERI RICARDO NICOLAS</text:p>
          </table:table-cell>
          <table:table-cell office:value-type="string">
            <text:p>A-0041-0003454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LACTEOS COLONOS S.A.EN FORMACION</text:p>
          </table:table-cell>
          <table:table-cell office:value-type="string">
            <text:p>A-0041-0003418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9">
            <text:p>29</text:p>
          </table:table-cell>
          <table:table-cell office:value-type="string">
            <text:p>H.B.MAQUINARIA S.A.</text:p>
          </table:table-cell>
          <table:table-cell office:value-type="string">
            <text:p>A-0041-0003419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ISAIRA OMAR PASCUAL</text:p>
          </table:table-cell>
          <table:table-cell office:value-type="string">
            <text:p>A-0041-000355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ISAIRA OMAR PASCUAL</text:p>
          </table:table-cell>
          <table:table-cell office:value-type="string">
            <text:p>A-0041-000355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HOSPITAL J.B. ITURRASPE</text:p>
          </table:table-cell>
          <table:table-cell office:value-type="string">
            <text:p>A-0041-000355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9">
            <text:p>29</text:p>
          </table:table-cell>
          <table:table-cell office:value-type="string">
            <text:p>BARONI EDUARDO JUAN</text:p>
          </table:table-cell>
          <table:table-cell office:value-type="string">
            <text:p>A-0041-000355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9">
            <text:p>29</text:p>
          </table:table-cell>
          <table:table-cell office:value-type="string">
            <text:p>BARONI EDUARDO JUAN</text:p>
          </table:table-cell>
          <table:table-cell office:value-type="string">
            <text:p>A-0041-00035540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ILEX SOCIEDAD ANONIMA</text:p>
          </table:table-cell>
          <table:table-cell office:value-type="string">
            <text:p>A-0041-0003645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3631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ARRA OSCAR TEOFILO</text:p>
          </table:table-cell>
          <table:table-cell office:value-type="string">
            <text:p>A-0041-0003553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ZABALEGUI PEDRO</text:p>
          </table:table-cell>
          <table:table-cell office:value-type="string">
            <text:p>A-0041-0003645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S 1632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ERNARDI PEDRO JOSE SIMON</text:p>
          </table:table-cell>
          <table:table-cell office:value-type="string">
            <text:p>A-0041-0003661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ELL ANGEL JOSE</text:p>
          </table:table-cell>
          <table:table-cell office:value-type="string">
            <text:p>A-0041-0003454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8/51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LORES JOSE MARIA</text:p>
          </table:table-cell>
          <table:table-cell office:value-type="string">
            <text:p>A-0041-0003554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218/51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UTTO JORGE ALBERTO</text:p>
          </table:table-cell>
          <table:table-cell office:value-type="string">
            <text:p>A-0041-0003569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INMER S.A.</text:p>
          </table:table-cell>
          <table:table-cell office:value-type="string">
            <text:p>A-0041-0003557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EBELING ERICO ARTURO</text:p>
          </table:table-cell>
          <table:table-cell office:value-type="string">
            <text:p>A-0041-0003576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OREIRA CESAR</text:p>
          </table:table-cell>
          <table:table-cell office:value-type="string">
            <text:p>A-0041-0003631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30">
            <text:p>30</text:p>
          </table:table-cell>
          <table:table-cell office:value-type="string">
            <text:p>GARCIA RAUL OSCAR</text:p>
          </table:table-cell>
          <table:table-cell office:value-type="string">
            <text:p>A-0041-0003691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8">
            <text:p>28</text:p>
          </table:table-cell>
          <table:table-cell office:value-type="string">
            <text:p>CIA.NORTE¬•A D/COMBUSTIBLES S.A</text:p>
          </table:table-cell>
          <table:table-cell office:value-type="string">
            <text:p>A-0041-0003454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KREZ HUGO CARLOS</text:p>
          </table:table-cell>
          <table:table-cell office:value-type="string">
            <text:p>A-0041-00036654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ROSSI MARCELO DANIEL</text:p>
          </table:table-cell>
          <table:table-cell office:value-type="string">
            <text:p>A-0041-0003665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IAZ FLAVIO ROBERTO/CORBALAN ANIBAL</text:p>
          </table:table-cell>
          <table:table-cell office:value-type="string">
            <text:p>A-0041-0003454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355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C3550 COMBI</text:p>
          </table:table-cell>
          <table:table-cell office:value-type="string">
            <text:p>COMBI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NSPORTE SANTA TERESITA S.A.</text:p>
          </table:table-cell>
          <table:table-cell office:value-type="string">
            <text:p>A-0041-0003723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NTATORE AVELINO VICTOR</text:p>
          </table:table-cell>
          <table:table-cell office:value-type="string">
            <text:p>A-0041-0003717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HORLER CARLOS ADOLFO</text:p>
          </table:table-cell>
          <table:table-cell office:value-type="string">
            <text:p>A-0041-0003722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 1938/56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WESELAK S.R.L.</text:p>
          </table:table-cell>
          <table:table-cell office:value-type="string">
            <text:p>A-0041-000372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TANCZUK JOSE</text:p>
          </table:table-cell>
          <table:table-cell office:value-type="string">
            <text:p>A-0041-0003691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VITO 2.2 CDI (7) MANUAL</text:p>
          </table:table-cell>
          <table:table-cell office:value-type="string">
            <text:p>V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string">
            <text:p>A-0041-0003729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PARODI SUSANA</text:p>
          </table:table-cell>
          <table:table-cell office:value-type="string">
            <text:p>A-0041-0003554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ILIPPI DARIO</text:p>
          </table:table-cell>
          <table:table-cell office:value-type="string">
            <text:p>A-0041-0003554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2">
            <text:p>12</text:p>
          </table:table-cell>
          <table:table-cell office:value-type="string">
            <text:p>AIRALDI OSCAR</text:p>
          </table:table-cell>
          <table:table-cell office:value-type="string">
            <text:p>A-0041-0003553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412D/CH4025 CHASIS C/CABINA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RRIVALE JULIAN</text:p>
          </table:table-cell>
          <table:table-cell office:value-type="string">
            <text:p>A-0041-0003772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VALSAGNA EDUARDO JORGE</text:p>
          </table:table-cell>
          <table:table-cell office:value-type="string">
            <text:p>A-0041-000377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string">
            <text:p>A-0041-0003748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string">
            <text:p>A-0041-0003748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3781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7">
            <text:p>27</text:p>
          </table:table-cell>
          <table:table-cell office:value-type="string">
            <text:p>RAMIREZ AMABLE PABLO</text:p>
          </table:table-cell>
          <table:table-cell office:value-type="string">
            <text:p>A-0041-0003748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 1215C/48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ZANIN ENRIQUE</text:p>
          </table:table-cell>
          <table:table-cell office:value-type="string">
            <text:p>A-0041-0003736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3553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GARCIA TAVERNA ANDRES JOSE</text:p>
          </table:table-cell>
          <table:table-cell office:value-type="string">
            <text:p>A-0041-0003554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REALI NESTOR FABIAN</text:p>
          </table:table-cell>
          <table:table-cell office:value-type="string">
            <text:p>A-0041-0003736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K 320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JAZMIN CULTIVOS S.A.</text:p>
          </table:table-cell>
          <table:table-cell office:value-type="string">
            <text:p>A-0041-0003799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CHILAN HERCULES NORBERTO</text:p>
          </table:table-cell>
          <table:table-cell office:value-type="string">
            <text:p>A-0041-0003798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VIDEO SUR TELEVISORA COLOR SRL</text:p>
          </table:table-cell>
          <table:table-cell office:value-type="string">
            <text:p>A-0041-000382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SANTAMBROSIO RITA ELENA</text:p>
          </table:table-cell>
          <table:table-cell office:value-type="string">
            <text:p>A-0041-0003799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LUNA</text:p>
          </table:table-cell>
          <table:table-cell office:value-type="string">
            <text:p>A-0041-0003799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32">
            <text:p>32</text:p>
          </table:table-cell>
          <table:table-cell office:value-type="string">
            <text:p>P.SUELTAS COLECTIVO</text:p>
          </table:table-cell>
          <table:table-cell office:value-type="string">
            <text:p>A-0041-0003799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LK 230 KOMPRESSOR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VILLA CARLOS DOMINGO</text:p>
          </table:table-cell>
          <table:table-cell office:value-type="string">
            <text:p>A-0041-0003799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OMINGUEZ JOSE CAMEL</text:p>
          </table:table-cell>
          <table:table-cell office:value-type="string">
            <text:p>A-0041-0003850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NS-MO S.R.L.</text:p>
          </table:table-cell>
          <table:table-cell office:value-type="string">
            <text:p>A-0041-0003836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9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RBAGLIA RICARDO JORGE</text:p>
          </table:table-cell>
          <table:table-cell office:value-type="string">
            <text:p>A-0041-000381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O 814/42</text:p>
          </table:table-cell>
          <table:table-cell office:value-type="string">
            <text:p>OTR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PPA MARTIN S.A.</text:p>
          </table:table-cell>
          <table:table-cell office:value-type="string">
            <text:p>A-0041-000381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O 814/42</text:p>
          </table:table-cell>
          <table:table-cell office:value-type="string">
            <text:p>OTR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BSE SA</text:p>
          </table:table-cell>
          <table:table-cell office:value-type="string">
            <text:p>A-0041-0003812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9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SERTELEC INGENIERIA S.R.L.</text:p>
          </table:table-cell>
          <table:table-cell office:value-type="string">
            <text:p>A-0041-0003810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LIHUE INGENIERIA S.A.</text:p>
          </table:table-cell>
          <table:table-cell office:value-type="string">
            <text:p>A-0041-0003836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PELIZZA RICARDO JOSE</text:p>
          </table:table-cell>
          <table:table-cell office:value-type="string">
            <text:p>A-0041-0003861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N</text:p>
          </table:table-cell>
          <table:table-cell office:value-type="string">
            <text:p>A-0041-0003861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DISTRISOL S.R.L.</text:p>
          </table:table-cell>
          <table:table-cell office:value-type="string">
            <text:p>A-0041-000390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4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PLAS-MEC S.R.L.</text:p>
          </table:table-cell>
          <table:table-cell office:value-type="string">
            <text:p>A-0041-0003900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IONE HECTOR FERNANDO</text:p>
          </table:table-cell>
          <table:table-cell office:value-type="string">
            <text:p>A-0041-0003875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LOMBRARO HNOS. SC</text:p>
          </table:table-cell>
          <table:table-cell office:value-type="string">
            <text:p>A-0041-0003872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IORGIS ABEL</text:p>
          </table:table-cell>
          <table:table-cell office:value-type="string">
            <text:p>A-0041-0003931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OCCI RUBEN</text:p>
          </table:table-cell>
          <table:table-cell office:value-type="string">
            <text:p>A-0041-0003922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JAUCK ARMANDO</text:p>
          </table:table-cell>
          <table:table-cell office:value-type="string">
            <text:p>A-0041-0003922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UNA MIGUEL ANGEL</text:p>
          </table:table-cell>
          <table:table-cell office:value-type="string">
            <text:p>A-0041-0003932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PTE. ALMAFUERTE SRL</text:p>
          </table:table-cell>
          <table:table-cell office:value-type="string">
            <text:p>A-0041-0003931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RICELLI GUILLERMO</text:p>
          </table:table-cell>
          <table:table-cell office:value-type="string">
            <text:p>A-0041-0003932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R K MOTOS S.R.L.</text:p>
          </table:table-cell>
          <table:table-cell office:value-type="string">
            <text:p>A-0041-0003932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RAVALLE LUIS EDUARDO</text:p>
          </table:table-cell>
          <table:table-cell office:value-type="string">
            <text:p>A-0041-0003932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UPERMERCADO PONTE S.R.L.</text:p>
          </table:table-cell>
          <table:table-cell office:value-type="string">
            <text:p>A-0041-0003932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RODRIGUEZ NESTOR JULIO</text:p>
          </table:table-cell>
          <table:table-cell office:value-type="string">
            <text:p>A-0041-0003907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USA RAUL MIGUEL</text:p>
          </table:table-cell>
          <table:table-cell office:value-type="string">
            <text:p>A-0041-0003922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ELCIDE MASSEI</text:p>
          </table:table-cell>
          <table:table-cell office:value-type="string">
            <text:p>A-0041-0003941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CH3550 CHASIS C/CABINA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RMANDOLA HORACIO</text:p>
          </table:table-cell>
          <table:table-cell office:value-type="string">
            <text:p>A-0041-000395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S 1632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SU TRANSPORTE</text:p>
          </table:table-cell>
          <table:table-cell office:value-type="string">
            <text:p>A-0041-0003940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CCIADONNE CARLOS ARMANDO</text:p>
          </table:table-cell>
          <table:table-cell office:value-type="string">
            <text:p>A-0041-0003915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CAPELLO HNOS. S.R.L.</text:p>
          </table:table-cell>
          <table:table-cell office:value-type="string">
            <text:p>A-0041-000395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MOGETA ALBERTO LUIS</text:p>
          </table:table-cell>
          <table:table-cell office:value-type="string">
            <text:p>A-0041-0003932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C3550 COMBI</text:p>
          </table:table-cell>
          <table:table-cell office:value-type="string">
            <text:p>COMBI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IAZZI JORGE WALTER</text:p>
          </table:table-cell>
          <table:table-cell office:value-type="string">
            <text:p>A-0041-000399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C3000 COMBI</text:p>
          </table:table-cell>
          <table:table-cell office:value-type="string">
            <text:p>COMBI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399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29">
            <text:p>29</text:p>
          </table:table-cell>
          <table:table-cell office:value-type="string">
            <text:p>FELCARO LUIS MIGUEL</text:p>
          </table:table-cell>
          <table:table-cell office:value-type="string">
            <text:p>A-0041-0003958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FERREIRA VEIGA</text:p>
          </table:table-cell>
          <table:table-cell office:value-type="string">
            <text:p>A-0041-0003958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RREA SILVIA VIVIANA</text:p>
          </table:table-cell>
          <table:table-cell office:value-type="string">
            <text:p>A-0041-0003998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6">
            <text:p>6</text:p>
          </table:table-cell>
          <table:table-cell office:value-type="string">
            <text:p>COMPA¬•IA DE SEGURO LA MERCANTIL ANDINA</text:p>
          </table:table-cell>
          <table:table-cell office:value-type="string">
            <text:p>A-0041-0003999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6">
            <text:p>6</text:p>
          </table:table-cell>
          <table:table-cell office:value-type="string">
            <text:p>COMPA¬•IA DE SEGURO LA MERCANTIL ANDINA</text:p>
          </table:table-cell>
          <table:table-cell office:value-type="string">
            <text:p>A-0041-0003999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VINI OSCAR RUBEN</text:p>
          </table:table-cell>
          <table:table-cell office:value-type="string">
            <text:p>A-0041-0003971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EL PASTIZAL S.A.</text:p>
          </table:table-cell>
          <table:table-cell office:value-type="string">
            <text:p>A-0041-0004015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9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MICUCCI HORACIO D.</text:p>
          </table:table-cell>
          <table:table-cell office:value-type="string">
            <text:p>A-0041-0003971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 1418R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RABALLO VICTOR HUGO</text:p>
          </table:table-cell>
          <table:table-cell office:value-type="string">
            <text:p>A-0041-0003994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IND.D/PLASTICO Y METALURGICA</text:p>
          </table:table-cell>
          <table:table-cell office:value-type="string">
            <text:p>A-0041-0003990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6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3">
            <text:p>23</text:p>
          </table:table-cell>
          <table:table-cell office:value-type="string">
            <text:p>LETUAN FABIAN</text:p>
          </table:table-cell>
          <table:table-cell office:value-type="string">
            <text:p>A-0041-0004007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VITO 2.2 CDI (7) MANUAL</text:p>
          </table:table-cell>
          <table:table-cell office:value-type="string">
            <text:p>V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MURO NOLBERTO</text:p>
          </table:table-cell>
          <table:table-cell office:value-type="string">
            <text:p>A-0041-000403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S 1632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CCIARESI JUAN</text:p>
          </table:table-cell>
          <table:table-cell office:value-type="string">
            <text:p>A-0041-000403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S 1632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CCIARESI JUAN</text:p>
          </table:table-cell>
          <table:table-cell office:value-type="string">
            <text:p>A-0041-000403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S 1632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CCIARESI JUAN</text:p>
          </table:table-cell>
          <table:table-cell office:value-type="string">
            <text:p>A-0041-000403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MERO HECTOR P ROMERO MARCELO</text:p>
          </table:table-cell>
          <table:table-cell office:value-type="string">
            <text:p>A-0041-000400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VIANO 2.2 CDI</text:p>
          </table:table-cell>
          <table:table-cell office:value-type="string">
            <text:p>V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D'ALLEVA SUSANA GRACIELA</text:p>
          </table:table-cell>
          <table:table-cell office:value-type="string">
            <text:p>A-0041-0004021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PTE. Z N</text:p>
          </table:table-cell>
          <table:table-cell office:value-type="string">
            <text:p>A-0041-0004044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string">
            <text:p>A-0041-000404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CELERANDO S.R.L.</text:p>
          </table:table-cell>
          <table:table-cell office:value-type="string">
            <text:p>A-0041-000405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TRANSPORTES MOTOR'S S.A.</text:p>
          </table:table-cell>
          <table:table-cell office:value-type="string">
            <text:p>A-0041-0004054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PICK-UP 3550 CON CAJA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VUKOJICIC LADISLAO</text:p>
          </table:table-cell>
          <table:table-cell office:value-type="string">
            <text:p>A-0041-000408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TIANO EDUARDO JORGE Y KLIGER ELIAS</text:p>
          </table:table-cell>
          <table:table-cell office:value-type="string">
            <text:p>A-0041-0004085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TIANO EDUARDO JORGE Y KLIGER ELIAS</text:p>
          </table:table-cell>
          <table:table-cell office:value-type="string">
            <text:p>A-0041-0004085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412D/CH4025 CHASIS C/CABINA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081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ARIZ EDUARDO</text:p>
          </table:table-cell>
          <table:table-cell office:value-type="string">
            <text:p>A-0041-0004068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LANTE DOMINGO JOSE</text:p>
          </table:table-cell>
          <table:table-cell office:value-type="string">
            <text:p>A-0041-0004089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OPINI JOSE MARIA</text:p>
          </table:table-cell>
          <table:table-cell office:value-type="string">
            <text:p>A-0041-0004093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MARIAS</text:p>
          </table:table-cell>
          <table:table-cell office:value-type="string">
            <text:p>A-0041-0004142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CRIPPA MARCELO</text:p>
          </table:table-cell>
          <table:table-cell office:value-type="string">
            <text:p>A-0041-0004142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DUMANJO MARCELO PABLO</text:p>
          </table:table-cell>
          <table:table-cell office:value-type="string">
            <text:p>A-0041-0004142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CAFRI S.A.</text:p>
          </table:table-cell>
          <table:table-cell office:value-type="string">
            <text:p>A-0041-0004142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RUSSETTO CARLOS EDUARDO</text:p>
          </table:table-cell>
          <table:table-cell office:value-type="string">
            <text:p>A-0041-0004141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4142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CODINI HECTOR Y CIA.</text:p>
          </table:table-cell>
          <table:table-cell office:value-type="string">
            <text:p>A-0041-0004151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CLEMENTE ORESTE</text:p>
          </table:table-cell>
          <table:table-cell office:value-type="string">
            <text:p>A-0041-0004152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CAJA DE SEGUROS S.A.</text:p>
          </table:table-cell>
          <table:table-cell office:value-type="string">
            <text:p>A-0041-0004152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MAZZUCHELLI ALDO</text:p>
          </table:table-cell>
          <table:table-cell office:value-type="string">
            <text:p>A-0041-0004151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PISTONI CLAUDIO FABIAN</text:p>
          </table:table-cell>
          <table:table-cell office:value-type="string">
            <text:p>A-0041-0004165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GONCEBAT A. E Y FABIO A. S.A.</text:p>
          </table:table-cell>
          <table:table-cell office:value-type="string">
            <text:p>A-0041-0004162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NGELINO MARIO Y ANGELINO MIGUEL S.DE H.</text:p>
          </table:table-cell>
          <table:table-cell office:value-type="string">
            <text:p>A-0041-0004162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HARTMANN ADOLFO AMERICO</text:p>
          </table:table-cell>
          <table:table-cell office:value-type="string">
            <text:p>A-0041-0004151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FERNANDEZ JORGE</text:p>
          </table:table-cell>
          <table:table-cell office:value-type="string">
            <text:p>A-0041-0004152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1">
            <text:p>2001</text:p>
          </table:table-cell>
          <table:table-cell office:value-type="string">
            <text:p>VITO 2.2 CDI (7) MANUAL</text:p>
          </table:table-cell>
          <table:table-cell office:value-type="string">
            <text:p>V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GIANINETTI WALTER DOMINGO</text:p>
          </table:table-cell>
          <table:table-cell office:value-type="string">
            <text:p>A-0041-0004153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BRUNO MARIA SOLEDAD</text:p>
          </table:table-cell>
          <table:table-cell office:value-type="string">
            <text:p>A-0041-0004220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9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AKERMAM JOSE CARLOS</text:p>
          </table:table-cell>
          <table:table-cell office:value-type="string">
            <text:p>A-0041-0004220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412D/CH4025 CHASIS C/CABINA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ILVESTRI ERNESTO ANTONIO EDUARDO</text:p>
          </table:table-cell>
          <table:table-cell office:value-type="string">
            <text:p>A-0041-000423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32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GRUPO PICADORA SARMIENTO SRL</text:p>
          </table:table-cell>
          <table:table-cell office:value-type="string">
            <text:p>A-0041-0004246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24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string">
            <text:p>A-0041-0004246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SUCESION DE ANTONIO BASTACINI</text:p>
          </table:table-cell>
          <table:table-cell office:value-type="string">
            <text:p>A-0041-0004243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SOC.TRANSP.TRANS-RITMO CHILE</text:p>
          </table:table-cell>
          <table:table-cell office:value-type="string">
            <text:p>A-0041-000424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SLAME ALBERTO HECTOR</text:p>
          </table:table-cell>
          <table:table-cell office:value-type="string">
            <text:p>A-0041-000424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VIANO 2.2 CDI</text:p>
          </table:table-cell>
          <table:table-cell office:value-type="string">
            <text:p>V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MENDICINO HNOS.</text:p>
          </table:table-cell>
          <table:table-cell office:value-type="string">
            <text:p>A-0041-0004243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PILAGA CONSTRUCCIONES S.A.</text:p>
          </table:table-cell>
          <table:table-cell office:value-type="string">
            <text:p>A-0041-000424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9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SOLARI RODOLFO JOSE</text:p>
          </table:table-cell>
          <table:table-cell office:value-type="string">
            <text:p>A-0041-000423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9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I TONDO ANTONIO Y JOSE</text:p>
          </table:table-cell>
          <table:table-cell office:value-type="string">
            <text:p>A-0041-000423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ANZAROTTI VICTOR</text:p>
          </table:table-cell>
          <table:table-cell office:value-type="string">
            <text:p>A-0041-0004251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OCHOGAVIA ALBERTO ANTONIO</text:p>
          </table:table-cell>
          <table:table-cell office:value-type="string">
            <text:p>A-0041-0004256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23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AVILA VICTOR HUGO</text:p>
          </table:table-cell>
          <table:table-cell office:value-type="string">
            <text:p>A-0041-0004251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ANGELINI MIGUEL ANGEL ENRIQUE</text:p>
          </table:table-cell>
          <table:table-cell office:value-type="string">
            <text:p>A-0041-0004250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S 1632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RUEDAS FAUSTINO</text:p>
          </table:table-cell>
          <table:table-cell office:value-type="string">
            <text:p>A-0041-0004260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CU¬•A JUAN ROMERO</text:p>
          </table:table-cell>
          <table:table-cell office:value-type="string">
            <text:p>A-0041-0004246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2D/F300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SELLA ALDO PEDRO</text:p>
          </table:table-cell>
          <table:table-cell office:value-type="string">
            <text:p>A-0041-000424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RBONAGLIA NESTOR</text:p>
          </table:table-cell>
          <table:table-cell office:value-type="string">
            <text:p>A-0041-0004246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TINEZ DAMASO JUAN PABLO</text:p>
          </table:table-cell>
          <table:table-cell office:value-type="string">
            <text:p>A-0041-0004279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OLLI JUAN</text:p>
          </table:table-cell>
          <table:table-cell office:value-type="string">
            <text:p>A-0041-0004284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EREZ PATRICIA MARIA</text:p>
          </table:table-cell>
          <table:table-cell office:value-type="string">
            <text:p>A-0041-0004285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ERNANDEZ VERA BENICIO</text:p>
          </table:table-cell>
          <table:table-cell office:value-type="string">
            <text:p>A-0041-000428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RISTO ISABEL Y OTROS</text:p>
          </table:table-cell>
          <table:table-cell office:value-type="string">
            <text:p>A-0041-000428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PICK-UP 3550 CON CAJA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FIG S.R.L.</text:p>
          </table:table-cell>
          <table:table-cell office:value-type="string">
            <text:p>A-0041-000428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PICK-UP 3550 CON CAJA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FIG S.R.L.</text:p>
          </table:table-cell>
          <table:table-cell office:value-type="string">
            <text:p>A-0041-000428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UTTO ALICIA MABEL P.DE</text:p>
          </table:table-cell>
          <table:table-cell office:value-type="string">
            <text:p>A-0041-0004284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UTTO ALICIA MABEL P.DE</text:p>
          </table:table-cell>
          <table:table-cell office:value-type="string">
            <text:p>A-0041-0004284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RODRIGUEZ PABLO J.</text:p>
          </table:table-cell>
          <table:table-cell office:value-type="string">
            <text:p>A-0041-0004283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RODRIGUEZ PABLO J.</text:p>
          </table:table-cell>
          <table:table-cell office:value-type="string">
            <text:p>A-0041-0004283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LEIBOVICH BENITO BERNARDO</text:p>
          </table:table-cell>
          <table:table-cell office:value-type="string">
            <text:p>A-0041-000428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FORCONI ONIDIO ANTONIO</text:p>
          </table:table-cell>
          <table:table-cell office:value-type="string">
            <text:p>A-0041-0004284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IORINO GABRIELA MARIA</text:p>
          </table:table-cell>
          <table:table-cell office:value-type="string">
            <text:p>A-0041-000428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2D/F3550 FURGON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URCIOLO VICTOR</text:p>
          </table:table-cell>
          <table:table-cell office:value-type="string">
            <text:p>A-0041-0004248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IANCUCCI ELIDIO Y EUGENIO</text:p>
          </table:table-cell>
          <table:table-cell office:value-type="string">
            <text:p>A-0041-0004303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CKS LILIANA MABEL</text:p>
          </table:table-cell>
          <table:table-cell office:value-type="string">
            <text:p>A-0041-0004303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413 CDI/CH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HARGE S.A.</text:p>
          </table:table-cell>
          <table:table-cell office:value-type="string">
            <text:p>A-0041-0004303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IANNINI JOSE LUCIO</text:p>
          </table:table-cell>
          <table:table-cell office:value-type="string">
            <text:p>A-0041-000430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 CDI/P3550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ORIBIO LUIS</text:p>
          </table:table-cell>
          <table:table-cell office:value-type="string">
            <text:p>A-0041-0004304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3 CDI/C3550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CHARONNERS S.A.C.I.</text:p>
          </table:table-cell>
          <table:table-cell office:value-type="string">
            <text:p>A-0041-0004313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ELIZ MARIO</text:p>
          </table:table-cell>
          <table:table-cell office:value-type="string">
            <text:p>A-0041-0004301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1720k/36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THMAN PERLA J.K.</text:p>
          </table:table-cell>
          <table:table-cell office:value-type="string">
            <text:p>A-0041-0004354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1720/48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NSPORTE ROBIN HNOS. S.R.L.</text:p>
          </table:table-cell>
          <table:table-cell office:value-type="string">
            <text:p>A-0041-000435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1720/48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LBERTENGO ELMO ALFREDO</text:p>
          </table:table-cell>
          <table:table-cell office:value-type="string">
            <text:p>A-0041-000435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1720/48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UNICIPALIDAD DE CDA.DE GOMEZ</text:p>
          </table:table-cell>
          <table:table-cell office:value-type="string">
            <text:p>A-0041-000435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1720/48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GRO ENTRE RIOS SRL</text:p>
          </table:table-cell>
          <table:table-cell office:value-type="string">
            <text:p>A-0041-0004356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INTERSEGUROS S.A.</text:p>
          </table:table-cell>
          <table:table-cell office:value-type="string">
            <text:p>A-0041-0004363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INDER OFELIA</text:p>
          </table:table-cell>
          <table:table-cell office:value-type="string">
            <text:p>A-0041-0004363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FFEA S.R.L.</text:p>
          </table:table-cell>
          <table:table-cell office:value-type="string">
            <text:p>A-0041-000436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ONCARO GUILLERMO TOMAS</text:p>
          </table:table-cell>
          <table:table-cell office:value-type="string">
            <text:p>A-0041-0004363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NTEROS OSCAR JULIO</text:p>
          </table:table-cell>
          <table:table-cell office:value-type="string">
            <text:p>A-0041-0004364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OPERACION MUTUAL PATRONAL</text:p>
          </table:table-cell>
          <table:table-cell office:value-type="string">
            <text:p>A-0041-0004364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3">
            <text:p>23</text:p>
          </table:table-cell>
          <table:table-cell office:value-type="string">
            <text:p>LOPEZ LUIS JACINTO</text:p>
          </table:table-cell>
          <table:table-cell office:value-type="string">
            <text:p>A-0041-000437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270 CDI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MARESCA JORGE DIONISIO</text:p>
          </table:table-cell>
          <table:table-cell office:value-type="string">
            <text:p>A-0041-0004381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39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LIBORO ROXANA ANDREA</text:p>
          </table:table-cell>
          <table:table-cell office:value-type="string">
            <text:p>A-0041-000439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ONZALEZ VICTOR MANUEL</text:p>
          </table:table-cell>
          <table:table-cell office:value-type="string">
            <text:p>A-0041-0004399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NTARAS ERNESTO JUAN JESUS</text:p>
          </table:table-cell>
          <table:table-cell office:value-type="string">
            <text:p>A-0041-0004398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DE LA ACE¬•A CARLOS</text:p>
          </table:table-cell>
          <table:table-cell office:value-type="string">
            <text:p>A-0041-000440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JORGE FISCHETTI S.A.</text:p>
          </table:table-cell>
          <table:table-cell office:value-type="string">
            <text:p>A-0041-000442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12">
            <text:p>12</text:p>
          </table:table-cell>
          <table:table-cell office:value-type="string">
            <text:p>GAMARRA, GIUGIA Y PRIMO S.R.L.</text:p>
          </table:table-cell>
          <table:table-cell office:value-type="string">
            <text:p>A-0041-0004428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EDITORIAL DIARIO LA CAPITAL</text:p>
          </table:table-cell>
          <table:table-cell office:value-type="string">
            <text:p>A-0041-0004430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SKYBAB S.A.</text:p>
          </table:table-cell>
          <table:table-cell office:value-type="string">
            <text:p>A-0041-0004434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OROSITO CARLOS ALBERTO</text:p>
          </table:table-cell>
          <table:table-cell office:value-type="string">
            <text:p>A-0041-0004434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 CDI/P3550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IGUEZ FERNANDO</text:p>
          </table:table-cell>
          <table:table-cell office:value-type="string">
            <text:p>A-0041-0004434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 CDI/CH3550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OSORIO HERNAN</text:p>
          </table:table-cell>
          <table:table-cell office:value-type="string">
            <text:p>A-0041-000443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HUNZIKER MARIA CISTINA</text:p>
          </table:table-cell>
          <table:table-cell office:value-type="string">
            <text:p>A-0041-0004435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3 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21">
            <text:p>21</text:p>
          </table:table-cell>
          <table:table-cell office:value-type="string">
            <text:p>CARRANZA CARLOS</text:p>
          </table:table-cell>
          <table:table-cell office:value-type="string">
            <text:p>A-0041-0004430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CANELLO ANSELMO ESTEBAN</text:p>
          </table:table-cell>
          <table:table-cell office:value-type="string">
            <text:p>A-0041-0004446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BERTONE OSCAR ISIDRO</text:p>
          </table:table-cell>
          <table:table-cell office:value-type="string">
            <text:p>A-0041-0004451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L 1938/56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ILLI JUAN CARLOS</text:p>
          </table:table-cell>
          <table:table-cell office:value-type="string">
            <text:p>A-0041-00043838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LOREA RODOLFO</text:p>
          </table:table-cell>
          <table:table-cell office:value-type="string">
            <text:p>A-0041-0004462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SOC.TRANSPORTES TRANS-RITMO</text:p>
          </table:table-cell>
          <table:table-cell office:value-type="string">
            <text:p>A-0041-00044624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JEEP CHEROKEE TD 2.5 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13">
            <text:p>13</text:p>
          </table:table-cell>
          <table:table-cell office:value-type="string">
            <text:p>VARRONE NORBERTO ANGEL PEDRO</text:p>
          </table:table-cell>
          <table:table-cell office:value-type="string">
            <text:p>A-0041-0004467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NEON SE 2.0 L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33">
            <text:p>33</text:p>
          </table:table-cell>
          <table:table-cell office:value-type="string">
            <text:p>GAMARRA VICENTE</text:p>
          </table:table-cell>
          <table:table-cell office:value-type="string">
            <text:p>A-0041-00044670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NEON SE 2.0 L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34">
            <text:p>34</text:p>
          </table:table-cell>
          <table:table-cell office:value-type="string">
            <text:p>TRANSPORTE FREGOSO</text:p>
          </table:table-cell>
          <table:table-cell office:value-type="string">
            <text:p>A-0041-00044727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SAMCO VILLA GDOR. GALVEZ</text:p>
          </table:table-cell>
          <table:table-cell office:value-type="string">
            <text:p>A-0041-0004473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BARATTI EDGARDO ANTONIO</text:p>
          </table:table-cell>
          <table:table-cell office:value-type="string">
            <text:p>A-0041-0004473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DAKOTA CC SPORT DIESEL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5">
            <text:p>35</text:p>
          </table:table-cell>
          <table:table-cell office:value-type="string">
            <text:p>ELECTROQUIMICA VILLA S.R.L.</text:p>
          </table:table-cell>
          <table:table-cell office:value-type="string">
            <text:p>A-0041-00044758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DAKOTA RC BASE DIESEL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STOFFEL DANIEL ANIBAL</text:p>
          </table:table-cell>
          <table:table-cell office:value-type="string">
            <text:p>A-0041-00044757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DAKOTA CC SPORT DIESEL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ALONSO GUSTAVO</text:p>
          </table:table-cell>
          <table:table-cell office:value-type="string">
            <text:p>A-0041-000447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A LEY S.A.</text:p>
          </table:table-cell>
          <table:table-cell office:value-type="string">
            <text:p>A-0041-0004477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RRONDO MARTIN S.R.L.</text:p>
          </table:table-cell>
          <table:table-cell office:value-type="string">
            <text:p>A-0041-0004479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VALLE HNOS.DE VALLE ROMANO Y O</text:p>
          </table:table-cell>
          <table:table-cell office:value-type="string">
            <text:p>A-0041-0004479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LIRIA S.A.</text:p>
          </table:table-cell>
          <table:table-cell office:value-type="string">
            <text:p>A-0041-0004481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 32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CAMPOSTRINI CARLOS MARIA</text:p>
          </table:table-cell>
          <table:table-cell office:value-type="string">
            <text:p>A-0041-0004490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AIDON ENZO TELSO</text:p>
          </table:table-cell>
          <table:table-cell office:value-type="string">
            <text:p>A-0041-000449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AIDON ENZO TELSO</text:p>
          </table:table-cell>
          <table:table-cell office:value-type="string">
            <text:p>A-0043-000079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 32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4499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ICOLA RUBEN</text:p>
          </table:table-cell>
          <table:table-cell office:value-type="string">
            <text:p>A-0041-000448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1720/48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NTISTEBAN H.Y LEHMANN R.</text:p>
          </table:table-cell>
          <table:table-cell office:value-type="string">
            <text:p>A-0041-000450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1720/48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SALDA¬•A PEDRO</text:p>
          </table:table-cell>
          <table:table-cell office:value-type="string">
            <text:p>A-0041-000449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32">
            <text:p>32</text:p>
          </table:table-cell>
          <table:table-cell office:value-type="string">
            <text:p>PROINSA PROYECTO/INGENIERIA SA</text:p>
          </table:table-cell>
          <table:table-cell office:value-type="string">
            <text:p>A-0041-0004511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URISMO LAS TRES MARIAS</text:p>
          </table:table-cell>
          <table:table-cell office:value-type="string">
            <text:p>A-0041-0004518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JEEP GR. CHEROKEE LAREDO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9">
            <text:p>9</text:p>
          </table:table-cell>
          <table:table-cell office:value-type="string">
            <text:p>ALBERT ANDREAS</text:p>
          </table:table-cell>
          <table:table-cell office:value-type="string">
            <text:p>A-0041-0004518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APOLES DISTRIBUCIONES</text:p>
          </table:table-cell>
          <table:table-cell office:value-type="string">
            <text:p>A-0041-000453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SPRINTER 413 CDI/CH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EGISTRO NAC.DE LAS PERSONAS</text:p>
          </table:table-cell>
          <table:table-cell office:value-type="string">
            <text:p>A-0041-0004537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2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NESSI HUGO DANTE</text:p>
          </table:table-cell>
          <table:table-cell office:value-type="string">
            <text:p>A-0041-000455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OSKO PEDRO ANTONIO</text:p>
          </table:table-cell>
          <table:table-cell office:value-type="string">
            <text:p>A-0041-0004550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HELL CIA.ARGENTINA DE PETROL.</text:p>
          </table:table-cell>
          <table:table-cell office:value-type="string">
            <text:p>A-0041-0004561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13">
            <text:p>13</text:p>
          </table:table-cell>
          <table:table-cell office:value-type="string">
            <text:p>PAEZ OSCAR ROBERTO</text:p>
          </table:table-cell>
          <table:table-cell office:value-type="string">
            <text:p>A-0041-0004568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NTO TOME S.R.L.(EN FORMACION)</text:p>
          </table:table-cell>
          <table:table-cell office:value-type="string">
            <text:p>A-0041-0004568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NTO TOME S.R.L.(EN FORMACION)</text:p>
          </table:table-cell>
          <table:table-cell office:value-type="string">
            <text:p>A-0043-000089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13">
            <text:p>13</text:p>
          </table:table-cell>
          <table:table-cell office:value-type="string">
            <text:p>PAEZ OSCAR ROBERTO</text:p>
          </table:table-cell>
          <table:table-cell office:value-type="string">
            <text:p>A-0043-0000792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IBENS LEASING S.A.</text:p>
          </table:table-cell>
          <table:table-cell office:value-type="string">
            <text:p>A-0041-0004579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AUBE WALDEMAR</text:p>
          </table:table-cell>
          <table:table-cell office:value-type="string">
            <text:p>A-0041-0004579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ILAT ROGELIO</text:p>
          </table:table-cell>
          <table:table-cell office:value-type="string">
            <text:p>A-0041-0004585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TINO, JUAN RAFAEL</text:p>
          </table:table-cell>
          <table:table-cell office:value-type="string">
            <text:p>A-0041-000458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ACAVI S.A.C.I.A.E.I.</text:p>
          </table:table-cell>
          <table:table-cell office:value-type="string">
            <text:p>A-0041-000460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IACOMELLI ALCIDES/LAVANDALIO</text:p>
          </table:table-cell>
          <table:table-cell office:value-type="string">
            <text:p>A-0041-000460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2">
            <text:p>2002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ELLINI JUAN CARLOS</text:p>
          </table:table-cell>
          <table:table-cell office:value-type="string">
            <text:p>A-0041-0004397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HIABRANDO FABIAN ALEJANDRO</text:p>
          </table:table-cell>
          <table:table-cell office:value-type="string">
            <text:p>A-0041-0004616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ONES RUIZ FABIO RAFAEL</text:p>
          </table:table-cell>
          <table:table-cell office:value-type="string">
            <text:p>A-0041-0004622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LASE A 19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DILORETO EDUARDO</text:p>
          </table:table-cell>
          <table:table-cell office:value-type="string">
            <text:p>A-0041-0004616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 23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string">
            <text:p>A-0041-0004651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IZARZA ARTURO Y OTRO</text:p>
          </table:table-cell>
          <table:table-cell office:value-type="string">
            <text:p>A-0041-000464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ESTABLECIMIENTO DON AUGUSTO S.R.L.</text:p>
          </table:table-cell>
          <table:table-cell office:value-type="string">
            <text:p>A-0041-000465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LK 320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MERITANO MIGUEL</text:p>
          </table:table-cell>
          <table:table-cell office:value-type="string">
            <text:p>A-0041-000463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ORTE HUGO Y JOSEFA</text:p>
          </table:table-cell>
          <table:table-cell office:value-type="string">
            <text:p>A-0041-000466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9">
            <text:p>9</text:p>
          </table:table-cell>
          <table:table-cell office:value-type="string">
            <text:p>FLORIO RUBEN</text:p>
          </table:table-cell>
          <table:table-cell office:value-type="string">
            <text:p>A-0041-000466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APELLI ADOLFO</text:p>
          </table:table-cell>
          <table:table-cell office:value-type="string">
            <text:p>A-0041-0004677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E BERNARDO OSCAR</text:p>
          </table:table-cell>
          <table:table-cell office:value-type="string">
            <text:p>A-0041-0004657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E BERNARDO OSCAR</text:p>
          </table:table-cell>
          <table:table-cell office:value-type="string">
            <text:p>A-0041-0004657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AURE ELADIO ROBERTO</text:p>
          </table:table-cell>
          <table:table-cell office:value-type="string">
            <text:p>A-0041-000466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IANCO MIGUEL</text:p>
          </table:table-cell>
          <table:table-cell office:value-type="string">
            <text:p>A-0041-000466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OKE CARLOS ROQUE</text:p>
          </table:table-cell>
          <table:table-cell office:value-type="string">
            <text:p>A-0041-0004684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LK 320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BRIGNONE ELINA JOSE MAR. B.DE</text:p>
          </table:table-cell>
          <table:table-cell office:value-type="string">
            <text:p>A-0041-000468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TINEZ JORGE DANIEL</text:p>
          </table:table-cell>
          <table:table-cell office:value-type="string">
            <text:p>A-0041-000469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IERA</text:p>
          </table:table-cell>
          <table:table-cell office:value-type="string">
            <text:p>A-0041-000469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URADOR OMAR JESUS</text:p>
          </table:table-cell>
          <table:table-cell office:value-type="string">
            <text:p>A-0041-0004697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37">
            <text:p>37</text:p>
          </table:table-cell>
          <table:table-cell office:value-type="string">
            <text:p>TRAINMET CICCONE SITEMAS SA</text:p>
          </table:table-cell>
          <table:table-cell office:value-type="string">
            <text:p>A-0041-000471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UTIERREZ PAULO NICOLAS</text:p>
          </table:table-cell>
          <table:table-cell office:value-type="string">
            <text:p>A-0041-0004704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EZA CAMILA DEL CARMEN</text:p>
          </table:table-cell>
          <table:table-cell office:value-type="string">
            <text:p>A-0041-0004704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ENCHIO HUGO Y MARCELA</text:p>
          </table:table-cell>
          <table:table-cell office:value-type="string">
            <text:p>A-0041-0004719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HILBOIS ROGELIO AMERICO</text:p>
          </table:table-cell>
          <table:table-cell office:value-type="string">
            <text:p>A-0041-000471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UNA HILDA ROSA</text:p>
          </table:table-cell>
          <table:table-cell office:value-type="string">
            <text:p>A-0041-0004719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NSPORTE PECORARO-PECORARO P</text:p>
          </table:table-cell>
          <table:table-cell office:value-type="string">
            <text:p>A-0041-0004721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RCHIPRETE,O.Y GIOVAGNOLI SER.</text:p>
          </table:table-cell>
          <table:table-cell office:value-type="string">
            <text:p>A-0041-0004728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UNTUNET MAURICIO</text:p>
          </table:table-cell>
          <table:table-cell office:value-type="string">
            <text:p>A-0041-000473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MAGNOLI CELIO DAVID</text:p>
          </table:table-cell>
          <table:table-cell office:value-type="string">
            <text:p>A-0041-000473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URGERT S.A.</text:p>
          </table:table-cell>
          <table:table-cell office:value-type="string">
            <text:p>A-0041-000473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ML 270 CDI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SCHREIER VICTOR</text:p>
          </table:table-cell>
          <table:table-cell office:value-type="string">
            <text:p>A-0041-000475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 23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ABD</text:p>
          </table:table-cell>
          <table:table-cell office:value-type="string">
            <text:p>A-0041-000476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13">
            <text:p>13</text:p>
          </table:table-cell>
          <table:table-cell office:value-type="string">
            <text:p>BARONETTI D.Y MAMANI MAIZARES</text:p>
          </table:table-cell>
          <table:table-cell office:value-type="string">
            <text:p>A-0041-000478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SPRINTER 311 CDI/F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ACCA GUSTAVO MARCELO</text:p>
          </table:table-cell>
          <table:table-cell office:value-type="string">
            <text:p>A-0041-0004783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NSPORTE LOS DOS HERMANOS</text:p>
          </table:table-cell>
          <table:table-cell office:value-type="string">
            <text:p>A-0041-0004783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32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LDAME CARLOS ALBERTO</text:p>
          </table:table-cell>
          <table:table-cell office:value-type="string">
            <text:p>A-0041-0004792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PELLO JOSE</text:p>
          </table:table-cell>
          <table:table-cell office:value-type="string">
            <text:p>A-0041-000478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DRIGUEZ OSCAR</text:p>
          </table:table-cell>
          <table:table-cell office:value-type="string">
            <text:p>A-0041-000478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RANEL BAIRES SA</text:p>
          </table:table-cell>
          <table:table-cell office:value-type="string">
            <text:p>A-0041-0004783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783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IVANOVICH JOSE</text:p>
          </table:table-cell>
          <table:table-cell office:value-type="string">
            <text:p>A-0041-0004783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MERICAN TRANSP.INTERN.CHILE</text:p>
          </table:table-cell>
          <table:table-cell office:value-type="string">
            <text:p>A-0041-000475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ORD JUAN CARLOS</text:p>
          </table:table-cell>
          <table:table-cell office:value-type="string">
            <text:p>A-0041-0004758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3">
            <text:p>2003</text:p>
          </table:table-cell>
          <table:table-cell office:value-type="string">
            <text:p>CARAVAN SE 2.5</text:p>
          </table:table-cell>
          <table:table-cell office:value-type="string">
            <text:p>VAN</text:p>
          </table:table-cell>
          <table:table-cell office:value-type="string">
            <text:p>AUTOMOVIL</text:p>
          </table:table-cell>
          <table:table-cell office:value-type="string">
            <text:p>DODGE</text:p>
          </table:table-cell>
          <table:table-cell office:value-type="float" office:value="37">
            <text:p>37</text:p>
          </table:table-cell>
          <table:table-cell office:value-type="string">
            <text:p>ABATTE ENRIQUE</text:p>
          </table:table-cell>
          <table:table-cell office:value-type="string">
            <text:p>A-0041-00047658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INSSJP</text:p>
          </table:table-cell>
          <table:table-cell office:value-type="string">
            <text:p>A-0041-00048090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809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HENSCHEID ALBERTO M.</text:p>
          </table:table-cell>
          <table:table-cell office:value-type="string">
            <text:p>A-0041-00048099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INA JORGE ALBERTO</text:p>
          </table:table-cell>
          <table:table-cell office:value-type="string">
            <text:p>A-0041-0004809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NSSAL SRL</text:p>
          </table:table-cell>
          <table:table-cell office:value-type="string">
            <text:p>A-0041-0004813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EL GRECO ANTONIO NICOLAS</text:p>
          </table:table-cell>
          <table:table-cell office:value-type="string">
            <text:p>A-0041-0004827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ORGO HORACIO RENE</text:p>
          </table:table-cell>
          <table:table-cell office:value-type="string">
            <text:p>A-0041-0004819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UR DEL SALADO S.R.L.</text:p>
          </table:table-cell>
          <table:table-cell office:value-type="string">
            <text:p>A-0041-0004821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UGON ESTELA BEATRIZ</text:p>
          </table:table-cell>
          <table:table-cell office:value-type="string">
            <text:p>A-0041-00048130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ORICONI, ALBERTO ANTONIO</text:p>
          </table:table-cell>
          <table:table-cell office:value-type="string">
            <text:p>A-0041-00048129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NSMIX</text:p>
          </table:table-cell>
          <table:table-cell office:value-type="string">
            <text:p>A-0041-0004837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UFFA DAMIAN ANTONIO</text:p>
          </table:table-cell>
          <table:table-cell office:value-type="string">
            <text:p>A-0041-0004837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URROX HECTOR EMILIO</text:p>
          </table:table-cell>
          <table:table-cell office:value-type="string">
            <text:p>A-0041-00048247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824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DIAZ CARLOS GERARDO</text:p>
          </table:table-cell>
          <table:table-cell office:value-type="string">
            <text:p>A-0041-0004849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VILALTELLA Y VALLS S.A.</text:p>
          </table:table-cell>
          <table:table-cell office:value-type="string">
            <text:p>A-0041-0004851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SSINI OSCAR LUIS</text:p>
          </table:table-cell>
          <table:table-cell office:value-type="string">
            <text:p>A-0041-0004860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 CDI/F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OMEZ HUGO OSVALDO</text:p>
          </table:table-cell>
          <table:table-cell office:value-type="string">
            <text:p>A-0041-0004874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OPEZ SALVADOR</text:p>
          </table:table-cell>
          <table:table-cell office:value-type="string">
            <text:p>A-0041-000486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ERSAN SACIF</text:p>
          </table:table-cell>
          <table:table-cell office:value-type="string">
            <text:p>A-0041-000486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ESCIRELLI LUIS</text:p>
          </table:table-cell>
          <table:table-cell office:value-type="string">
            <text:p>A-0041-000486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UNICIPALIDAD DE BENITO JUAREZ</text:p>
          </table:table-cell>
          <table:table-cell office:value-type="string">
            <text:p>A-0041-0004874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0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872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0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 CDI/F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08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4910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24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15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24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15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2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18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18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26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2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1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1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4911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3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34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 CDI/F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46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4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42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42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6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60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6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3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7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8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79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4976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88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8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8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92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91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4991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498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498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LASE A 19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string">
            <text:p>A-0041-000498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string">
            <text:p>A-0041-0005022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22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03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00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22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00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07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03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3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1938/51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41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41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41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48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3 CDI/C3550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57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72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088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8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8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72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72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072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07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 CDI/F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1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08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08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10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08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18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2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2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31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3 CDI/C3550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182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53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51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32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50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178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string">
            <text:p>A-0041-0005178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LK 320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186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LK 200 KOMPRESSOR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185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LK 320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18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185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90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A-0041-000519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99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92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192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ACCELO 915C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06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19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200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25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53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08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06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JEEP GR. CHEROKEE LAREDO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string">
            <text:p>A-0041-000520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53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5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18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18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13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1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12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57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5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ARAVAN SE 2.5</text:p>
          </table:table-cell>
          <table:table-cell office:value-type="string">
            <text:p>VAN</text:p>
          </table:table-cell>
          <table:table-cell office:value-type="string">
            <text:p>AUTOMOVIL</text:p>
          </table:table-cell>
          <table:table-cell office:value-type="string">
            <text:p>DODGE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string">
            <text:p>A-0041-000526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string">
            <text:p>A-0041-0005266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string">
            <text:p>A-0041-0005266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string">
            <text:p>A-0041-0005266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84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218/51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84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76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76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76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9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9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9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90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290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0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1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31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14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14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14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1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VIANO 2.2 CDI</text:p>
          </table:table-cell>
          <table:table-cell office:value-type="string">
            <text:p>V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342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43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51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5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5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GRAND CARAVAN LTD. 3.3L</text:p>
          </table:table-cell>
          <table:table-cell office:value-type="string">
            <text:p>VAN</text:p>
          </table:table-cell>
          <table:table-cell office:value-type="string">
            <text:p>AUTOMOVIL</text:p>
          </table:table-cell>
          <table:table-cell office:value-type="string">
            <text:p>JEEP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378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62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8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86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86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86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98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413 CDI/C 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98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69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string">
            <text:p>A-0041-0005400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386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346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string">
            <text:p>A-0041-0005429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423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431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419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42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459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LK 320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484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459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459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459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458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458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218/51</text:p>
          </table:table-cell>
          <table:table-cell office:value-type="string">
            <text:p>MED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458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438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438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string">
            <text:p>A-0041-000549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0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23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2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522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22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22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22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413 CDI/CH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67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string">
            <text:p>A-0041-0005564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4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4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32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710/37 CHASIS c/ CABINA p/ CAMION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0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710/37 CHASIS c/ CABINA p/ CAMION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7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710/37 CHASIS c/ CABINA p/ CAMION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46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710/37 CHASIS c/ CABINA p/ CAMION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22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4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 CDI/F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81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85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SPRINTER 311 CDI/F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8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85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85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59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59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9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522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6126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3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615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3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615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594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594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4">
            <text:p>2004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5928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631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626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626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626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6314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631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9">
            <text:p>39</text:p>
          </table:table-cell>
          <table:table-cell office:value-type="string">
            <text:p>NULL</text:p>
          </table:table-cell>
          <table:table-cell office:value-type="string">
            <text:p>A-0041-0005668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6680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string">
            <text:p>A-0041-0005668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6684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string">
            <text:p>A-0041-0005668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6880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688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688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6884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688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6886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690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690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690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6904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690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10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10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105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1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7239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string">
            <text:p>A-0041-0005688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32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33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37">
            <text:p>37</text:p>
          </table:table-cell>
          <table:table-cell office:value-type="string">
            <text:p>NULL</text:p>
          </table:table-cell>
          <table:table-cell office:value-type="string">
            <text:p>A-0041-0005483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20 CDI COUPE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string">
            <text:p>A-0041-0005729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73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string">
            <text:p>A-0041-0005737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573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56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5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5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LASE A 190 AVANTGARD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string">
            <text:p>A-0041-000575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768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5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5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5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90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68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6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75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string">
            <text:p>A-0041-000576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3 CDI/C3550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802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3 CDI/F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822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816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81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838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838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848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848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854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85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897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89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1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21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921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21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21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21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34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41-000594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string">
            <text:p>A-0041-000594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4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4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1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3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string">
            <text:p>A-0041-0005959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4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958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959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41-0005958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3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5958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6005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6005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600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6005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600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6010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6010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string">
            <text:p>A-0041-0006010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6010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1-0006018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606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41-0006046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73-0000000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0003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0003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43-0000003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0011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 CDI/F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0011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0011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0014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0014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ROSSETTI MARCELO RENE</text:p>
          </table:table-cell>
          <table:table-cell office:value-type="string">
            <text:p>A-0073-0000052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FASSI ALFREDO MIGUEL</text:p>
          </table:table-cell>
          <table:table-cell office:value-type="string">
            <text:p>A-0073-0000052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ITALGAS S.A.</text:p>
          </table:table-cell>
          <table:table-cell office:value-type="string">
            <text:p>A-0073-000004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CANELA JUAN CARLOS</text:p>
          </table:table-cell>
          <table:table-cell office:value-type="string">
            <text:p>A-0073-0000082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A ESPUELA PAMPEANA S.A.</text:p>
          </table:table-cell>
          <table:table-cell office:value-type="string">
            <text:p>A-0073-0000082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UTOMOTORES EL CONDOR S.A.</text:p>
          </table:table-cell>
          <table:table-cell office:value-type="string">
            <text:p>A-0073-0000081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ENTO CONFORT</text:p>
          </table:table-cell>
          <table:table-cell office:value-type="string">
            <text:p>A-0073-0000081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13">
            <text:p>13</text:p>
          </table:table-cell>
          <table:table-cell office:value-type="string">
            <text:p>BORGARELLO JUAN CARLOS E HIJOS</text:p>
          </table:table-cell>
          <table:table-cell office:value-type="string">
            <text:p>A-0073-0000061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32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36">
            <text:p>36</text:p>
          </table:table-cell>
          <table:table-cell office:value-type="string">
            <text:p>TRADECAR S.R.L.</text:p>
          </table:table-cell>
          <table:table-cell office:value-type="string">
            <text:p>A-0073-0000056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BOVINA JORGE ALBERTO</text:p>
          </table:table-cell>
          <table:table-cell office:value-type="string">
            <text:p>A-0073-0000056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LASE A 160 CLASSIC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73-0000056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36">
            <text:p>36</text:p>
          </table:table-cell>
          <table:table-cell office:value-type="string">
            <text:p>QUARANTA CARLOS</text:p>
          </table:table-cell>
          <table:table-cell office:value-type="string">
            <text:p>A-0073-0000064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LASE A 190 ELEGANCE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2">
            <text:p>22</text:p>
          </table:table-cell>
          <table:table-cell office:value-type="string">
            <text:p>LIMANSKY MOISES NATALIO</text:p>
          </table:table-cell>
          <table:table-cell office:value-type="string">
            <text:p>A-0073-000009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 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ORGARELLO JUAN CARLOS Y ROMERO LIDIA</text:p>
          </table:table-cell>
          <table:table-cell office:value-type="string">
            <text:p>A-0073-0000097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OCETE SILVIO FRANCISCO</text:p>
          </table:table-cell>
          <table:table-cell office:value-type="string">
            <text:p>A-0073-0000099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LUCCI MARIO, GERARDO Y PABLO SH</text:p>
          </table:table-cell>
          <table:table-cell office:value-type="string">
            <text:p>A-0073-000009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32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string">
            <text:p>A-0073-0000116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710/42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RBIERI Y CIA. S.R.L.</text:p>
          </table:table-cell>
          <table:table-cell office:value-type="string">
            <text:p>A-0073-000011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320 SEDAN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FERRERO BERNARDO</text:p>
          </table:table-cell>
          <table:table-cell office:value-type="string">
            <text:p>A-0073-0000128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RUBEN MARCELO</text:p>
          </table:table-cell>
          <table:table-cell office:value-type="string">
            <text:p>A-0073-0000128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ORGONOVO CARLOS DANIEL Y MAGNANO ALCIDE</text:p>
          </table:table-cell>
          <table:table-cell office:value-type="string">
            <text:p>A-0073-0000155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KALBERMATEN CLAUDIA</text:p>
          </table:table-cell>
          <table:table-cell office:value-type="string">
            <text:p>A-0073-000011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ORPAPEL SAIC</text:p>
          </table:table-cell>
          <table:table-cell office:value-type="string">
            <text:p>A-0073-0000116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RMANDO RODOLFO HECTOR</text:p>
          </table:table-cell>
          <table:table-cell office:value-type="string">
            <text:p>A-0073-0000108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RBERI Y CIA. S.A.</text:p>
          </table:table-cell>
          <table:table-cell office:value-type="string">
            <text:p>A-0073-000011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EMAGRO S.R.L.</text:p>
          </table:table-cell>
          <table:table-cell office:value-type="string">
            <text:p>A-0073-000011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3 CDI/C3550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LQUIMAQ S.R.L.</text:p>
          </table:table-cell>
          <table:table-cell office:value-type="string">
            <text:p>A-0073-0000179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RUR RENE EDGARDO</text:p>
          </table:table-cell>
          <table:table-cell office:value-type="string">
            <text:p>A-0073-0000179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 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LOMBERO ALBERTO Y NESTOR</text:p>
          </table:table-cell>
          <table:table-cell office:value-type="string">
            <text:p>A-0073-0000180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ROLA SANTI CLAUDIO RUBEN</text:p>
          </table:table-cell>
          <table:table-cell office:value-type="string">
            <text:p>A-0073-0000187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ZAMPOL JOSE LUIS</text:p>
          </table:table-cell>
          <table:table-cell office:value-type="string">
            <text:p>A-0073-0000115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SSO JOSE LUIS BIENVENIDO</text:p>
          </table:table-cell>
          <table:table-cell office:value-type="string">
            <text:p>A-0073-0000108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ISANI DANIEL GAUDENCIO</text:p>
          </table:table-cell>
          <table:table-cell office:value-type="string">
            <text:p>A-0073-0000108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ELFABRO JUAN JOSE</text:p>
          </table:table-cell>
          <table:table-cell office:value-type="string">
            <text:p>A-0073-0000108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ORPORATO ALBERTO RAMON</text:p>
          </table:table-cell>
          <table:table-cell office:value-type="string">
            <text:p>A-0073-000018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HIMINELLO ALFREDO BRUNO</text:p>
          </table:table-cell>
          <table:table-cell office:value-type="string">
            <text:p>A-0073-0000129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POVILLA CRISTIAN Y GUSTAVO</text:p>
          </table:table-cell>
          <table:table-cell office:value-type="string">
            <text:p>A-0073-0000155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UNIVERSIDAD NAC. DE STGO. DEL ESTERO</text:p>
          </table:table-cell>
          <table:table-cell office:value-type="string">
            <text:p>A-0073-0000155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RCIA JORGE</text:p>
          </table:table-cell>
          <table:table-cell office:value-type="string">
            <text:p>A-0073-000015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H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KUNICHEK MARCELO</text:p>
          </table:table-cell>
          <table:table-cell office:value-type="string">
            <text:p>A-0073-000019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1944S</text:p>
          </table:table-cell>
          <table:table-cell office:value-type="string">
            <text:p>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GIORDANO LUCAS MARIANO</text:p>
          </table:table-cell>
          <table:table-cell office:value-type="string">
            <text:p>A-0073-0000155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ERRERO OSVALDO BENITO</text:p>
          </table:table-cell>
          <table:table-cell office:value-type="string">
            <text:p>A-0001-0000186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ONG BOASSO MARCELO FABIO</text:p>
          </table:table-cell>
          <table:table-cell office:value-type="string">
            <text:p>A-0073-000021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VIVAS CLAUDIO ALEJANDRO</text:p>
          </table:table-cell>
          <table:table-cell office:value-type="string">
            <text:p>A-0073-000021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ORIONDO DE PONS E HIJOS S.H.</text:p>
          </table:table-cell>
          <table:table-cell office:value-type="string">
            <text:p>A-0073-000018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HIOCCONI LILIANA CECILIA</text:p>
          </table:table-cell>
          <table:table-cell office:value-type="string">
            <text:p>A-0073-0000187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¬•ON MIGUEL JACINTO</text:p>
          </table:table-cell>
          <table:table-cell office:value-type="string">
            <text:p>A-0073-0000187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¬•ON DIEGO MIGUEL</text:p>
          </table:table-cell>
          <table:table-cell office:value-type="string">
            <text:p>A-0073-000019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LANES CARLOS DANIEL</text:p>
          </table:table-cell>
          <table:table-cell office:value-type="string">
            <text:p>A-0073-0000190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LBERIONE BERNARDO</text:p>
          </table:table-cell>
          <table:table-cell office:value-type="string">
            <text:p>A-0073-000020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LANO VICTOR EDUARDO</text:p>
          </table:table-cell>
          <table:table-cell office:value-type="string">
            <text:p>A-0073-000019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AZER RICARDO RODRIGO</text:p>
          </table:table-cell>
          <table:table-cell office:value-type="string">
            <text:p>A-0073-000019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LIASSO REDENTE Y CARLOS SH</text:p>
          </table:table-cell>
          <table:table-cell office:value-type="string">
            <text:p>A-0073-0000232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0249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SARES OSCAR RUBEN</text:p>
          </table:table-cell>
          <table:table-cell office:value-type="string">
            <text:p>A-0073-0000231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 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AMOS SALVADORA DEL CARMEN</text:p>
          </table:table-cell>
          <table:table-cell office:value-type="string">
            <text:p>A-0073-0000263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MONTES SERGIO GABRIEL</text:p>
          </table:table-cell>
          <table:table-cell office:value-type="string">
            <text:p>A-0073-0000249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H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ZENCKLUSEN MIGUEL LEOPOLDO</text:p>
          </table:table-cell>
          <table:table-cell office:value-type="string">
            <text:p>A-0073-0000249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OZA FABIOLA ELIZABETH</text:p>
          </table:table-cell>
          <table:table-cell office:value-type="string">
            <text:p>A-0073-0000228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INGENIERIA EN PINTURAS</text:p>
          </table:table-cell>
          <table:table-cell office:value-type="string">
            <text:p>A-0073-0000249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RCIA NORMA NOEMI</text:p>
          </table:table-cell>
          <table:table-cell office:value-type="string">
            <text:p>A-0073-0000232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UHEN ING. Y GESTION S.A.</text:p>
          </table:table-cell>
          <table:table-cell office:value-type="string">
            <text:p>A-0073-0000232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PELLO MIGUEL ANGEL</text:p>
          </table:table-cell>
          <table:table-cell office:value-type="string">
            <text:p>A-0073-0000232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RONSINO Y CABALARO S.A.</text:p>
          </table:table-cell>
          <table:table-cell office:value-type="string">
            <text:p>A-0073-0000231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ORTOLON ALEJANDRO NORBERTO</text:p>
          </table:table-cell>
          <table:table-cell office:value-type="string">
            <text:p>A-0073-0000232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U JEAN PIERRE LOUIS</text:p>
          </table:table-cell>
          <table:table-cell office:value-type="string">
            <text:p>A-0073-0000231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EIROTTI RAMON FRANCISCO</text:p>
          </table:table-cell>
          <table:table-cell office:value-type="string">
            <text:p>A-0073-0000231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ASTORE DANIEL</text:p>
          </table:table-cell>
          <table:table-cell office:value-type="string">
            <text:p>A-0073-0000263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JEEP GR. CHEROKEE LAREDO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13">
            <text:p>13</text:p>
          </table:table-cell>
          <table:table-cell office:value-type="string">
            <text:p>RADIODIFUSORA DEL OESTE S.R.L.</text:p>
          </table:table-cell>
          <table:table-cell office:value-type="string">
            <text:p>A-0073-0000228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PIVETTA NICOLAS EDUARDO Y MARIA LAURA SH</text:p>
          </table:table-cell>
          <table:table-cell office:value-type="string">
            <text:p>A-0073-0000249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ACHINSKY ESTELLA MARY (FIDUCIARIA)</text:p>
          </table:table-cell>
          <table:table-cell office:value-type="string">
            <text:p>A-0073-000031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ERESIN JOSE ALFREDO</text:p>
          </table:table-cell>
          <table:table-cell office:value-type="string">
            <text:p>A-0073-000031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 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ACCA NELSON</text:p>
          </table:table-cell>
          <table:table-cell office:value-type="string">
            <text:p>A-0073-0000317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EIGGENER CARLOS EDUARDO</text:p>
          </table:table-cell>
          <table:table-cell office:value-type="string">
            <text:p>A-0073-000031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EDRAN DANIEL</text:p>
          </table:table-cell>
          <table:table-cell office:value-type="string">
            <text:p>A-0073-0000314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INGOLANI JOSE DOMINGO</text:p>
          </table:table-cell>
          <table:table-cell office:value-type="string">
            <text:p>A-0073-0000323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H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AS DA BRE S.R.L.</text:p>
          </table:table-cell>
          <table:table-cell office:value-type="string">
            <text:p>A-0073-000032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ORTCOUPE C 230 V6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BERANDEBI <text:s/>S.A.</text:p>
          </table:table-cell>
          <table:table-cell office:value-type="string">
            <text:p>A-0073-000034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ORTCOUPE C 230 V6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DELFINO ADDUL Y GABRIELA</text:p>
          </table:table-cell>
          <table:table-cell office:value-type="string">
            <text:p>A-0073-0000344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36">
            <text:p>36</text:p>
          </table:table-cell>
          <table:table-cell office:value-type="string">
            <text:p>BA¬•ON MIGUEL JACINTO</text:p>
          </table:table-cell>
          <table:table-cell office:value-type="string">
            <text:p>A-0073-0000228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ONTESUR S.A.</text:p>
          </table:table-cell>
          <table:table-cell office:value-type="string">
            <text:p>A-0073-0000338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EARZOTTI SEBASTIAN</text:p>
          </table:table-cell>
          <table:table-cell office:value-type="string">
            <text:p>A-0073-000033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9">
            <text:p>39</text:p>
          </table:table-cell>
          <table:table-cell office:value-type="string">
            <text:p>CECCHI ADRIAN JOSE</text:p>
          </table:table-cell>
          <table:table-cell office:value-type="string">
            <text:p>A-0073-0000344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UAD CAB 4X4 TD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9">
            <text:p>39</text:p>
          </table:table-cell>
          <table:table-cell office:value-type="string">
            <text:p>CECCHI ADRIAN JOSE</text:p>
          </table:table-cell>
          <table:table-cell office:value-type="string">
            <text:p>A-0073-0000344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1720 A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NCERO RODOLFO</text:p>
          </table:table-cell>
          <table:table-cell office:value-type="string">
            <text:p>A-0073-0000345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NSPORTE LIBERTADOR S.A.</text:p>
          </table:table-cell>
          <table:table-cell office:value-type="string">
            <text:p>A-0073-0000353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EGOM S.R.L.</text:p>
          </table:table-cell>
          <table:table-cell office:value-type="string">
            <text:p>A-0073-0000353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URASCHI EMILIO JUAN</text:p>
          </table:table-cell>
          <table:table-cell office:value-type="string">
            <text:p>A-0073-0000353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IALARDO CIGOGNA VILMA</text:p>
          </table:table-cell>
          <table:table-cell office:value-type="string">
            <text:p>A-0073-0000353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ARREDONDO VILMA</text:p>
          </table:table-cell>
          <table:table-cell office:value-type="string">
            <text:p>A-0073-000039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ORTA JORGE</text:p>
          </table:table-cell>
          <table:table-cell office:value-type="string">
            <text:p>A-0073-0000397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RODA ASOCIADOS S.R.L.</text:p>
          </table:table-cell>
          <table:table-cell office:value-type="string">
            <text:p>A-0073-000039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EDIFICACIONES S.A.</text:p>
          </table:table-cell>
          <table:table-cell office:value-type="string">
            <text:p>A-0073-000039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OLI GUSTAVO ALBERTO</text:p>
          </table:table-cell>
          <table:table-cell office:value-type="string">
            <text:p>A-0073-0000370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RBERO ROQUE</text:p>
          </table:table-cell>
          <table:table-cell office:value-type="string">
            <text:p>A-0073-0000370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BRATTE ENRIQUE</text:p>
          </table:table-cell>
          <table:table-cell office:value-type="string">
            <text:p>A-0073-0000370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710/42 EURO II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AROLA YONI GERMAN</text:p>
          </table:table-cell>
          <table:table-cell office:value-type="string">
            <text:p>A-0073-0000333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36">
            <text:p>36</text:p>
          </table:table-cell>
          <table:table-cell office:value-type="string">
            <text:p>CASTELLANO VICTOR HUGO</text:p>
          </table:table-cell>
          <table:table-cell office:value-type="string">
            <text:p>A-0073-000039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 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EIDEL NESTOR ABEL</text:p>
          </table:table-cell>
          <table:table-cell office:value-type="string">
            <text:p>A-0073-0000422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ZENKLUSSEN HOLGER JOSE</text:p>
          </table:table-cell>
          <table:table-cell office:value-type="string">
            <text:p>A-0073-0000430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13">
            <text:p>13</text:p>
          </table:table-cell>
          <table:table-cell office:value-type="string">
            <text:p>CHIAVERANO RUBEN</text:p>
          </table:table-cell>
          <table:table-cell office:value-type="string">
            <text:p>A-0073-0000438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HIAPERO Y ASOC. S.R.L.</text:p>
          </table:table-cell>
          <table:table-cell office:value-type="string">
            <text:p>A-0073-0000439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AIOLA CRISTINA CELIA</text:p>
          </table:table-cell>
          <table:table-cell office:value-type="string">
            <text:p>A-0073-0000439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40">
            <text:p>40</text:p>
          </table:table-cell>
          <table:table-cell office:value-type="string">
            <text:p>BRAHMAN S.R.L.</text:p>
          </table:table-cell>
          <table:table-cell office:value-type="string">
            <text:p>A-0073-000044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H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ORDINADORA SERRANA S.R.L.</text:p>
          </table:table-cell>
          <table:table-cell office:value-type="string">
            <text:p>A-0073-000043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 Y K <text:s/>S.R.L.</text:p>
          </table:table-cell>
          <table:table-cell office:value-type="string">
            <text:p>A-0073-000044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3 CDI/C3550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YE PALMIERI ANA ROSA</text:p>
          </table:table-cell>
          <table:table-cell office:value-type="string">
            <text:p>A-0073-0000490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RAVALLE JUAN CARLOS</text:p>
          </table:table-cell>
          <table:table-cell office:value-type="string">
            <text:p>A-0073-0000500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RBERO CESAR</text:p>
          </table:table-cell>
          <table:table-cell office:value-type="string">
            <text:p>A-0073-0000490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ORNARI JAVIER FERNANDO CLAUDIO DANIEL</text:p>
          </table:table-cell>
          <table:table-cell office:value-type="string">
            <text:p>A-0073-0000490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H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ERAUDO AGROPECUARIA S. DE H.</text:p>
          </table:table-cell>
          <table:table-cell office:value-type="string">
            <text:p>A-0073-0000527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LK 350</text:p>
          </table:table-cell>
          <table:table-cell office:value-type="string">
            <text:p>COUPE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FERNANDEZ ALBERTO JOSE LUIS</text:p>
          </table:table-cell>
          <table:table-cell office:value-type="string">
            <text:p>A-0073-000046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9">
            <text:p>9</text:p>
          </table:table-cell>
          <table:table-cell office:value-type="string">
            <text:p>PFEIFFER OLINDA LUISA</text:p>
          </table:table-cell>
          <table:table-cell office:value-type="string">
            <text:p>A-0073-000052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OPEZ CARLOS ALBERTO</text:p>
          </table:table-cell>
          <table:table-cell office:value-type="string">
            <text:p>A-0073-0000480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OCAMPO OSMAR OVIDIO</text:p>
          </table:table-cell>
          <table:table-cell office:value-type="string">
            <text:p>A-0073-000048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LIANZA INVERSORA S.A.</text:p>
          </table:table-cell>
          <table:table-cell office:value-type="string">
            <text:p>A-0073-000048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ONTANA ROMINA EVELYN</text:p>
          </table:table-cell>
          <table:table-cell office:value-type="string">
            <text:p>A-0073-000048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30 V6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LAS PRADERAS SEMILLAS FORRAJERAS S.R.L.</text:p>
          </table:table-cell>
          <table:table-cell office:value-type="string">
            <text:p>A-0073-0000467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1728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LENAZZIO VICTOR DOMINGO</text:p>
          </table:table-cell>
          <table:table-cell office:value-type="string">
            <text:p>A-0073-000052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SSEI DELCIDE</text:p>
          </table:table-cell>
          <table:table-cell office:value-type="string">
            <text:p>A-0073-000053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S SOCIEDAD ANONIMA</text:p>
          </table:table-cell>
          <table:table-cell office:value-type="string">
            <text:p>A-0073-0000533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HIRARDOTTI DANIEL</text:p>
          </table:table-cell>
          <table:table-cell office:value-type="string">
            <text:p>A-0073-0000533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 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ERALTA HUGO DANIEL</text:p>
          </table:table-cell>
          <table:table-cell office:value-type="string">
            <text:p>A-0073-0000533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RAM 2500 SLT QC 4X4 TD LARAMIE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ESPERANZA DISTRIBUCIONES</text:p>
          </table:table-cell>
          <table:table-cell office:value-type="string">
            <text:p>A-0073-0000522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NSPORTE CERPLAC S.R.L.</text:p>
          </table:table-cell>
          <table:table-cell office:value-type="string">
            <text:p>A-0073-000054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IRCHER NORBERTO DANIEL</text:p>
          </table:table-cell>
          <table:table-cell office:value-type="string">
            <text:p>A-0073-000054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ERRERO MIGUEL ANGEL</text:p>
          </table:table-cell>
          <table:table-cell office:value-type="string">
            <text:p>A-0073-0000541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0541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VERSO JOSE</text:p>
          </table:table-cell>
          <table:table-cell office:value-type="string">
            <text:p>A-0073-000056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NCHA VIVIANA TERESA</text:p>
          </table:table-cell>
          <table:table-cell office:value-type="string">
            <text:p>A-0073-0000557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UCARELLI ENRIQUE</text:p>
          </table:table-cell>
          <table:table-cell office:value-type="string">
            <text:p>A-0073-0000557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ASI CARLOS ARIEL</text:p>
          </table:table-cell>
          <table:table-cell office:value-type="string">
            <text:p>A-0073-0000557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IDOLFO JUAN CARLOS</text:p>
          </table:table-cell>
          <table:table-cell office:value-type="string">
            <text:p>A-0073-000055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ALOVA RAUL OSCAR</text:p>
          </table:table-cell>
          <table:table-cell office:value-type="string">
            <text:p>A-0073-000055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AURIA MARIA VIVIANA</text:p>
          </table:table-cell>
          <table:table-cell office:value-type="string">
            <text:p>A-0073-0000576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ICOLINO RENE ALBERTO</text:p>
          </table:table-cell>
          <table:table-cell office:value-type="string">
            <text:p>A-0073-000062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IMTEC S.R.L.</text:p>
          </table:table-cell>
          <table:table-cell office:value-type="string">
            <text:p>A-0073-0000620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USSO ROBERTO Y MAURICIO SH</text:p>
          </table:table-cell>
          <table:table-cell office:value-type="string">
            <text:p>A-0073-000061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OSSO HECTOR</text:p>
          </table:table-cell>
          <table:table-cell office:value-type="string">
            <text:p>A-0073-0000619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ASTIA ALEJANDRO AGUSTIN</text:p>
          </table:table-cell>
          <table:table-cell office:value-type="string">
            <text:p>A-0073-0000619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GRINAR S.A.</text:p>
          </table:table-cell>
          <table:table-cell office:value-type="string">
            <text:p>A-0073-0000571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30 V6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36">
            <text:p>36</text:p>
          </table:table-cell>
          <table:table-cell office:value-type="string">
            <text:p>AMERICA TRANS S.R.L.</text:p>
          </table:table-cell>
          <table:table-cell office:value-type="string">
            <text:p>A-0073-0000600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ONA JORGE P.</text:p>
          </table:table-cell>
          <table:table-cell office:value-type="string">
            <text:p>A-0073-0000618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41">
            <text:p>41</text:p>
          </table:table-cell>
          <table:table-cell office:value-type="string">
            <text:p>METALURGICA MODENESI</text:p>
          </table:table-cell>
          <table:table-cell office:value-type="string">
            <text:p>A-0073-0000613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EW CASTLE S.A.</text:p>
          </table:table-cell>
          <table:table-cell office:value-type="string">
            <text:p>A-0073-000063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INA GERARDO MATIAS</text:p>
          </table:table-cell>
          <table:table-cell office:value-type="string">
            <text:p>A-0073-0000637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H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IULIANI ENRIQUE</text:p>
          </table:table-cell>
          <table:table-cell office:value-type="string">
            <text:p>A-0073-000064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C 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RLEVARO LUCIA</text:p>
          </table:table-cell>
          <table:table-cell office:value-type="string">
            <text:p>A-0073-0000642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C 200 KOMPRESSOR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BONINO EDUARDO</text:p>
          </table:table-cell>
          <table:table-cell office:value-type="string">
            <text:p>A-0073-000065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IMONCINI SILVIA DEL CARMEN</text:p>
          </table:table-cell>
          <table:table-cell office:value-type="string">
            <text:p>A-0073-0000663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USTIN JACOBO</text:p>
          </table:table-cell>
          <table:table-cell office:value-type="string">
            <text:p>A-0073-0000663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LTI MARIO ALBINO</text:p>
          </table:table-cell>
          <table:table-cell office:value-type="string">
            <text:p>A-0073-0000677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OCETE S.R.L.</text:p>
          </table:table-cell>
          <table:table-cell office:value-type="string">
            <text:p>A-0073-0000677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ENCIONI IVO</text:p>
          </table:table-cell>
          <table:table-cell office:value-type="string">
            <text:p>A-0073-000066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OPEZ HUGO ENRIQUE</text:p>
          </table:table-cell>
          <table:table-cell office:value-type="string">
            <text:p>A-0073-0000676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OVAGRO S.A.</text:p>
          </table:table-cell>
          <table:table-cell office:value-type="string">
            <text:p>A-0073-000067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VILLAREAL JORGE</text:p>
          </table:table-cell>
          <table:table-cell office:value-type="string">
            <text:p>A-0073-000067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CHIARO MARIA PAMELA</text:p>
          </table:table-cell>
          <table:table-cell office:value-type="string">
            <text:p>A-0073-0000677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RENO SERVICE S.A.</text:p>
          </table:table-cell>
          <table:table-cell office:value-type="string">
            <text:p>A-0073-0000677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05">
            <text:p>2005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BRERA RODOLFO DANIEL</text:p>
          </table:table-cell>
          <table:table-cell office:value-type="string">
            <text:p>A-0073-00006774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RAM 2500 SLT QC 4X4 TD LARAMIE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BESSONE FERNANDO Y BESSONE ESTHER</text:p>
          </table:table-cell>
          <table:table-cell office:value-type="string">
            <text:p>A-0073-0000752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ERTOLDI PATRICIA GLORIA</text:p>
          </table:table-cell>
          <table:table-cell office:value-type="string">
            <text:p>A-0073-00007617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ML-350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36">
            <text:p>36</text:p>
          </table:table-cell>
          <table:table-cell office:value-type="string">
            <text:p>PARIS GUSTAVO</text:p>
          </table:table-cell>
          <table:table-cell office:value-type="string">
            <text:p>A-0073-00007749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RSI LUIS ABEL</text:p>
          </table:table-cell>
          <table:table-cell office:value-type="string">
            <text:p>A-0073-00007818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OP.DE TAMB.EL CHIPION LTDA.</text:p>
          </table:table-cell>
          <table:table-cell office:value-type="string">
            <text:p>A-0073-00007750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GHINAUDO ROBERTO LORENZO</text:p>
          </table:table-cell>
          <table:table-cell office:value-type="string">
            <text:p>A-0073-0000775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36">
            <text:p>36</text:p>
          </table:table-cell>
          <table:table-cell office:value-type="string">
            <text:p>SANTI FRANCO</text:p>
          </table:table-cell>
          <table:table-cell office:value-type="string">
            <text:p>A-0073-00007640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ORNERIS EZIO JOSE</text:p>
          </table:table-cell>
          <table:table-cell office:value-type="string">
            <text:p>A-0073-0000809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RSAN S.R.L.</text:p>
          </table:table-cell>
          <table:table-cell office:value-type="string">
            <text:p>A-0073-00007909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UNIG VERONICA</text:p>
          </table:table-cell>
          <table:table-cell office:value-type="string">
            <text:p>A-0073-0000797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ONNAR S.R.L.</text:p>
          </table:table-cell>
          <table:table-cell office:value-type="string">
            <text:p>A-0073-0000797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IOTTI JOSE OSVALDO</text:p>
          </table:table-cell>
          <table:table-cell office:value-type="string">
            <text:p>A-0073-00007907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TTEUCCI CRISTIAN ELVIO</text:p>
          </table:table-cell>
          <table:table-cell office:value-type="string">
            <text:p>A-0073-0000775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RTERO RAUL</text:p>
          </table:table-cell>
          <table:table-cell office:value-type="string">
            <text:p>A-0073-00008279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FREEZE BOX S.R.L.</text:p>
          </table:table-cell>
          <table:table-cell office:value-type="string">
            <text:p>A-0073-00008277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40">
            <text:p>40</text:p>
          </table:table-cell>
          <table:table-cell office:value-type="string">
            <text:p>PROCHETTO CARLOS ALBERTO</text:p>
          </table:table-cell>
          <table:table-cell office:value-type="string">
            <text:p>A-0073-0000833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TINEZ BALTAZAR</text:p>
          </table:table-cell>
          <table:table-cell office:value-type="string">
            <text:p>A-0073-00008281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ERCADO MARIA CRISTINA</text:p>
          </table:table-cell>
          <table:table-cell office:value-type="string">
            <text:p>A-0073-00008282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413 CDI/C 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¬•EZ GERMAN E.P. Y MANOTAS NELIDA M.</text:p>
          </table:table-cell>
          <table:table-cell office:value-type="string">
            <text:p>A-0073-00008283</text:p>
          </table:table-cell>
        </table:table-row>
        <table:table-row table:style-name="ro4"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SAS LIONEL CLAUDIO</text:p>
          </table:table-cell>
          <table:table-cell office:value-type="string">
            <text:p>A-0073-000082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ML-350</text:p>
          </table:table-cell>
          <table:table-cell table:number-columns-repeated="2" office:value-type="string">
            <text:p>TODO TERRENO</text:p>
          </table:table-cell>
          <table:table-cell office:value-type="string">
            <text:p>M. BENZ</text:p>
          </table:table-cell>
          <table:table-cell office:value-type="float" office:value="36">
            <text:p>36</text:p>
          </table:table-cell>
          <table:table-cell office:value-type="string">
            <text:p>PIGNATA EDUARDO</text:p>
          </table:table-cell>
          <table:table-cell office:value-type="string">
            <text:p>A-0073-0000859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NTA LUCIA SEPELIOS SH</text:p>
          </table:table-cell>
          <table:table-cell office:value-type="string">
            <text:p>A-0073-0000863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IATTI FANNY PALMIRA S DE Y PIATTI SONIA</text:p>
          </table:table-cell>
          <table:table-cell office:value-type="string">
            <text:p>A-0073-0000863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OSSA LUIS ALDO</text:p>
          </table:table-cell>
          <table:table-cell office:value-type="string">
            <text:p>A-0073-0000869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ISTEMAS INDUSTRIALES</text:p>
          </table:table-cell>
          <table:table-cell office:value-type="string">
            <text:p>A-0073-000087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AVANTHAY DANIEL Y VICTOR SH</text:p>
          </table:table-cell>
          <table:table-cell office:value-type="string">
            <text:p>A-0073-0000869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OSTAMAGNA MARCELO</text:p>
          </table:table-cell>
          <table:table-cell office:value-type="string">
            <text:p>A-0073-0000886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EREZ LIDIA ESTHER P. DE</text:p>
          </table:table-cell>
          <table:table-cell office:value-type="string">
            <text:p>A-0073-0000886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OTTURA JOSE LUIS</text:p>
          </table:table-cell>
          <table:table-cell office:value-type="string">
            <text:p>A-0073-0000886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13">
            <text:p>13</text:p>
          </table:table-cell>
          <table:table-cell office:value-type="string">
            <text:p>MACHADO JORGE</text:p>
          </table:table-cell>
          <table:table-cell office:value-type="string">
            <text:p>A-0073-0000879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ASTORE DIEGO</text:p>
          </table:table-cell>
          <table:table-cell office:value-type="string">
            <text:p>A-0073-0000894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RAVIN VICTOR</text:p>
          </table:table-cell>
          <table:table-cell office:value-type="string">
            <text:p>A-0073-0000893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413 CDI/CH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IANCOTTI RUBEN</text:p>
          </table:table-cell>
          <table:table-cell office:value-type="string">
            <text:p>A-0073-000092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IGGERI SERGIO</text:p>
          </table:table-cell>
          <table:table-cell office:value-type="string">
            <text:p>A-0073-0000927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RAFAELA TRANSPORTE S.R.L.</text:p>
          </table:table-cell>
          <table:table-cell office:value-type="string">
            <text:p>A-0073-0000928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 NE S.R.L.</text:p>
          </table:table-cell>
          <table:table-cell office:value-type="string">
            <text:p>A-0073-0000969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710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0969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RAVERO JORGE Y SUC.GROSSO JOSE</text:p>
          </table:table-cell>
          <table:table-cell office:value-type="string">
            <text:p>A-0073-0000970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DURANY MARTA</text:p>
          </table:table-cell>
          <table:table-cell office:value-type="string">
            <text:p>A-0073-000097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TRANSPORTE SAN PABLO S.A.</text:p>
          </table:table-cell>
          <table:table-cell office:value-type="string">
            <text:p>A-0073-0000970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NTA TERESITA S.R.L.</text:p>
          </table:table-cell>
          <table:table-cell office:value-type="string">
            <text:p>A-0073-0000983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B 200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73-0000977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CLASE B 200 CDI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PETRELLI JORGE</text:p>
          </table:table-cell>
          <table:table-cell office:value-type="string">
            <text:p>A-0073-0000978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CLASE B TURBO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BRIATORE CLELIA SUSANA</text:p>
          </table:table-cell>
          <table:table-cell office:value-type="string">
            <text:p>A-0073-0000977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PROLA JUAN CARLOS Y CIA.S.R.L.</text:p>
          </table:table-cell>
          <table:table-cell office:value-type="string">
            <text:p>A-0073-000097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ETMA ESTABL. TEC. MET.</text:p>
          </table:table-cell>
          <table:table-cell office:value-type="string">
            <text:p>A-0073-0000996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ACCELO 915C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ATTANEO ANGEL JOSE</text:p>
          </table:table-cell>
          <table:table-cell office:value-type="string">
            <text:p>A-0073-0000983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WILSON CARLOS JORGE</text:p>
          </table:table-cell>
          <table:table-cell office:value-type="string">
            <text:p>A-0073-0001023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CUATRO ESQUINAS S.R.L.</text:p>
          </table:table-cell>
          <table:table-cell office:value-type="string">
            <text:p>A-0073-0001022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ACCELO 915C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INARDI ROBER DARIO</text:p>
          </table:table-cell>
          <table:table-cell office:value-type="string">
            <text:p>A-0073-0001023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413 CDI/CH4025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CHIARO ROBERTO OSVALDO</text:p>
          </table:table-cell>
          <table:table-cell office:value-type="string">
            <text:p>A-0073-0001062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LABRORATORIOS DIESEL RAFAELA</text:p>
          </table:table-cell>
          <table:table-cell office:value-type="string">
            <text:p>A-0073-0001062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MARCHISONI FRANCISCA M.</text:p>
          </table:table-cell>
          <table:table-cell office:value-type="string">
            <text:p>A-0073-0001062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3 CDI/C3550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ESKEL S.A.</text:p>
          </table:table-cell>
          <table:table-cell office:value-type="string">
            <text:p>A-0073-000109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710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BECCARIA MARCELO Y BECCARIA CRISTIAN SH</text:p>
          </table:table-cell>
          <table:table-cell office:value-type="string">
            <text:p>A-0073-0001077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B 170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73-0001093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B 170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string">
            <text:p>A-0073-000109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022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710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023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710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023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73-0001088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710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077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023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710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21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45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20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12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0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05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05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12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ACCELO 915C</text:p>
          </table:table-cell>
          <table:table-cell office:value-type="string">
            <text:p>LIVIANO 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20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40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4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40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40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1CDI/F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191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string">
            <text:p>A-0073-0001111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string">
            <text:p>A-0073-0001111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73-0001111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B 170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73-00012225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1 CDI/CH3550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223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215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227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3 CDI/F 355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230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2818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281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34/51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282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2820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324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325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378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C 220 CDI SEDAN 4 P.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73-0001378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73-0001295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73-0001295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RAM 2500 SLT QC 4X4 TD LARAMIE</text:p>
          </table:table-cell>
          <table:table-cell office:value-type="string">
            <text:p>PICK-UP</text:p>
          </table:table-cell>
          <table:table-cell office:value-type="string">
            <text:p>UTILITARIO</text:p>
          </table:table-cell>
          <table:table-cell office:value-type="string">
            <text:p>DODGE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73-0001295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JEEP GRAND CHEROKEE DIESEL</text:p>
          </table:table-cell>
          <table:table-cell table:number-columns-repeated="2" office:value-type="string">
            <text:p>TODO TERRENO</text:p>
          </table:table-cell>
          <table:table-cell office:value-type="string">
            <text:p>JEEP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A-0073-0001396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11 CDI/CH3550</text:p>
          </table:table-cell>
          <table:table-cell office:value-type="string">
            <text:p>CHASIS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487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308 CDI/F 3000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4869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73-00015354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A-0073-0001535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C 230 V6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M. BENZ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A-0073-0001486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A-0073-00014642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INGARAMO SERGIO ANDRES</text:p>
          </table:table-cell>
          <table:table-cell office:value-type="string">
            <text:p>A-0073-00014637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 1620/51</text:p>
          </table:table-cell>
          <table:table-cell office:value-type="string">
            <text:p>SEMI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JUAN CONDRAC S.A.</text:p>
          </table:table-cell>
          <table:table-cell office:value-type="string">
            <text:p>A-0073-00014636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SPRINTER 413 CDI/F 4025</text:p>
          </table:table-cell>
          <table:table-cell office:value-type="string">
            <text:p>FURGON</text:p>
          </table:table-cell>
          <table:table-cell office:value-type="string">
            <text:p>UTILITARIO</text:p>
          </table:table-cell>
          <table:table-cell office:value-type="string">
            <text:p>M. BENZ</text:p>
          </table:table-cell>
          <table:table-cell office:value-type="float" office:value="10">
            <text:p>10</text:p>
          </table:table-cell>
          <table:table-cell office:value-type="string">
            <text:p>SAPINO WILDER JOSE</text:p>
          </table:table-cell>
          <table:table-cell office:value-type="string">
            <text:p>A-0073-00014873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PT CRUISER CLASSIC MTX</text:p>
          </table:table-cell>
          <table:table-cell office:value-type="string">
            <text:p>SEDAN</text:p>
          </table:table-cell>
          <table:table-cell office:value-type="string">
            <text:p>AUTOMOVIL</text:p>
          </table:table-cell>
          <table:table-cell office:value-type="string">
            <text:p>CHR</text:p>
          </table:table-cell>
          <table:table-cell office:value-type="float" office:value="28">
            <text:p>28</text:p>
          </table:table-cell>
          <table:table-cell office:value-type="string">
            <text:p>BIOLATTO ZULEMA MARIA DEL VALLE</text:p>
          </table:table-cell>
          <table:table-cell office:value-type="string">
            <text:p>A-0073-00015511</text:p>
          </table:table-cell>
        </table:table-row>
        <table:table-row table:style-name="ro4"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006">
            <text:p>2006</text:p>
          </table:table-cell>
          <table:table-cell office:value-type="string">
            <text:p>LS 1634/45</text:p>
          </table:table-cell>
          <table:table-cell office:value-type="string">
            <text:p>EXTRA-PESADO</text:p>
          </table:table-cell>
          <table:table-cell office:value-type="string">
            <text:p>CAMION</text:p>
          </table:table-cell>
          <table:table-cell office:value-type="string">
            <text:p>M. BENZ</text:p>
          </table:table-cell>
          <table:table-cell office:value-type="float" office:value="36">
            <text:p>36</text:p>
          </table:table-cell>
          <table:table-cell office:value-type="string">
            <text:p>BARBERO ROSANA BEATRIZ</text:p>
          </table:table-cell>
          <table:table-cell office:value-type="string">
            <text:p>A-0073-00016296</text:p>
          </table:table-cell>
        </table:table-row>
        <table:table-row table:style-name="ro4" table:number-rows-repeated="18">
          <table:table-cell table:number-columns-repeated="3"/>
          <table:table-cell table:style-name="ce32" table:number-columns-repeated="4"/>
          <table:table-cell table:number-columns-repeated="3"/>
        </table:table-row>
        <table:table-row table:style-name="ro3" table:number-rows-repeated="64323">
          <table:table-cell table:number-columns-repeated="10"/>
        </table:table-row>
        <table:table-row table:style-name="ro3">
          <table:table-cell table:number-columns-repeated="10"/>
        </table:table-row>
      </table:table>
      <table:data-pilot-tables>
        <table:data-pilot-table table:name="DataPilot1" table:application-data="" table:target-range-address="Datos.A1:Datos.I12" table:buttons="">
          <table:source-cell-range table:cell-range-address="Datos.A1:Datos.G1212"/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page" table:selected-page="CAMIO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ubgrupo" table:orientation="page" table:selected-page="EXTRA-PESADO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Descripcio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camiones 2004 y 2005 por mes'.E1:'camiones 2004 y 2005 por mes'.R13" table:buttons="'camiones 2004 y 2005 por mes'.E1 'camiones 2004 y 2005 por mes'.E2 'camiones 2004 y 2005 por mes'.E3 'camiones 2004 y 2005 por mes'.E7 'camiones 2004 y 2005 por mes'.F5 'camiones 2004 y 2005 por mes'.G5">
          <table:source-cell-range table:cell-range-address="Datos.A1:Datos.G1212"/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page" table:selected-page="CAMIO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column" table:used-hierarchy="0" table:function="auto">
            <table:data-pilot-level table:show-empty="false">
              <table:data-pilot-members>
                <table:data-pilot-member table:name="1999" table:display="false" table:show-details="true"/>
                <table:data-pilot-member table:name="2000" table:display="false" table:show-details="true"/>
                <table:data-pilot-member table:name="2001" table:display="false" table:show-details="true"/>
                <table:data-pilot-member table:name="2002" table:display="false" table:show-details="true"/>
                <table:data-pilot-member table:name="2003" table:display="false" table:show-details="true"/>
                <table:data-pilot-member table:name="2004" table:display="false" table:show-details="true"/>
                <table:data-pilot-member table:name="2006" table:display="false" table:show-details="true"/>
              </table:data-pilot-members>
              <table:data-pilot-display-info table:enabled="false" table:display-member-mode="from-top" table:member-count="10" table:data-field="Cantidad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e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ubgrup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camiones 2004 y 2005 por mes'.E18:'camiones 2004 y 2005 por mes'.R30" table:buttons="'camiones 2004 y 2005 por mes'.E18 'camiones 2004 y 2005 por mes'.E19 'camiones 2004 y 2005 por mes'.E20 'camiones 2004 y 2005 por mes'.E24 'camiones 2004 y 2005 por mes'.F22 'camiones 2004 y 2005 por mes'.G22">
          <table:source-cell-range table:cell-range-address="Datos.A1:Datos.G1212"/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page" table:selected-page="CAMIO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column" table:used-hierarchy="0" table:function="auto">
            <table:data-pilot-level table:show-empty="false">
              <table:data-pilot-members>
                <table:data-pilot-member table:name="1999" table:display="false" table:show-details="true"/>
                <table:data-pilot-member table:name="2000" table:display="false" table:show-details="true"/>
                <table:data-pilot-member table:name="2001" table:display="false" table:show-details="true"/>
                <table:data-pilot-member table:name="2002" table:display="false" table:show-details="true"/>
                <table:data-pilot-member table:name="2003" table:display="false" table:show-details="true"/>
                <table:data-pilot-member table:name="2005" table:display="false" table:show-details="true"/>
                <table:data-pilot-member table:name="2006" table:display="false" table:show-details="true"/>
              </table:data-pilot-members>
              <table:data-pilot-display-info table:enabled="false" table:display-member-mode="from-top" table:member-count="10" table:data-field="Cantidad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e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ubgrup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Ventas por año'.E1:'Ventas por año'.N10" table:buttons="'Ventas por año'.E1 'Ventas por año'.E2 'Ventas por año'.E5 'Ventas por año'.F4">
          <table:source-cell-range table:cell-range-address="Datos.A1:Datos.G1212"/>
          <table:data-pilot-field table:source-field-name="Descripcion" table:orientation="hidden" table:used-hierarchy="-1" table:function="auto">
            <table:data-pilot-level table:show-empty="true"/>
          </table:data-pilot-field>
          <table:data-pilot-field table:source-field-name="Subgrupo" table:orientation="hidden" table:used-hierarchy="-1" table:function="auto">
            <table:data-pilot-level table:show-empty="true">
              <table:data-pilot-members>
                <table:data-pilot-member table:name="COUPE" table:display="true" table:show-details="false"/>
                <table:data-pilot-member table:name="SEDAN" table:display="true" table:show-details="true"/>
                <table:data-pilot-member table:name="VAN" table:display="true" table:show-details="false"/>
              </table:data-pilot-members>
            </table:data-pilot-level>
          </table:data-pilot-field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row" table:used-hierarchy="0" table:function="auto">
            <table:data-pilot-level table:show-empty="false">
              <table:data-pilot-members>
                <table:data-pilot-member table:name="CAMION" table:display="true" table:show-details="false"/>
                <table:data-pilot-member table:name="TODO TERRENO" table:display="true" table:show-details="false"/>
                <table:data-pilot-member table:name="UTILITARIO" table:display="true" table:show-details="false"/>
                <table:data-pilot-member table:name="AUTOMOVIL" table:display="true" table:show-details="true"/>
                <table:data-pilot-member table:name="Total" table:display="true" table:show-details="fals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5" table:application-data="" table:target-range-address="tendencias.E1:tendencias.R16" table:buttons="tendencias.E1 tendencias.E2 tendencias.E3 tendencias.E4 tendencias.E7 tendencias.F6">
          <table:source-cell-range table:cell-range-address="Datos.A1:Datos.G1212"/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page" table:selected-page="UTILITARIO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ubgrupo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Me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extrapesado por año'.E1:'extrapesado por año'.N12" table:buttons="'extrapesado por año'.E1 'extrapesado por año'.E2 'extrapesado por año'.E3 'extrapesado por año'.E4 'extrapesado por año'.E7 'extrapesado por año'.F6">
          <table:source-cell-range table:cell-range-address="Datos.A1:Datos.J1194"/>
          <table:data-pilot-field table:source-field-name="Descripcio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page" table:selected-page="CAMIO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ubgrupo" table:orientation="page" table:selected-page="EXTRA-PESADO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s" fo:country="A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o_20_de_20_Datos_20_Campo" style:display-name="Piloto de Datos Campo" style:family="table-cell" style:parent-style-name="Default"/>
    <style:style style:name="Piloto_20_de_20_Datos_20_Ángulo" style:display-name="Piloto de Datos Ángulo" style:family="table-cell" style:parent-style-name="Default"/>
    <style:style style:name="Piloto_20_de_20_Datos_20_Valor" style:display-name="Piloto de Datos Valor" style:family="table-cell" style:parent-style-name="Default"/>
    <style:style style:name="Categoría_20_del_20_Piloto_20_de_20_Datos" style:display-name="Categoría del Piloto de Datos" style:family="table-cell" style:parent-style-name="Default">
      <style:table-cell-properties style:text-align-source="fix" style:repeat-content="false"/>
      <style:paragraph-properties fo:text-align="start"/>
    </style:style>
    <style:style style:name="Piloto_20_de_20_Datos_20_Título" style:display-name="Piloto de Datos Título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o_20_de_20_Datos_20_Resultado" style:display-name="Piloto de Datos Resultado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4">24/08/2007</text:date>, <text:time>10:05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16T09:53:36</meta:creation-date>
    <dc:date>2007-08-24T10:05:08</dc:date>
    <dc:language>es-AR</dc:language>
    <meta:editing-cycles>4</meta:editing-cycles>
    <meta:editing-duration>PT1H48M44S</meta:editing-duration>
    <meta:user-defined meta:name="Info 1"/>
    <meta:user-defined meta:name="Info 2"/>
    <meta:user-defined meta:name="Info 3"/>
    <meta:user-defined meta:name="Info 4"/>
    <meta:document-statistic meta:table-count="5" meta:cell-count="1233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8.1000003814697pt" style:font-family-asian="'DejaVu Sans'" style:font-family-generic-asian="system" style:font-pitch-asian="variable" style:font-size-asian="18.1000003814697pt" style:font-family-complex="'DejaVu Sans'" style:font-family-generic-complex="system" style:font-pitch-complex="variable" style:font-size-complex="18.1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8.30000019073486pt" style:font-family-asian="'DejaVu Sans'" style:font-family-generic-asian="system" style:font-pitch-asian="variable" style:font-size-asian="8.30000019073486pt" style:font-family-complex="'DejaVu Sans'" style:font-family-generic-complex="system" style:font-pitch-complex="variable" style:font-size-complex="8.3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9.69999980926514pt" style:font-family-asian="'DejaVu Sans'" style:font-family-generic-asian="system" style:font-pitch-asian="variable" style:font-size-asian="9.69999980926514pt" style:font-family-complex="'DejaVu Sans'" style:font-family-generic-complex="system" style:font-pitch-complex="variable" style:font-size-complex="9.6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2.5pt" style:font-family-asian="'DejaVu Sans'" style:font-family-generic-asian="system" style:font-pitch-asian="variable" style:font-size-asian="12.5pt" style:font-family-complex="'DejaVu Sans'" style:font-family-generic-complex="system" style:font-pitch-complex="variable" style:font-size-complex="12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9.69999980926514pt" style:font-family-asian="'DejaVu Sans'" style:font-family-generic-asian="system" style:font-pitch-asian="variable" style:font-size-asian="9.69999980926514pt" style:font-family-complex="'DejaVu Sans'" style:font-family-generic-complex="system" style:font-pitch-complex="variable" style:font-size-complex="9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8.30000019073486pt" style:font-family-asian="'DejaVu Sans'" style:font-family-generic-asian="system" style:font-pitch-asian="variable" style:font-size-asian="8.30000019073486pt" style:font-family-complex="'DejaVu Sans'" style:font-family-generic-complex="system" style:font-pitch-complex="variable" style:font-size-complex="8.3000001907348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8.30000019073486pt" style:font-family-asian="'DejaVu Sans'" style:font-family-generic-asian="system" style:font-pitch-asian="variable" style:font-size-asian="8.30000019073486pt" style:font-family-complex="'DejaVu Sans'" style:font-family-generic-complex="system" style:font-pitch-complex="variable" style:font-size-complex="8.3000001907348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8.30000019073486pt" style:font-family-asian="'DejaVu Sans'" style:font-family-generic-asian="system" style:font-pitch-asian="variable" style:font-size-asian="8.30000019073486pt" style:font-family-complex="'DejaVu Sans'" style:font-family-generic-complex="system" style:font-pitch-complex="variable" style:font-size-complex="8.30000019073486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8.30000019073486pt" style:font-family-asian="'DejaVu Sans'" style:font-family-generic-asian="system" style:font-pitch-asian="variable" style:font-size-asian="8.30000019073486pt" style:font-family-complex="'DejaVu Sans'" style:font-family-generic-complex="system" style:font-pitch-complex="variable" style:font-size-complex="8.30000019073486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3.607cm" svg:height="9.728cm" chart:class="chart:bar" chart:style-name="ch1">
        <chart:title svg:x="-0.501cm" svg:y="0.193cm" chart:style-name="ch2">
          <text:p>M.Benz -&gt; Camiones -&gt; Extra Pesado por año</text:p>
        </chart:title>
        <chart:legend chart:legend-position="end" svg:x="11.099cm" svg:y="3.944cm" chart:style-name="ch3"/>
        <chart:plot-area chart:style-name="ch4" table:cell-range-address="'extrapesado por año'.$E$7:.$M$11" chart:data-source-has-labels="both" chart:table-number-list="0" svg:x="0.272cm" svg:y="1.327cm" svg:width="10.284cm" svg:height="8.207cm">
          <chart:axis chart:dimension="x" chart:name="primary-x" chart:style-name="ch5">
            <chart:title svg:x="5.566cm" svg:y="9.016cm" chart:style-name="ch6">
              <text:p>Años</text:p>
            </chart:title>
            <chart:categories table:cell-range-address="local-table.A2:.A9"/>
          </chart:axis>
          <chart:axis chart:dimension="y" chart:name="primary-y" chart:style-name="ch7">
            <chart:title svg:x="0.272cm" svg:y="6.849cm" chart:style-name="ch6">
              <text:p>Unidades vendidas</text:p>
            </chart:title>
            <chart:grid chart:class="major"/>
          </chart:axis>
          <chart:series chart:style-name="ch8">
            <chart:data-point chart:repeated="8"/>
          </chart:series>
          <chart:series chart:style-name="ch9">
            <chart:data-point chart:repeated="8"/>
          </chart:series>
          <chart:series chart:style-name="ch10">
            <chart:data-point chart:repeated="8"/>
          </chart:series>
          <chart:series chart:style-name="ch11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9</text:p>
              </table:table-cell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</table:table-row>
          </table:table-header-rows>
          <table:table-rows>
            <table:table-row>
              <table:table-cell office:value-type="string">
                <text:p>L 1634/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S 1632/45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S 1633/4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S 1634/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2.8999996185303pt" style:font-family-asian="'DejaVu Sans'" style:font-family-generic-asian="system" style:font-pitch-asian="variable" style:font-size-asian="22.8999996185303pt" style:font-family-complex="'DejaVu Sans'" style:font-family-generic-complex="system" style:font-pitch-complex="variable" style:font-size-complex="22.8999996185303pt"/>
    </style:style>
    <style:style style:name="ch3" style:family="chart">
      <style:graphic-properties draw:fill="none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.3999996185303pt" style:font-family-asian="'DejaVu Sans'" style:font-family-generic-asian="system" style:font-pitch-asian="variable" style:font-size-asian="12.3999996185303pt" style:font-family-complex="'DejaVu Sans'" style:font-family-generic-complex="system" style:font-pitch-complex="variable" style:font-size-complex="12.3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2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.3999996185303pt" style:font-family-asian="'DejaVu Sans'" style:font-family-generic-asian="system" style:font-pitch-asian="variable" style:font-size-asian="12.3999996185303pt" style:font-family-complex="'DejaVu Sans'" style:font-family-generic-complex="system" style:font-pitch-complex="variable" style:font-size-complex="12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280099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9.498cm" svg:height="12.387cm" chart:class="chart:bar" chart:style-name="ch1">
        <chart:title svg:x="6.188cm" svg:y="0.246cm" chart:style-name="ch2">
          <text:p>Ventas M. Benz / Camion por mes en 2005</text:p>
        </chart:title>
        <chart:legend chart:legend-position="end" svg:x="25.259cm" svg:y="4.741cm" chart:style-name="ch3"/>
        <chart:plot-area chart:style-name="ch4" table:cell-range-address="'camiones 2004 y 2005 por mes'.$E$7:.$Q$12" chart:data-source-has-labels="both" chart:table-number-list="1" svg:x="0.588cm" svg:y="1.669cm" svg:width="23.496cm" svg:height="10.472cm">
          <chart:axis chart:dimension="x" chart:name="primary-x" chart:style-name="ch5">
            <chart:title svg:x="12.611cm" svg:y="11.46cm" chart:style-name="ch6">
              <text:p>Mes</text:p>
            </chart:title>
            <chart:categories table:cell-range-address="local-table.A2:.A13"/>
          </chart:axis>
          <chart:axis chart:dimension="y" chart:name="primary-y" chart:style-name="ch7">
            <chart:title svg:x="0.588cm" svg:y="9.182cm" chart:style-name="ch6">
              <text:p>Cantidad de Unidades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series chart:style-name="ch12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EXTRA-PESADO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VIANO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IVIANO 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ESAD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EMIPESADO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9.5pt" style:font-family-asian="'DejaVu Sans'" style:font-family-generic-asian="system" style:font-pitch-asian="variable" style:font-size-asian="19.5pt" style:font-family-complex="'DejaVu Sans'" style:font-family-generic-complex="system" style:font-pitch-complex="variable" style:font-size-complex="19.5pt"/>
    </style:style>
    <style:style style:name="ch3" style:family="chart">
      <style:graphic-properties draw:fill="none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3.5pt" style:font-family-asian="'DejaVu Sans'" style:font-family-generic-asian="system" style:font-pitch-asian="variable" style:font-size-asian="13.5pt" style:font-family-complex="'DejaVu Sans'" style:font-family-generic-complex="system" style:font-pitch-complex="variable" style:font-size-complex="13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280099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9.252cm" svg:height="10.526cm" chart:class="chart:bar" chart:style-name="ch1">
        <chart:title svg:x="7.983cm" svg:y="0.21cm" chart:style-name="ch2">
          <text:p>Ventas M. Benz / Camiones en el 2004</text:p>
        </chart:title>
        <chart:legend chart:legend-position="end" svg:x="25.621cm" svg:y="4.038cm" chart:style-name="ch3"/>
        <chart:plot-area chart:style-name="ch4" table:cell-range-address="'camiones 2004 y 2005 por mes'.$E$24:.$Q$29" chart:data-source-has-labels="both" chart:table-number-list="1" svg:x="0.584cm" svg:y="1.426cm" svg:width="23.87cm" svg:height="8.89cm">
          <chart:axis chart:dimension="x" chart:name="primary-x" chart:style-name="ch5">
            <chart:title svg:x="12.769cm" svg:y="9.753cm" chart:style-name="ch6">
              <text:p>Mes</text:p>
            </chart:title>
            <chart:categories table:cell-range-address="local-table.A2:.A13"/>
          </chart:axis>
          <chart:axis chart:dimension="y" chart:name="primary-y" chart:style-name="ch7">
            <chart:title svg:x="0.584cm" svg:y="7.412cm" chart:style-name="ch6">
              <text:p>Cantidad Unidades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series chart:style-name="ch12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EXTRA-PESADO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VIANO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DIAN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ESAD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EMIPESADO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8.5pt" style:font-family-asian="'DejaVu Sans'" style:font-family-generic-asian="system" style:font-pitch-asian="variable" style:font-size-asian="18.5pt" style:font-family-complex="'DejaVu Sans'" style:font-family-generic-complex="system" style:font-pitch-complex="variable" style:font-size-complex="18.5pt"/>
    </style:style>
    <style:style style:name="ch3" style:family="chart">
      <style:graphic-properties draw:fill="none"/>
      <style:text-properties fo:font-family="'DejaVu Sans'" style:font-family-generic="swiss" style:font-pitch="variable" fo:font-size="8.5pt" style:font-family-asian="'DejaVu Sans'" style:font-family-generic-asian="system" style:font-pitch-asian="variable" style:font-size-asian="8.5pt" style:font-family-complex="'DejaVu Sans'" style:font-family-generic-complex="system" style:font-pitch-complex="variable" style:font-size-complex="8.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9.89999961853027pt" style:font-family-asian="'DejaVu Sans'" style:font-family-generic-asian="system" style:font-pitch-asian="variable" style:font-size-asian="9.89999961853027pt" style:font-family-complex="'DejaVu Sans'" style:font-family-generic-complex="system" style:font-pitch-complex="variable" style:font-size-complex="9.89999961853027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2.8000001907349pt" style:font-family-asian="'DejaVu Sans'" style:font-family-generic-asian="system" style:font-pitch-asian="variable" style:font-size-asian="12.8000001907349pt" style:font-family-complex="'DejaVu Sans'" style:font-family-generic-complex="system" style:font-pitch-complex="variable" style:font-size-complex="12.8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9.89999961853027pt" style:font-family-asian="'DejaVu Sans'" style:font-family-generic-asian="system" style:font-pitch-asian="variable" style:font-size-asian="9.89999961853027pt" style:font-family-complex="'DejaVu Sans'" style:font-family-generic-complex="system" style:font-pitch-complex="variable" style:font-size-complex="9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8.5pt" style:font-family-asian="'DejaVu Sans'" style:font-family-generic-asian="system" style:font-pitch-asian="variable" style:font-size-asian="8.5pt" style:font-family-complex="'DejaVu Sans'" style:font-family-generic-complex="system" style:font-pitch-complex="variable" style:font-size-complex="8.5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8.5pt" style:font-family-asian="'DejaVu Sans'" style:font-family-generic-asian="system" style:font-pitch-asian="variable" style:font-size-asian="8.5pt" style:font-family-complex="'DejaVu Sans'" style:font-family-generic-complex="system" style:font-pitch-complex="variable" style:font-size-complex="8.5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8.5pt" style:font-family-asian="'DejaVu Sans'" style:font-family-generic-asian="system" style:font-pitch-asian="variable" style:font-size-asian="8.5pt" style:font-family-complex="'DejaVu Sans'" style:font-family-generic-complex="system" style:font-pitch-complex="variable" style:font-size-complex="8.5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8.5pt" style:font-family-asian="'DejaVu Sans'" style:font-family-generic-asian="system" style:font-pitch-asian="variable" style:font-size-asian="8.5pt" style:font-family-complex="'DejaVu Sans'" style:font-family-generic-complex="system" style:font-pitch-complex="variable" style:font-size-complex="8.5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23.605cm" svg:height="9.941cm" chart:class="chart:bar" chart:style-name="ch1">
        <chart:title svg:x="7.622cm" svg:y="0.198cm" chart:style-name="ch2">
          <text:p>Ventas por grupo por año</text:p>
        </chart:title>
        <chart:legend chart:legend-position="end" svg:x="20.147cm" svg:y="4.045cm" chart:style-name="ch3"/>
        <chart:plot-area chart:style-name="ch4" table:cell-range-address="'Ventas por año'.$E$5:.$M$9" chart:data-source-has-labels="both" chart:table-number-list="3" svg:x="0.472cm" svg:y="1.348cm" svg:width="18.732cm" svg:height="8.395cm">
          <chart:axis chart:dimension="x" chart:name="primary-x" chart:style-name="ch5">
            <chart:title svg:x="10.239cm" svg:y="9.216cm" chart:style-name="ch6">
              <text:p>Año</text:p>
            </chart:title>
            <chart:categories table:cell-range-address="local-table.A2:.A9"/>
          </chart:axis>
          <chart:axis chart:dimension="y" chart:name="primary-y" chart:style-name="ch7">
            <chart:title svg:x="0.472cm" svg:y="7.332cm" chart:style-name="ch6">
              <text:p>Cantidad de unidades</text:p>
            </chart:title>
            <chart:grid chart:class="major"/>
          </chart:axis>
          <chart:series chart:style-name="ch8">
            <chart:data-point chart:repeated="8"/>
          </chart:series>
          <chart:series chart:style-name="ch9">
            <chart:data-point chart:repeated="8"/>
          </chart:series>
          <chart:series chart:style-name="ch10">
            <chart:data-point chart:repeated="8"/>
          </chart:series>
          <chart:series chart:style-name="ch11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9</text:p>
              </table:table-cell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</table:table-row>
          </table:table-header-rows>
          <table:table-rows>
            <table:table-row>
              <table:table-cell office:value-type="string">
                <text:p>AUTOMOVIL</text:p>
              </table:table-cell>
              <table:table-cell office:value-type="float" office:value="21">
                <text:p>21</text:p>
              </table:table-cell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AMION</text:p>
              </table:table-cell>
              <table:table-cell office:value-type="float" office:value="31">
                <text:p>31</text:p>
              </table:table-cell>
              <table:table-cell office:value-type="float" office:value="89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TODO TERRENO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TILITARIO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8.8999996185303pt" style:font-family-asian="'DejaVu Sans'" style:font-family-generic-asian="system" style:font-pitch-asian="variable" style:font-size-asian="18.8999996185303pt" style:font-family-complex="'DejaVu Sans'" style:font-family-generic-complex="system" style:font-pitch-complex="variable" style:font-size-complex="18.8999996185303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3.1000003814697pt" style:font-family-asian="'DejaVu Sans'" style:font-family-generic-asian="system" style:font-pitch-asian="variable" style:font-size-asian="13.1000003814697pt" style:font-family-complex="'DejaVu Sans'" style:font-family-generic-complex="system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66666" draw:fill-color="#666666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b4794" draw:fill-color="#6b4794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280099" draw:fill-color="#280099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7da647" draw:fill-color="#7da647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e6e64c" draw:fill-color="#e6e64c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9966" draw:fill-color="#ff9966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6" style:family="chart">
      <style:graphic-properties draw:stroke="none" draw:fill="solid" draw:fill-color="#d9d9d9"/>
    </style:style>
    <style:style style:name="ch17" style:family="chart">
      <style:graphic-properties draw:stroke="none" draw:fill-color="#999999"/>
    </style:style>
  </office:automatic-styles>
  <office:body>
    <office:chart>
      <chart:chart svg:width="30.078cm" svg:height="10.207cm" chart:class="chart:line" chart:style-name="ch1">
        <chart:title svg:x="11.942cm" svg:y="0.204cm" chart:style-name="ch2">
          <text:p>Ventas mes a mes</text:p>
        </chart:title>
        <chart:legend chart:legend-position="end" svg:x="28.085cm" svg:y="3.256cm" chart:style-name="ch3"/>
        <chart:plot-area chart:style-name="ch4" table:cell-range-address="tendencias.$E$7:.$Q$15" chart:data-source-has-labels="both" chart:table-number-list="2" svg:x="0.6cm" svg:y="1.391cm" svg:width="26.286cm" svg:height="8.612cm">
          <chart:axis chart:dimension="x" chart:name="primary-x" chart:style-name="ch5">
            <chart:title svg:x="13.993cm" svg:y="9.45cm" chart:style-name="ch6">
              <text:p>Mes</text:p>
            </chart:title>
            <chart:categories table:cell-range-address="local-table.A2:.A13"/>
          </chart:axis>
          <chart:axis chart:dimension="y" chart:name="primary-y" chart:style-name="ch7">
            <chart:title svg:x="0.6cm" svg:y="7.207cm" chart:style-name="ch6">
              <text:p>Unidades vendidas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series chart:style-name="ch12">
            <chart:data-point chart:repeated="12"/>
          </chart:series>
          <chart:series chart:style-name="ch13">
            <chart:data-point chart:repeated="12"/>
          </chart:series>
          <chart:series chart:style-name="ch14">
            <chart:data-point chart:repeated="12"/>
          </chart:series>
          <chart:series chart:style-name="ch15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19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6.6000003814697pt" style:font-family-asian="'DejaVu Sans'" style:font-family-generic-asian="system" style:font-pitch-asian="variable" style:font-size-asian="16.6000003814697pt" style:font-family-complex="'DejaVu Sans'" style:font-family-generic-complex="system" style:font-pitch-complex="variable" style:font-size-complex="16.6000003814697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7.59999990463257pt" style:font-family-asian="'DejaVu Sans'" style:font-family-generic-asian="system" style:font-pitch-asian="variable" style:font-size-asian="7.59999990463257pt" style:font-family-complex="'DejaVu Sans'" style:font-family-generic-complex="system" style:font-pitch-complex="variable" style:font-size-complex="7.5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1.5pt" style:font-family-asian="'DejaVu Sans'" style:font-family-generic-asian="system" style:font-pitch-asian="variable" style:font-size-asian="11.5pt" style:font-family-complex="'DejaVu Sans'" style:font-family-generic-complex="system" style:font-pitch-complex="variable" style:font-size-complex="11.5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1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3cm" svg:stroke-color="#ff6f00" draw:marker-start-width="0.65cm" draw:marker-end-width="0.65cm" draw:fill-color="#ff6f00"/>
      <style:text-properties fo:font-family="'DejaVu Sans'" style:font-family-generic="swiss" style:font-pitch="variable" fo:font-size="7.59999990463257pt" style:font-family-asian="'DejaVu Sans'" style:font-family-generic-asian="system" style:font-pitch-asian="variable" style:font-size-asian="7.59999990463257pt" style:font-family-complex="'DejaVu Sans'" style:font-family-generic-complex="system" style:font-pitch-complex="variable" style:font-size-complex="7.59999990463257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9.626cm" svg:height="8.931cm" chart:class="chart:line" chart:style-name="ch1">
        <chart:title svg:x="11.108cm" svg:y="0.178cm" chart:style-name="ch2">
          <text:p>Promedio segun historico</text:p>
        </chart:title>
        <chart:legend chart:legend-position="end" svg:x="27.904cm" svg:y="4.215cm" chart:style-name="ch3"/>
        <chart:plot-area chart:style-name="ch4" table:cell-range-address="tendencias.$F$7:.$Q$7 tendencias.$F$17:.$Q$17" chart:data-source-has-labels="both" chart:table-number-list="2 2" svg:x="0.592cm" svg:y="1.211cm" svg:width="26.129cm" svg:height="7.542cm">
          <chart:axis chart:dimension="x" chart:name="primary-x" chart:style-name="ch5">
            <chart:title svg:x="13.774cm" svg:y="8.268cm" chart:style-name="ch6">
              <text:p>Mes</text:p>
            </chart:title>
            <chart:categories table:cell-range-address="local-table.A2:.A12"/>
          </chart:axis>
          <chart:axis chart:dimension="y" chart:name="primary-y" chart:style-name="ch7">
            <chart:title svg:x="0.592cm" svg:y="7.28cm" chart:style-name="ch6">
              <text:p>Unidades vendidas promedio</text:p>
            </chart:title>
            <chart:grid chart:class="major"/>
          </chart:axis>
          <chart:series chart:style-name="ch8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2,71</text:p>
              </table:table-cell>
              <table:table-cell office:value-type="float" office:value="1.28571428571429">
                <text:p>1.28571428571429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3">
                <text:p>3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7.71428571428571">
                <text:p>7.71428571428571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